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6445in"/>
    </style:style>
    <style:style style:name="co4" style:family="table-column">
      <style:table-column-properties fo:break-before="auto" style:column-width="1.7217in"/>
    </style:style>
    <style:style style:name="co5" style:family="table-column">
      <style:table-column-properties fo:break-before="auto" style:column-width="3.9528in"/>
    </style:style>
    <style:style style:name="co6" style:family="table-column">
      <style:table-column-properties fo:break-before="auto" style:column-width="0.4374in"/>
    </style:style>
    <style:style style:name="co7" style:family="table-column">
      <style:table-column-properties fo:break-before="auto" style:column-width="1.3055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0.622in"/>
    </style:style>
    <style:style style:name="co10" style:family="table-column">
      <style:table-column-properties fo:break-before="auto" style:column-width="0.5354in"/>
    </style:style>
    <style:style style:name="co11" style:family="table-column">
      <style:table-column-properties fo:break-before="auto" style:column-width="0.6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bold" style:font-weight-asian="bold" style:font-weight-complex="bold"/>
    </style:style>
    <style:style style:name="ce3" style:family="table-cell" style:parent-style-name="Default" style:data-style-name="N37"/>
  </office:automatic-styles>
  <office:body>
    <office:spreadsheet>
      <table:table table:name="transaction_history_fmt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3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1022"/>
        </table:table-row>
        <table:table-row table:style-name="ro1">
          <table:table-cell table:style-name="ce1"/>
          <table:table-cell table:style-name="ce2" office:value-type="string" calcext:value-type="string">
            <text:p>Trade Date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Sym/Description</text:p>
          </table:table-cell>
          <table:table-cell table:style-name="ce1"/>
          <table:table-cell table:style-name="ce1" office:value-type="string" calcext:value-type="string">
            <text:p>Signed Qty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Comm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End Result</text:p>
          </table:table-cell>
          <table:table-cell table:style-name="ce1" table:number-columns-repeated="1012"/>
        </table:table-row>
        <table:table-row-group>
          <table:table-row-group>
            <table:table-row table:style-name="ro1">
              <table:table-cell/>
              <table:table-cell office:value-type="string" calcext:value-type="string">
                <text:p>12/08/2014</text:p>
              </table:table-cell>
              <table:table-cell office:value-type="string" calcext:value-type="string">
                <text:p>ABUG795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X</text:p>
              </table:table-cell>
              <table:table-cell office:value-type="string" calcext:value-type="string">
                <text:p>X</text:p>
              </table:table-cell>
              <table:table-cell table:formula="of:=IF([.D3]=&quot;Sell&quot;;-[.H3];IF([.D3]=&quot;Buy&quot;;+[.H3];0))" office:value-type="float" office:value="-70" calcext:value-type="float">
                <text:p>-70</text:p>
              </table:table-cell>
              <table:table-cell office:value-type="float" office:value="70" calcext:value-type="float">
                <text:p>70</text:p>
              </table:table-cell>
              <table:table-cell office:value-type="float" office:value="30.91" calcext:value-type="float">
                <text:p>30.91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161.14" calcext:value-type="float">
                <text:p>2161.1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3/2014</text:p>
              </table:table-cell>
              <table:table-cell office:value-type="string" calcext:value-type="string">
                <text:p>ABUG7745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X</text:p>
              </table:table-cell>
              <table:table-cell office:value-type="string" calcext:value-type="string">
                <text:p>X</text:p>
              </table:table-cell>
              <table:table-cell table:formula="of:=IF([.D4]=&quot;Sell&quot;;-[.H4];IF([.D4]=&quot;Buy&quot;;+[.H4];0))" office:value-type="float" office:value="20" calcext:value-type="float">
                <text:p>20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32.42" calcext:value-type="float">
                <text:p>32.42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650.9" calcext:value-type="float">
                <text:p>-650.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1/2014</text:p>
              </table:table-cell>
              <table:table-cell office:value-type="string" calcext:value-type="string">
                <text:p>ABUG3288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X</text:p>
              </table:table-cell>
              <table:table-cell office:value-type="string" calcext:value-type="string">
                <text:p>X</text:p>
              </table:table-cell>
              <table:table-cell table:formula="of:=IF([.D5]=&quot;Sell&quot;;-[.H5];IF([.D5]=&quot;Buy&quot;;+[.H5];0))" office:value-type="float" office:value="50" calcext:value-type="float">
                <text:p>50</text:p>
              </table:table-cell>
              <table:table-cell office:value-type="float" office:value="50" calcext:value-type="float">
                <text:p>50</text:p>
              </table:table-cell>
              <table:table-cell office:value-type="float" office:value="31.12" calcext:value-type="float">
                <text:p>31.12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558.5" calcext:value-type="float">
                <text:p>-1558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9/2014</text:p>
              </table:table-cell>
              <table:table-cell office:value-type="string" calcext:value-type="string">
                <text:p>ABUE2435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X</text:p>
              </table:table-cell>
              <table:table-cell office:value-type="string" calcext:value-type="string">
                <text:p>X</text:p>
              </table:table-cell>
              <table:table-cell table:formula="of:=IF([.D6]=&quot;Sell&quot;;-[.H6];IF([.D6]=&quot;Buy&quot;;+[.H6];0))" office:value-type="float" office:value="-50" calcext:value-type="float">
                <text:p>-50</text:p>
              </table:table-cell>
              <table:table-cell office:value-type="float" office:value="50" calcext:value-type="float">
                <text:p>50</text:p>
              </table:table-cell>
              <table:table-cell office:value-type="float" office:value="34.27" calcext:value-type="float">
                <text:p>34.27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710.95" calcext:value-type="float">
                <text:p>1710.9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7/2014</text:p>
              </table:table-cell>
              <table:table-cell office:value-type="string" calcext:value-type="string">
                <text:p>ABUE2418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X</text:p>
              </table:table-cell>
              <table:table-cell office:value-type="string" calcext:value-type="string">
                <text:p>X</text:p>
              </table:table-cell>
              <table:table-cell table:formula="of:=IF([.D7]=&quot;Sell&quot;;-[.H7];IF([.D7]=&quot;Buy&quot;;+[.H7];0))" office:value-type="float" office:value="50" calcext:value-type="float">
                <text:p>50</text:p>
              </table:table-cell>
              <table:table-cell office:value-type="float" office:value="50" calcext:value-type="float">
                <text:p>50</text:p>
              </table:table-cell>
              <table:table-cell office:value-type="float" office:value="36.12" calcext:value-type="float">
                <text:p>36.12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808.5" calcext:value-type="float">
                <text:p>-1808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04/2014</text:p>
              </table:table-cell>
              <table:table-cell office:value-type="string" calcext:value-type="string">
                <text:p>ABUB5608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X</text:p>
              </table:table-cell>
              <table:table-cell office:value-type="string" calcext:value-type="string">
                <text:p>X</text:p>
              </table:table-cell>
              <table:table-cell table:formula="of:=IF([.D8]=&quot;Sell&quot;;-[.H8];IF([.D8]=&quot;Buy&quot;;+[.H8];0))" office:value-type="float" office:value="-30" calcext:value-type="float">
                <text:p>-30</text:p>
              </table:table-cell>
              <table:table-cell office:value-type="float" office:value="30" calcext:value-type="float">
                <text:p>30</text:p>
              </table:table-cell>
              <table:table-cell office:value-type="float" office:value="38.37" calcext:value-type="float">
                <text:p>38.37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148.56" calcext:value-type="float">
                <text:p>1148.56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23/2014</text:p>
              </table:table-cell>
              <table:table-cell office:value-type="string" calcext:value-type="string">
                <text:p>ABTZ8035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X</text:p>
              </table:table-cell>
              <table:table-cell office:value-type="string" calcext:value-type="string">
                <text:p>X</text:p>
              </table:table-cell>
              <table:table-cell table:formula="of:=IF([.D9]=&quot;Sell&quot;;-[.H9];IF([.D9]=&quot;Buy&quot;;+[.H9];0))" office:value-type="float" office:value="30" calcext:value-type="float">
                <text:p>30</text:p>
              </table:table-cell>
              <table:table-cell office:value-type="float" office:value="30" calcext:value-type="float">
                <text:p>30</text:p>
              </table:table-cell>
              <table:table-cell office:value-type="float" office:value="36.99" calcext:value-type="float">
                <text:p>36.9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112.2" calcext:value-type="float">
                <text:p>-1112.2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22/2014</text:p>
              </table:table-cell>
              <table:table-cell office:value-type="string" calcext:value-type="string">
                <text:p>ABTZ5086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X</text:p>
              </table:table-cell>
              <table:table-cell office:value-type="string" calcext:value-type="string">
                <text:p>X</text:p>
              </table:table-cell>
              <table:table-cell table:formula="of:=IF([.D10]=&quot;Sell&quot;;-[.H10];IF([.D10]=&quot;Buy&quot;;+[.H10];0))" office:value-type="float" office:value="-60" calcext:value-type="float">
                <text:p>-60</text:p>
              </table:table-cell>
              <table:table-cell office:value-type="float" office:value="60" calcext:value-type="float">
                <text:p>60</text:p>
              </table:table-cell>
              <table:table-cell office:value-type="float" office:value="35.19" calcext:value-type="float">
                <text:p>35.19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108.84" calcext:value-type="float">
                <text:p>2108.8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16/2014</text:p>
              </table:table-cell>
              <table:table-cell office:value-type="string" calcext:value-type="string">
                <text:p>ABTY5807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X</text:p>
              </table:table-cell>
              <table:table-cell office:value-type="string" calcext:value-type="string">
                <text:p>X</text:p>
              </table:table-cell>
              <table:table-cell table:formula="of:=IF([.D11]=&quot;Sell&quot;;-[.H11];IF([.D11]=&quot;Buy&quot;;+[.H11];0))" office:value-type="float" office:value="60" calcext:value-type="float">
                <text:p>60</text:p>
              </table:table-cell>
              <table:table-cell office:value-type="float" office:value="60" calcext:value-type="float">
                <text:p>60</text:p>
              </table:table-cell>
              <table:table-cell office:value-type="float" office:value="32.83" calcext:value-type="float">
                <text:p>32.83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972.3" calcext:value-type="float">
                <text:p>-1972.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10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X</text:p>
              </table:table-cell>
              <table:table-cell office:value-type="string" calcext:value-type="string">
                <text:p>X</text:p>
              </table:table-cell>
              <table:table-cell table:formula="of:=IF([.D12]=&quot;Sell&quot;;-[.H12];IF([.D12]=&quot;Buy&quot;;+[.H12];0))" office:value-type="float" office:value="0" calcext:value-type="float">
                <text:p>0</text:p>
              </table:table-cell>
              <table:table-cell office:value-type="float" office:value="50" calcext:value-type="float">
                <text:p>50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2.5" calcext:value-type="float">
                <text:p>2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8/22/2014</text:p>
              </table:table-cell>
              <table:table-cell office:value-type="string" calcext:value-type="string">
                <text:p>ABTO7055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X</text:p>
              </table:table-cell>
              <table:table-cell office:value-type="string" calcext:value-type="string">
                <text:p>X</text:p>
              </table:table-cell>
              <table:table-cell table:formula="of:=IF([.D13]=&quot;Sell&quot;;-[.H13];IF([.D13]=&quot;Buy&quot;;+[.H13];0))" office:value-type="float" office:value="-50" calcext:value-type="float">
                <text:p>-50</text:p>
              </table:table-cell>
              <table:table-cell office:value-type="float" office:value="50" calcext:value-type="float">
                <text:p>50</text:p>
              </table:table-cell>
              <table:table-cell office:value-type="float" office:value="36.64" calcext:value-type="float">
                <text:p>36.64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829.44" calcext:value-type="float">
                <text:p>1829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29/2014</text:p>
              </table:table-cell>
              <table:table-cell office:value-type="string" calcext:value-type="string">
                <text:p>ABTL0497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X</text:p>
              </table:table-cell>
              <table:table-cell office:value-type="string" calcext:value-type="string">
                <text:p>X</text:p>
              </table:table-cell>
              <table:table-cell table:formula="of:=IF([.D14]=&quot;Sell&quot;;-[.H14];IF([.D14]=&quot;Buy&quot;;+[.H14];0))" office:value-type="float" office:value="50" calcext:value-type="float">
                <text:p>50</text:p>
              </table:table-cell>
              <table:table-cell office:value-type="float" office:value="50" calcext:value-type="float">
                <text:p>50</text:p>
              </table:table-cell>
              <table:table-cell office:value-type="float" office:value="28.06" calcext:value-type="float">
                <text:p>28.06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405.5" calcext:value-type="float">
                <text:p>-1405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13/2015</text:p>
              </table:table-cell>
              <table:table-cell office:value-type="string" calcext:value-type="string">
                <text:p>ABUM3777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X</text:p>
              </table:table-cell>
              <table:table-cell office:value-type="string" calcext:value-type="string">
                <text:p>X</text:p>
              </table:table-cell>
              <table:table-cell table:formula="of:=IF([.D15]=&quot;Sell&quot;;-[.H15];IF([.D15]=&quot;Buy&quot;;+[.H15];0))" office:value-type="float" office:value="50" calcext:value-type="float">
                <text:p>50</text:p>
              </table:table-cell>
              <table:table-cell office:value-type="float" office:value="50" calcext:value-type="float">
                <text:p>50</text:p>
              </table:table-cell>
              <table:table-cell office:value-type="float" office:value="23.3" calcext:value-type="float">
                <text:p>23.3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167.5" calcext:value-type="float">
                <text:p>-1167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X Sum</text:p>
            </table:table-cell>
            <table:table-cell table:number-columns-repeated="3"/>
            <table:table-cell table:formula="of:=SUM([.J3:.J15])" office:value-type="float" office:value="30.05" calcext:value-type="float">
              <text:p>30.05</text:p>
            </table:table-cell>
            <table:table-cell table:style-name="Result" table:formula="of:=SUBTOTAL(9;[.$K$3:.$K$15])" office:value-type="float" office:value="-713.97" calcext:value-type="float">
              <text:p>-713.97</text:p>
            </table:table-cell>
            <table:table-cell table:formula="of:=[.K16]-[.J16]" office:value-type="float" office:value="-744.02" calcext:value-type="float">
              <text:p>-744.02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2/01/2014</text:p>
              </table:table-cell>
              <table:table-cell office:value-type="string" calcext:value-type="string">
                <text:p>ABUG2812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WY</text:p>
              </table:table-cell>
              <table:table-cell office:value-type="string" calcext:value-type="string">
                <text:p>WY</text:p>
              </table:table-cell>
              <table:table-cell table:formula="of:=IF([.D18]=&quot;Sell&quot;;-[.H18];IF([.D18]=&quot;Buy&quot;;+[.H18];0))" office:value-type="float" office:value="-40" calcext:value-type="float">
                <text:p>-40</text:p>
              </table:table-cell>
              <table:table-cell office:value-type="float" office:value="40" calcext:value-type="float">
                <text:p>40</text:p>
              </table:table-cell>
              <table:table-cell office:value-type="float" office:value="35.16" calcext:value-type="float">
                <text:p>35.16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403.85" calcext:value-type="float">
                <text:p>1403.8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26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WY</text:p>
              </table:table-cell>
              <table:table-cell office:value-type="string" calcext:value-type="string">
                <text:p>WY</text:p>
              </table:table-cell>
              <table:table-cell table:formula="of:=IF([.D19]=&quot;Sell&quot;;-[.H19];IF([.D19]=&quot;Buy&quot;;+[.H19];0))" office:value-type="float" office:value="0" calcext:value-type="float">
                <text:p>0</text:p>
              </table:table-cell>
              <table:table-cell office:value-type="float" office:value="80" calcext:value-type="float">
                <text:p>80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23.2" calcext:value-type="float">
                <text:p>23.2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3/2014</text:p>
              </table:table-cell>
              <table:table-cell office:value-type="string" calcext:value-type="string">
                <text:p>ABUD5622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WY</text:p>
              </table:table-cell>
              <table:table-cell office:value-type="string" calcext:value-type="string">
                <text:p>WY</text:p>
              </table:table-cell>
              <table:table-cell table:formula="of:=IF([.D20]=&quot;Sell&quot;;-[.H20];IF([.D20]=&quot;Buy&quot;;+[.H20];0))" office:value-type="float" office:value="40" calcext:value-type="float">
                <text:p>40</text:p>
              </table:table-cell>
              <table:table-cell office:value-type="float" office:value="40" calcext:value-type="float">
                <text:p>40</text:p>
              </table:table-cell>
              <table:table-cell office:value-type="float" office:value="34.16" calcext:value-type="float">
                <text:p>34.16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368.9" calcext:value-type="float">
                <text:p>-1368.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2/2014</text:p>
              </table:table-cell>
              <table:table-cell office:value-type="string" calcext:value-type="string">
                <text:p>ABUD0575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WY</text:p>
              </table:table-cell>
              <table:table-cell office:value-type="string" calcext:value-type="string">
                <text:p>WY</text:p>
              </table:table-cell>
              <table:table-cell table:formula="of:=IF([.D21]=&quot;Sell&quot;;-[.H21];IF([.D21]=&quot;Buy&quot;;+[.H21];0))" office:value-type="float" office:value="-80" calcext:value-type="float">
                <text:p>-80</text:p>
              </table:table-cell>
              <table:table-cell office:value-type="float" office:value="80" calcext:value-type="float">
                <text:p>80</text:p>
              </table:table-cell>
              <table:table-cell office:value-type="float" office:value="33.92" calcext:value-type="float">
                <text:p>33.92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711.03" calcext:value-type="float">
                <text:p>2711.0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25/2014</text:p>
              </table:table-cell>
              <table:table-cell office:value-type="string" calcext:value-type="string">
                <text:p>ABTV0335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WY</text:p>
              </table:table-cell>
              <table:table-cell office:value-type="string" calcext:value-type="string">
                <text:p>WY</text:p>
              </table:table-cell>
              <table:table-cell table:formula="of:=IF([.D22]=&quot;Sell&quot;;-[.H22];IF([.D22]=&quot;Buy&quot;;+[.H22];0))" office:value-type="float" office:value="80" calcext:value-type="float">
                <text:p>80</text:p>
              </table:table-cell>
              <table:table-cell office:value-type="float" office:value="80" calcext:value-type="float">
                <text:p>80</text:p>
              </table:table-cell>
              <table:table-cell office:value-type="float" office:value="31.95" calcext:value-type="float">
                <text:p>31.9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558.5" calcext:value-type="float">
                <text:p>-2558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WY Sum</text:p>
            </table:table-cell>
            <table:table-cell table:number-columns-repeated="3"/>
            <table:table-cell table:formula="of:=SUM([.J18:.J22])" office:value-type="float" office:value="10.02" calcext:value-type="float">
              <text:p>10.02</text:p>
            </table:table-cell>
            <table:table-cell table:style-name="Result" table:formula="of:=SUBTOTAL(9;[.$K$18:.$K$22])" office:value-type="float" office:value="210.68" calcext:value-type="float">
              <text:p>210.68</text:p>
            </table:table-cell>
            <table:table-cell table:formula="of:=[.K23]-[.J23]" office:value-type="float" office:value="200.66" calcext:value-type="float">
              <text:p>200.66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0/16/2014</text:p>
              </table:table-cell>
              <table:table-cell office:value-type="string" calcext:value-type="string">
                <text:p>ABTY4750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WNC</text:p>
              </table:table-cell>
              <table:table-cell office:value-type="string" calcext:value-type="string">
                <text:p>WNC</text:p>
              </table:table-cell>
              <table:table-cell/>
              <table:table-cell office:value-type="float" office:value="170" calcext:value-type="float">
                <text:p>170</text:p>
              </table:table-cell>
              <table:table-cell office:value-type="float" office:value="11.79" calcext:value-type="float">
                <text:p>11.7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006.8" calcext:value-type="float">
                <text:p>-2006.8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29/2014</text:p>
              </table:table-cell>
              <table:table-cell office:value-type="string" calcext:value-type="string">
                <text:p>ABTZ507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WNC</text:p>
              </table:table-cell>
              <table:table-cell office:value-type="string" calcext:value-type="string">
                <text:p>WNC</text:p>
              </table:table-cell>
              <table:table-cell/>
              <table:table-cell office:value-type="float" office:value="170" calcext:value-type="float">
                <text:p>170</text:p>
              </table:table-cell>
              <table:table-cell office:value-type="float" office:value="11.89" calcext:value-type="float">
                <text:p>11.89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2018.73" calcext:value-type="float">
                <text:p>2018.73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WNC Sum</text:p>
            </table:table-cell>
            <table:table-cell table:number-columns-repeated="3"/>
            <table:table-cell table:formula="of:=SUM([.J25:.J26])" office:value-type="float" office:value="5.02" calcext:value-type="float">
              <text:p>5.02</text:p>
            </table:table-cell>
            <table:table-cell table:style-name="Result" table:formula="of:=SUBTOTAL(9;[.$K$25:.$K$26])" office:value-type="float" office:value="11.9300000000001" calcext:value-type="float">
              <text:p>11.93</text:p>
            </table:table-cell>
            <table:table-cell table:formula="of:=[.K27]-[.J27]" office:value-type="float" office:value="6.91000000000006" calcext:value-type="float">
              <text:p>6.91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2/19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WM</text:p>
              </table:table-cell>
              <table:table-cell office:value-type="string" calcext:value-type="string">
                <text:p>WM</text:p>
              </table:table-cell>
              <table:table-cell/>
              <table:table-cell office:value-type="float" office:value="30" calcext:value-type="float">
                <text:p>30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11.25" calcext:value-type="float">
                <text:p>11.2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2/2014</text:p>
              </table:table-cell>
              <table:table-cell office:value-type="string" calcext:value-type="string">
                <text:p>ABUG7321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WM</text:p>
              </table:table-cell>
              <table:table-cell office:value-type="string" calcext:value-type="string">
                <text:p>WM</text:p>
              </table:table-cell>
              <table:table-cell/>
              <table:table-cell office:value-type="float" office:value="30" calcext:value-type="float">
                <text:p>30</text:p>
              </table:table-cell>
              <table:table-cell office:value-type="float" office:value="48.45" calcext:value-type="float">
                <text:p>48.45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450.95" calcext:value-type="float">
                <text:p>1450.9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24/2014</text:p>
              </table:table-cell>
              <table:table-cell office:value-type="string" calcext:value-type="string">
                <text:p>ABUF3920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WM</text:p>
              </table:table-cell>
              <table:table-cell office:value-type="string" calcext:value-type="string">
                <text:p>WM</text:p>
              </table:table-cell>
              <table:table-cell/>
              <table:table-cell office:value-type="float" office:value="30" calcext:value-type="float">
                <text:p>30</text:p>
              </table:table-cell>
              <table:table-cell office:value-type="float" office:value="48.65" calcext:value-type="float">
                <text:p>48.6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462" calcext:value-type="float">
                <text:p>-1462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10/2014</text:p>
              </table:table-cell>
              <table:table-cell office:value-type="string" calcext:value-type="string">
                <text:p>ABTF8931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WM</text:p>
              </table:table-cell>
              <table:table-cell office:value-type="string" calcext:value-type="string">
                <text:p>WM</text:p>
              </table:table-cell>
              <table:table-cell/>
              <table:table-cell office:value-type="float" office:value="48" calcext:value-type="float">
                <text:p>48</text:p>
              </table:table-cell>
              <table:table-cell office:value-type="float" office:value="44" calcext:value-type="float">
                <text:p>44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109.44" calcext:value-type="float">
                <text:p>2109.44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WM Sum</text:p>
            </table:table-cell>
            <table:table-cell table:number-columns-repeated="3"/>
            <table:table-cell table:formula="of:=SUM([.J29:.J32])" office:value-type="float" office:value="7.52" calcext:value-type="float">
              <text:p>7.52</text:p>
            </table:table-cell>
            <table:table-cell table:style-name="Result" table:formula="of:=SUBTOTAL(9;[.$K$29:.$K$32])" office:value-type="float" office:value="2109.64" calcext:value-type="float">
              <text:p>2109.64</text:p>
            </table:table-cell>
            <table:table-cell table:formula="of:=[.K33]-[.J33]" office:value-type="float" office:value="2102.12" calcext:value-type="float">
              <text:p>2102.12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1/12/2014</text:p>
              </table:table-cell>
              <table:table-cell office:value-type="string" calcext:value-type="string">
                <text:p>ABUD0453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WB</text:p>
              </table:table-cell>
              <table:table-cell office:value-type="string" calcext:value-type="string">
                <text:p>WB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8.92" calcext:value-type="float">
                <text:p>18.92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889.44" calcext:value-type="float">
                <text:p>1889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17/2014</text:p>
              </table:table-cell>
              <table:table-cell office:value-type="string" calcext:value-type="string">
                <text:p>ABTY7130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WB</text:p>
              </table:table-cell>
              <table:table-cell office:value-type="string" calcext:value-type="string">
                <text:p>WB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8.84" calcext:value-type="float">
                <text:p>18.84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886.5" calcext:value-type="float">
                <text:p>-1886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22/2014</text:p>
              </table:table-cell>
              <table:table-cell office:value-type="string" calcext:value-type="string">
                <text:p>ABTT5617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WB</text:p>
              </table:table-cell>
              <table:table-cell office:value-type="string" calcext:value-type="string">
                <text:p>WB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0.13" calcext:value-type="float">
                <text:p>20.13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010.44" calcext:value-type="float">
                <text:p>2010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09/2014</text:p>
              </table:table-cell>
              <table:table-cell office:value-type="string" calcext:value-type="string">
                <text:p>ABTH375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WB</text:p>
              </table:table-cell>
              <table:table-cell office:value-type="string" calcext:value-type="string">
                <text:p>WB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9.51" calcext:value-type="float">
                <text:p>19.51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953.5" calcext:value-type="float">
                <text:p>-1953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08/2014</text:p>
              </table:table-cell>
              <table:table-cell office:value-type="string" calcext:value-type="string">
                <text:p>ABTD215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WB</text:p>
              </table:table-cell>
              <table:table-cell office:value-type="string" calcext:value-type="string">
                <text:p>WB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9.03" calcext:value-type="float">
                <text:p>19.03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900.44" calcext:value-type="float">
                <text:p>1900.44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WB Sum</text:p>
            </table:table-cell>
            <table:table-cell table:number-columns-repeated="3"/>
            <table:table-cell table:formula="of:=SUM([.J35:.J39])" office:value-type="float" office:value="12.53" calcext:value-type="float">
              <text:p>12.53</text:p>
            </table:table-cell>
            <table:table-cell table:style-name="Result" table:formula="of:=SUBTOTAL(9;[.$K$35:.$K$39])" office:value-type="float" office:value="1960.32" calcext:value-type="float">
              <text:p>1960.32</text:p>
            </table:table-cell>
            <table:table-cell table:formula="of:=[.K40]-[.J40]" office:value-type="float" office:value="1947.79" calcext:value-type="float">
              <text:p>1947.79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2/11/2014</text:p>
              </table:table-cell>
              <table:table-cell office:value-type="string" calcext:value-type="string">
                <text:p>ABUH9440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VXX</text:p>
              </table:table-cell>
              <table:table-cell office:value-type="string" calcext:value-type="string">
                <text:p>VXX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29.3" calcext:value-type="float">
                <text:p>29.3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462.45" calcext:value-type="float">
                <text:p>1462.4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5/2014</text:p>
              </table:table-cell>
              <table:table-cell office:value-type="string" calcext:value-type="string">
                <text:p>ABUH2274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VXX</text:p>
              </table:table-cell>
              <table:table-cell office:value-type="string" calcext:value-type="string">
                <text:p>VXX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26.15" calcext:value-type="float">
                <text:p>26.1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310" calcext:value-type="float">
                <text:p>-1310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5/2014</text:p>
              </table:table-cell>
              <table:table-cell office:value-type="string" calcext:value-type="string">
                <text:p>ABUG7605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VXX</text:p>
              </table:table-cell>
              <table:table-cell office:value-type="string" calcext:value-type="string">
                <text:p>VXX</text:p>
              </table:table-cell>
              <table:table-cell/>
              <table:table-cell office:value-type="float" office:value="80" calcext:value-type="float">
                <text:p>80</text:p>
              </table:table-cell>
              <table:table-cell office:value-type="float" office:value="25.71" calcext:value-type="float">
                <text:p>25.71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054.24" calcext:value-type="float">
                <text:p>2054.2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3/2014</text:p>
              </table:table-cell>
              <table:table-cell office:value-type="string" calcext:value-type="string">
                <text:p>ABUG7601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VXX</text:p>
              </table:table-cell>
              <table:table-cell office:value-type="string" calcext:value-type="string">
                <text:p>VXX</text:p>
              </table:table-cell>
              <table:table-cell/>
              <table:table-cell office:value-type="float" office:value="80" calcext:value-type="float">
                <text:p>80</text:p>
              </table:table-cell>
              <table:table-cell office:value-type="float" office:value="26.71" calcext:value-type="float">
                <text:p>26.71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39.3" calcext:value-type="float">
                <text:p>-2139.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19/2014</text:p>
              </table:table-cell>
              <table:table-cell office:value-type="string" calcext:value-type="string">
                <text:p>ABTQ1989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VXX</text:p>
              </table:table-cell>
              <table:table-cell office:value-type="string" calcext:value-type="string">
                <text:p>VXX</text:p>
              </table:table-cell>
              <table:table-cell/>
              <table:table-cell office:value-type="float" office:value="75" calcext:value-type="float">
                <text:p>75</text:p>
              </table:table-cell>
              <table:table-cell office:value-type="float" office:value="26.95" calcext:value-type="float">
                <text:p>26.95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018.69" calcext:value-type="float">
                <text:p>2018.6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8/27/2014</text:p>
              </table:table-cell>
              <table:table-cell office:value-type="string" calcext:value-type="string">
                <text:p>ABTQ1659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VXX</text:p>
              </table:table-cell>
              <table:table-cell office:value-type="string" calcext:value-type="string">
                <text:p>VXX</text:p>
              </table:table-cell>
              <table:table-cell/>
              <table:table-cell office:value-type="float" office:value="75" calcext:value-type="float">
                <text:p>75</text:p>
              </table:table-cell>
              <table:table-cell office:value-type="float" office:value="27.74" calcext:value-type="float">
                <text:p>27.74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083" calcext:value-type="float">
                <text:p>-2083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VXX Sum</text:p>
            </table:table-cell>
            <table:table-cell table:number-columns-repeated="3"/>
            <table:table-cell table:formula="of:=SUM([.J42:.J47])" office:value-type="float" office:value="15.03" calcext:value-type="float">
              <text:p>15.03</text:p>
            </table:table-cell>
            <table:table-cell table:style-name="Result" table:formula="of:=SUBTOTAL(9;[.$K$42:.$K$47])" office:value-type="float" office:value="3.07999999999947" calcext:value-type="float">
              <text:p>3.08</text:p>
            </table:table-cell>
            <table:table-cell table:formula="of:=[.K48]-[.J48]" office:value-type="float" office:value="-11.9500000000005" calcext:value-type="float">
              <text:p>-11.95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2/29/2014</text:p>
              </table:table-cell>
              <table:table-cell office:value-type="string" calcext:value-type="string">
                <text:p>ABUJ3668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USO</text:p>
              </table:table-cell>
              <table:table-cell office:value-type="string" calcext:value-type="string">
                <text:p>USO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20.49" calcext:value-type="float">
                <text:p>20.49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021.96" calcext:value-type="float">
                <text:p>1021.96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8/2014</text:p>
              </table:table-cell>
              <table:table-cell office:value-type="string" calcext:value-type="string">
                <text:p>ABUI904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USO</text:p>
              </table:table-cell>
              <table:table-cell office:value-type="string" calcext:value-type="string">
                <text:p>USO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20.67" calcext:value-type="float">
                <text:p>20.67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030.96" calcext:value-type="float">
                <text:p>1030.96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8/2014</text:p>
              </table:table-cell>
              <table:table-cell office:value-type="string" calcext:value-type="string">
                <text:p>ABUJ1395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USO</text:p>
              </table:table-cell>
              <table:table-cell office:value-type="string" calcext:value-type="string">
                <text:p>USO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21.15" calcext:value-type="float">
                <text:p>21.1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060" calcext:value-type="float">
                <text:p>-1060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7/2014</text:p>
              </table:table-cell>
              <table:table-cell office:value-type="string" calcext:value-type="string">
                <text:p>ABUI8621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USO</text:p>
              </table:table-cell>
              <table:table-cell office:value-type="string" calcext:value-type="string">
                <text:p>USO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21.69" calcext:value-type="float">
                <text:p>21.6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087" calcext:value-type="float">
                <text:p>-1087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26/2014</text:p>
              </table:table-cell>
              <table:table-cell office:value-type="string" calcext:value-type="string">
                <text:p>ABUF3989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USO</text:p>
              </table:table-cell>
              <table:table-cell office:value-type="string" calcext:value-type="string">
                <text:p>USO</text:p>
              </table:table-cell>
              <table:table-cell/>
              <table:table-cell office:value-type="float" office:value="77" calcext:value-type="float">
                <text:p>77</text:p>
              </table:table-cell>
              <table:table-cell office:value-type="float" office:value="27.9" calcext:value-type="float">
                <text:p>27.9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145.74" calcext:value-type="float">
                <text:p>2145.7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24/2014</text:p>
              </table:table-cell>
              <table:table-cell office:value-type="string" calcext:value-type="string">
                <text:p>ABUF3891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USO</text:p>
              </table:table-cell>
              <table:table-cell office:value-type="string" calcext:value-type="string">
                <text:p>USO</text:p>
              </table:table-cell>
              <table:table-cell/>
              <table:table-cell office:value-type="float" office:value="27" calcext:value-type="float">
                <text:p>27</text:p>
              </table:table-cell>
              <table:table-cell office:value-type="float" office:value="29.16" calcext:value-type="float">
                <text:p>29.16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789.82" calcext:value-type="float">
                <text:p>-789.82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8/2014</text:p>
              </table:table-cell>
              <table:table-cell office:value-type="string" calcext:value-type="string">
                <text:p>ABUE3477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USO</text:p>
              </table:table-cell>
              <table:table-cell office:value-type="string" calcext:value-type="string">
                <text:p>USO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28.3" calcext:value-type="float">
                <text:p>28.3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417.5" calcext:value-type="float">
                <text:p>-1417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1/2014</text:p>
              </table:table-cell>
              <table:table-cell office:value-type="string" calcext:value-type="string">
                <text:p>ABUC5780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USO</text:p>
              </table:table-cell>
              <table:table-cell office:value-type="string" calcext:value-type="string">
                <text:p>USO</text:p>
              </table:table-cell>
              <table:table-cell/>
              <table:table-cell office:value-type="float" office:value="73" calcext:value-type="float">
                <text:p>73</text:p>
              </table:table-cell>
              <table:table-cell office:value-type="float" office:value="29.25" calcext:value-type="float">
                <text:p>29.25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132.69" calcext:value-type="float">
                <text:p>2132.6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07/2014</text:p>
              </table:table-cell>
              <table:table-cell office:value-type="string" calcext:value-type="string">
                <text:p>ABUC5723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USO</text:p>
              </table:table-cell>
              <table:table-cell office:value-type="string" calcext:value-type="string">
                <text:p>USO</text:p>
              </table:table-cell>
              <table:table-cell/>
              <table:table-cell office:value-type="float" office:value="73" calcext:value-type="float">
                <text:p>73</text:p>
              </table:table-cell>
              <table:table-cell office:value-type="float" office:value="29.99" calcext:value-type="float">
                <text:p>29.9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91.77" calcext:value-type="float">
                <text:p>-2191.77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02/2014</text:p>
              </table:table-cell>
              <table:table-cell office:value-type="string" calcext:value-type="string">
                <text:p>ABTW014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USO</text:p>
              </table:table-cell>
              <table:table-cell office:value-type="string" calcext:value-type="string">
                <text:p>USO</text:p>
              </table:table-cell>
              <table:table-cell/>
              <table:table-cell office:value-type="float" office:value="60" calcext:value-type="float">
                <text:p>60</text:p>
              </table:table-cell>
              <table:table-cell office:value-type="float" office:value="33.7" calcext:value-type="float">
                <text:p>33.7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019.44" calcext:value-type="float">
                <text:p>2019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01/2014</text:p>
              </table:table-cell>
              <table:table-cell office:value-type="string" calcext:value-type="string">
                <text:p>ABTV9815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USO</text:p>
              </table:table-cell>
              <table:table-cell office:value-type="string" calcext:value-type="string">
                <text:p>USO</text:p>
              </table:table-cell>
              <table:table-cell/>
              <table:table-cell office:value-type="float" office:value="60" calcext:value-type="float">
                <text:p>60</text:p>
              </table:table-cell>
              <table:table-cell office:value-type="float" office:value="34.1" calcext:value-type="float">
                <text:p>34.1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048.5" calcext:value-type="float">
                <text:p>-2048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USO Sum</text:p>
            </table:table-cell>
            <table:table-cell table:number-columns-repeated="3"/>
            <table:table-cell table:formula="of:=SUM([.J50:.J60])" office:value-type="float" office:value="27.55" calcext:value-type="float">
              <text:p>27.55</text:p>
            </table:table-cell>
            <table:table-cell table:style-name="Result" table:formula="of:=SUBTOTAL(9;[.$K$50:.$K$60])" office:value-type="float" office:value="-243.8" calcext:value-type="float">
              <text:p>-243.8</text:p>
            </table:table-cell>
            <table:table-cell table:formula="of:=[.K61]-[.J61]" office:value-type="float" office:value="-271.35" calcext:value-type="float">
              <text:p>-271.35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2/19/2014</text:p>
              </table:table-cell>
              <table:table-cell office:value-type="string" calcext:value-type="string">
                <text:p>ABUJ3301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UNG</text:p>
              </table:table-cell>
              <table:table-cell office:value-type="string" calcext:value-type="string">
                <text:p>UNG</text:p>
              </table:table-cell>
              <table:table-cell/>
              <table:table-cell office:value-type="float" office:value="70" calcext:value-type="float">
                <text:p>70</text:p>
              </table:table-cell>
              <table:table-cell office:value-type="float" office:value="17.92" calcext:value-type="float">
                <text:p>17.92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256.9" calcext:value-type="float">
                <text:p>-1256.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6/2014</text:p>
              </table:table-cell>
              <table:table-cell office:value-type="string" calcext:value-type="string">
                <text:p>ABUI410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UNG</text:p>
              </table:table-cell>
              <table:table-cell office:value-type="string" calcext:value-type="string">
                <text:p>UNG</text:p>
              </table:table-cell>
              <table:table-cell/>
              <table:table-cell office:value-type="float" office:value="160" calcext:value-type="float">
                <text:p>160</text:p>
              </table:table-cell>
              <table:table-cell office:value-type="float" office:value="18.64" calcext:value-type="float">
                <text:p>18.64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2979.81" calcext:value-type="float">
                <text:p>2979.81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5/2014</text:p>
              </table:table-cell>
              <table:table-cell office:value-type="string" calcext:value-type="string">
                <text:p>ABUI3921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UNG</text:p>
              </table:table-cell>
              <table:table-cell office:value-type="string" calcext:value-type="string">
                <text:p>UNG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19.32" calcext:value-type="float">
                <text:p>19.32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968.5" calcext:value-type="float">
                <text:p>-968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1/2014</text:p>
              </table:table-cell>
              <table:table-cell office:value-type="string" calcext:value-type="string">
                <text:p>ABUH9565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UNG</text:p>
              </table:table-cell>
              <table:table-cell office:value-type="string" calcext:value-type="string">
                <text:p>UNG</text:p>
              </table:table-cell>
              <table:table-cell/>
              <table:table-cell office:value-type="float" office:value="40" calcext:value-type="float">
                <text:p>40</text:p>
              </table:table-cell>
              <table:table-cell office:value-type="float" office:value="18.57" calcext:value-type="float">
                <text:p>18.57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745.3" calcext:value-type="float">
                <text:p>-745.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9/2014</text:p>
              </table:table-cell>
              <table:table-cell office:value-type="string" calcext:value-type="string">
                <text:p>ABUH547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UNG</text:p>
              </table:table-cell>
              <table:table-cell office:value-type="string" calcext:value-type="string">
                <text:p>UNG</text:p>
              </table:table-cell>
              <table:table-cell/>
              <table:table-cell office:value-type="float" office:value="70" calcext:value-type="float">
                <text:p>70</text:p>
              </table:table-cell>
              <table:table-cell office:value-type="float" office:value="18.635" calcext:value-type="float">
                <text:p>18.63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306.95" calcext:value-type="float">
                <text:p>-1306.9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8/2014</text:p>
              </table:table-cell>
              <table:table-cell office:value-type="string" calcext:value-type="string">
                <text:p>ABUH1971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UNG</text:p>
              </table:table-cell>
              <table:table-cell office:value-type="string" calcext:value-type="string">
                <text:p>UNG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8.73" calcext:value-type="float">
                <text:p>18.73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1870.43" calcext:value-type="float">
                <text:p>1870.4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5/2014</text:p>
              </table:table-cell>
              <table:table-cell office:value-type="string" calcext:value-type="string">
                <text:p>ABUH1817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UNG</text:p>
              </table:table-cell>
              <table:table-cell office:value-type="string" calcext:value-type="string">
                <text:p>UNG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9.24" calcext:value-type="float">
                <text:p>19.24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926.5" calcext:value-type="float">
                <text:p>-1926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23/2014</text:p>
              </table:table-cell>
              <table:table-cell office:value-type="string" calcext:value-type="string">
                <text:p>ABTX0518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UNG</text:p>
              </table:table-cell>
              <table:table-cell office:value-type="string" calcext:value-type="string">
                <text:p>UNG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9.5" calcext:value-type="float">
                <text:p>19.5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947.44" calcext:value-type="float">
                <text:p>1947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08/2014</text:p>
              </table:table-cell>
              <table:table-cell office:value-type="string" calcext:value-type="string">
                <text:p>ABTW9740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UNG</text:p>
              </table:table-cell>
              <table:table-cell office:value-type="string" calcext:value-type="string">
                <text:p>UNG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0.82" calcext:value-type="float">
                <text:p>20.82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084.5" calcext:value-type="float">
                <text:p>-2084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8/07/2014</text:p>
              </table:table-cell>
              <table:table-cell office:value-type="string" calcext:value-type="string">
                <text:p>ABTM8379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UNG</text:p>
              </table:table-cell>
              <table:table-cell office:value-type="string" calcext:value-type="string">
                <text:p>UNG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1.36" calcext:value-type="float">
                <text:p>21.36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133.44" calcext:value-type="float">
                <text:p>2133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8/06/2014</text:p>
              </table:table-cell>
              <table:table-cell office:value-type="string" calcext:value-type="string">
                <text:p>ABTM5664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UNG</text:p>
              </table:table-cell>
              <table:table-cell office:value-type="string" calcext:value-type="string">
                <text:p>UNG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1.49" calcext:value-type="float">
                <text:p>21.4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51.5" calcext:value-type="float">
                <text:p>-2151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31/2014</text:p>
              </table:table-cell>
              <table:table-cell office:value-type="string" calcext:value-type="string">
                <text:p>ABTL5633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UNG</text:p>
              </table:table-cell>
              <table:table-cell office:value-type="string" calcext:value-type="string">
                <text:p>UNG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1.15" calcext:value-type="float">
                <text:p>21.15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112.44" calcext:value-type="float">
                <text:p>2112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25/2014</text:p>
              </table:table-cell>
              <table:table-cell office:value-type="string" calcext:value-type="string">
                <text:p>ABTK4970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UNG</text:p>
              </table:table-cell>
              <table:table-cell office:value-type="string" calcext:value-type="string">
                <text:p>UNG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0.8" calcext:value-type="float">
                <text:p>20.8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082.5" calcext:value-type="float">
                <text:p>-2082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12/2015</text:p>
              </table:table-cell>
              <table:table-cell office:value-type="string" calcext:value-type="string">
                <text:p>ABUL4239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UNG</text:p>
              </table:table-cell>
              <table:table-cell office:value-type="string" calcext:value-type="string">
                <text:p>UNG</text:p>
              </table:table-cell>
              <table:table-cell/>
              <table:table-cell office:value-type="float" office:value="110" calcext:value-type="float">
                <text:p>110</text:p>
              </table:table-cell>
              <table:table-cell office:value-type="float" office:value="14.2405" calcext:value-type="float">
                <text:p>14.2405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1563.89" calcext:value-type="float">
                <text:p>1563.8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6/2015</text:p>
              </table:table-cell>
              <table:table-cell office:value-type="string" calcext:value-type="string">
                <text:p>ABUL3598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UNG</text:p>
              </table:table-cell>
              <table:table-cell office:value-type="string" calcext:value-type="string">
                <text:p>UNG</text:p>
              </table:table-cell>
              <table:table-cell/>
              <table:table-cell office:value-type="float" office:value="40" calcext:value-type="float">
                <text:p>40</text:p>
              </table:table-cell>
              <table:table-cell office:value-type="float" office:value="14.69" calcext:value-type="float">
                <text:p>14.6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590.1" calcext:value-type="float">
                <text:p>-590.1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UNG Sum</text:p>
            </table:table-cell>
            <table:table-cell table:number-columns-repeated="3"/>
            <table:table-cell table:formula="of:=SUM([.J63:.J77])" office:value-type="float" office:value="37.59" calcext:value-type="float">
              <text:p>37.59</text:p>
            </table:table-cell>
            <table:table-cell table:style-name="Result" table:formula="of:=SUBTOTAL(9;[.$K$63:.$K$77])" office:value-type="float" office:value="-505.3" calcext:value-type="float">
              <text:p>-505.3</text:p>
            </table:table-cell>
            <table:table-cell table:formula="of:=[.K78]-[.J78]" office:value-type="float" office:value="-542.89" calcext:value-type="float">
              <text:p>-542.89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2/09/2014</text:p>
              </table:table-cell>
              <table:table-cell office:value-type="string" calcext:value-type="string">
                <text:p>ABUH4372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TSL</text:p>
              </table:table-cell>
              <table:table-cell office:value-type="string" calcext:value-type="string">
                <text:p>TSL</text:p>
              </table:table-cell>
              <table:table-cell/>
              <table:table-cell office:value-type="float" office:value="150" calcext:value-type="float">
                <text:p>150</text:p>
              </table:table-cell>
              <table:table-cell office:value-type="float" office:value="9.1" calcext:value-type="float">
                <text:p>9.1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1362.44" calcext:value-type="float">
                <text:p>1362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8/2014</text:p>
              </table:table-cell>
              <table:table-cell office:value-type="string" calcext:value-type="string">
                <text:p>ABUH3778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TSL</text:p>
              </table:table-cell>
              <table:table-cell office:value-type="string" calcext:value-type="string">
                <text:p>TSL</text:p>
              </table:table-cell>
              <table:table-cell/>
              <table:table-cell office:value-type="float" office:value="150" calcext:value-type="float">
                <text:p>150</text:p>
              </table:table-cell>
              <table:table-cell office:value-type="float" office:value="9.83" calcext:value-type="float">
                <text:p>9.83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477" calcext:value-type="float">
                <text:p>-1477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8/27/2014</text:p>
              </table:table-cell>
              <table:table-cell office:value-type="string" calcext:value-type="string">
                <text:p>ABTQ1528</text:p>
              </table:table-cell>
              <table:table-cell office:value-type="string" calcext:value-type="string">
                <text:p>Sell-Call-Close</text:p>
              </table:table-cell>
              <table:table-cell office:value-type="string" calcext:value-type="string">
                <text:p>SYMBOL: TSL.C.13.00.20140920</text:p>
              </table:table-cell>
              <table:table-cell office:value-type="string" calcext:value-type="string">
                <text:p>TSL</text:p>
              </table:table-cell>
              <table:table-cell/>
              <table:table-cell office:value-type="float" office:value="5" calcext:value-type="float">
                <text:p>5</text:p>
              </table:table-cell>
              <table:table-cell office:value-type="float" office:value="0.25" calcext:value-type="float">
                <text:p>0.25</text:p>
              </table:table-cell>
              <table:table-cell office:value-type="float" office:value="5.21" calcext:value-type="float">
                <text:p>5.21</text:p>
              </table:table-cell>
              <table:table-cell office:value-type="float" office:value="119.78" calcext:value-type="float">
                <text:p>119.78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8/05/2014</text:p>
              </table:table-cell>
              <table:table-cell office:value-type="string" calcext:value-type="string">
                <text:p>ABTM3432</text:p>
              </table:table-cell>
              <table:table-cell office:value-type="string" calcext:value-type="string">
                <text:p>Buy-Call-Open</text:p>
              </table:table-cell>
              <table:table-cell office:value-type="string" calcext:value-type="string">
                <text:p>SYMBOL: TSL.C.13.00.20140920</text:p>
              </table:table-cell>
              <table:table-cell office:value-type="string" calcext:value-type="string">
                <text:p>TSL</text:p>
              </table:table-cell>
              <table:table-cell/>
              <table:table-cell office:value-type="float" office:value="5" calcext:value-type="float">
                <text:p>5</text:p>
              </table:table-cell>
              <table:table-cell office:value-type="float" office:value="0.53" calcext:value-type="float">
                <text:p>0.53</text:p>
              </table:table-cell>
              <table:table-cell office:value-type="float" office:value="5.2" calcext:value-type="float">
                <text:p>5.2</text:p>
              </table:table-cell>
              <table:table-cell office:value-type="float" office:value="-270.2" calcext:value-type="float">
                <text:p>-270.2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30/2014</text:p>
              </table:table-cell>
              <table:table-cell office:value-type="string" calcext:value-type="string">
                <text:p>ABTL0700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TSL</text:p>
              </table:table-cell>
              <table:table-cell office:value-type="string" calcext:value-type="string">
                <text:p>TSL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1.3" calcext:value-type="float">
                <text:p>11.3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1127.45" calcext:value-type="float">
                <text:p>1127.4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29/2014</text:p>
              </table:table-cell>
              <table:table-cell office:value-type="string" calcext:value-type="string">
                <text:p>ABTL048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TSL</text:p>
              </table:table-cell>
              <table:table-cell office:value-type="string" calcext:value-type="string">
                <text:p>TSL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1.66" calcext:value-type="float">
                <text:p>11.66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168.5" calcext:value-type="float">
                <text:p>-1168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TSL Sum</text:p>
            </table:table-cell>
            <table:table-cell table:number-columns-repeated="3"/>
            <table:table-cell table:formula="of:=SUM([.J80:.J85])" office:value-type="float" office:value="20.45" calcext:value-type="float">
              <text:p>20.45</text:p>
            </table:table-cell>
            <table:table-cell table:style-name="Result" table:formula="of:=SUBTOTAL(9;[.$K$80:.$K$85])" office:value-type="float" office:value="-306.03" calcext:value-type="float">
              <text:p>-306.03</text:p>
            </table:table-cell>
            <table:table-cell table:formula="of:=[.K86]-[.J86]" office:value-type="float" office:value="-326.48" calcext:value-type="float">
              <text:p>-326.48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0/01/2014</text:p>
              </table:table-cell>
              <table:table-cell office:value-type="string" calcext:value-type="string">
                <text:p>ABTT3939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TOUR</text:p>
              </table:table-cell>
              <table:table-cell office:value-type="string" calcext:value-type="string">
                <text:p>TOU</text:p>
              </table:table-cell>
              <table:table-cell/>
              <table:table-cell office:value-type="float" office:value="90" calcext:value-type="float">
                <text:p>90</text:p>
              </table:table-cell>
              <table:table-cell office:value-type="float" office:value="16.58" calcext:value-type="float">
                <text:p>16.58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489.65" calcext:value-type="float">
                <text:p>1489.6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8/28/2014</text:p>
              </table:table-cell>
              <table:table-cell office:value-type="string" calcext:value-type="string">
                <text:p>ABTQ3647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TOUR</text:p>
              </table:table-cell>
              <table:table-cell office:value-type="string" calcext:value-type="string">
                <text:p>TOU</text:p>
              </table:table-cell>
              <table:table-cell/>
              <table:table-cell office:value-type="float" office:value="90" calcext:value-type="float">
                <text:p>90</text:p>
              </table:table-cell>
              <table:table-cell office:value-type="float" office:value="18.9" calcext:value-type="float">
                <text:p>18.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703.5" calcext:value-type="float">
                <text:p>-1703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12/2015</text:p>
              </table:table-cell>
              <table:table-cell office:value-type="string" calcext:value-type="string">
                <text:p>ABUM226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TOUR</text:p>
              </table:table-cell>
              <table:table-cell office:value-type="string" calcext:value-type="string">
                <text:p>TOU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2.87" calcext:value-type="float">
                <text:p>12.87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289.5" calcext:value-type="float">
                <text:p>-1289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TOU Sum</text:p>
            </table:table-cell>
            <table:table-cell table:number-columns-repeated="3"/>
            <table:table-cell table:formula="of:=SUM([.J88:.J90])" office:value-type="float" office:value="7.51" calcext:value-type="float">
              <text:p>7.51</text:p>
            </table:table-cell>
            <table:table-cell table:style-name="Result" table:formula="of:=SUBTOTAL(9;[.$K$88:.$K$90])" office:value-type="float" office:value="-1503.35" calcext:value-type="float">
              <text:p>-1503.35</text:p>
            </table:table-cell>
            <table:table-cell table:formula="of:=[.K91]-[.J91]" office:value-type="float" office:value="-1510.86" calcext:value-type="float">
              <text:p>-1510.86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01/08/2015</text:p>
              </table:table-cell>
              <table:table-cell office:value-type="string" calcext:value-type="string">
                <text:p>ABUL778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STX</text:p>
              </table:table-cell>
              <table:table-cell office:value-type="string" calcext:value-type="string">
                <text:p>STX</text:p>
              </table:table-cell>
              <table:table-cell/>
              <table:table-cell office:value-type="float" office:value="30" calcext:value-type="float">
                <text:p>30</text:p>
              </table:table-cell>
              <table:table-cell office:value-type="float" office:value="65.5" calcext:value-type="float">
                <text:p>65.5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1962.43" calcext:value-type="float">
                <text:p>1962.4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7/2015</text:p>
              </table:table-cell>
              <table:table-cell office:value-type="string" calcext:value-type="string">
                <text:p>ABUL5363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STX</text:p>
              </table:table-cell>
              <table:table-cell office:value-type="string" calcext:value-type="string">
                <text:p>STX</text:p>
              </table:table-cell>
              <table:table-cell/>
              <table:table-cell office:value-type="float" office:value="30" calcext:value-type="float">
                <text:p>30</text:p>
              </table:table-cell>
              <table:table-cell office:value-type="float" office:value="63.95" calcext:value-type="float">
                <text:p>63.9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921" calcext:value-type="float">
                <text:p>-1921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7/2015</text:p>
              </table:table-cell>
              <table:table-cell office:value-type="string" calcext:value-type="string">
                <text:p>ABUL509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STX</text:p>
              </table:table-cell>
              <table:table-cell office:value-type="string" calcext:value-type="string">
                <text:p>STX</text:p>
              </table:table-cell>
              <table:table-cell/>
              <table:table-cell office:value-type="float" office:value="30" calcext:value-type="float">
                <text:p>30</text:p>
              </table:table-cell>
              <table:table-cell office:value-type="float" office:value="63.22" calcext:value-type="float">
                <text:p>63.22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894.04" calcext:value-type="float">
                <text:p>1894.0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7/2015</text:p>
              </table:table-cell>
              <table:table-cell office:value-type="string" calcext:value-type="string">
                <text:p>ABUL5061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STX</text:p>
              </table:table-cell>
              <table:table-cell office:value-type="string" calcext:value-type="string">
                <text:p>STX</text:p>
              </table:table-cell>
              <table:table-cell/>
              <table:table-cell office:value-type="float" office:value="30" calcext:value-type="float">
                <text:p>30</text:p>
              </table:table-cell>
              <table:table-cell office:value-type="float" office:value="63.61" calcext:value-type="float">
                <text:p>63.61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910.8" calcext:value-type="float">
                <text:p>-1910.8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STX Sum</text:p>
            </table:table-cell>
            <table:table-cell table:number-columns-repeated="4"/>
            <table:table-cell table:style-name="Result" table:formula="of:=SUBTOTAL(9;[.$K$93:.$K$96])" office:value-type="float" office:value="24.6700000000001" calcext:value-type="float">
              <text:p>24.67</text:p>
            </table:table-cell>
            <table:table-cell table:formula="of:=[.K97]-[.J97]" office:value-type="float" office:value="24.6700000000001" calcext:value-type="float">
              <text:p>24.67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2/12/2014</text:p>
              </table:table-cell>
              <table:table-cell office:value-type="string" calcext:value-type="string">
                <text:p>ABUI1543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SD</text:p>
              </table:table-cell>
              <table:table-cell office:value-type="string" calcext:value-type="string">
                <text:p>SD</text:p>
              </table:table-cell>
              <table:table-cell/>
              <table:table-cell office:value-type="float" office:value="500" calcext:value-type="float">
                <text:p>500</text:p>
              </table:table-cell>
              <table:table-cell office:value-type="float" office:value="1.66" calcext:value-type="float">
                <text:p>1.66</text:p>
              </table:table-cell>
              <table:table-cell office:value-type="float" office:value="2.56" calcext:value-type="float">
                <text:p>2.56</text:p>
              </table:table-cell>
              <table:table-cell office:value-type="float" office:value="827.42" calcext:value-type="float">
                <text:p>827.42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9/2014</text:p>
              </table:table-cell>
              <table:table-cell office:value-type="string" calcext:value-type="string">
                <text:p>ABUH6141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SD</text:p>
              </table:table-cell>
              <table:table-cell office:value-type="string" calcext:value-type="string">
                <text:p>SD</text:p>
              </table:table-cell>
              <table:table-cell/>
              <table:table-cell office:value-type="float" office:value="500" calcext:value-type="float">
                <text:p>500</text:p>
              </table:table-cell>
              <table:table-cell office:value-type="float" office:value="2.18" calcext:value-type="float">
                <text:p>2.18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092.5" calcext:value-type="float">
                <text:p>-1092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2/2014</text:p>
              </table:table-cell>
              <table:table-cell office:value-type="string" calcext:value-type="string">
                <text:p>ABUG4761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SD</text:p>
              </table:table-cell>
              <table:table-cell office:value-type="string" calcext:value-type="string">
                <text:p>SD</text:p>
              </table:table-cell>
              <table:table-cell/>
              <table:table-cell office:value-type="float" office:value="500" calcext:value-type="float">
                <text:p>500</text:p>
              </table:table-cell>
              <table:table-cell office:value-type="float" office:value="2.69" calcext:value-type="float">
                <text:p>2.69</text:p>
              </table:table-cell>
              <table:table-cell office:value-type="float" office:value="2.56" calcext:value-type="float">
                <text:p>2.56</text:p>
              </table:table-cell>
              <table:table-cell office:value-type="float" office:value="1342.41" calcext:value-type="float">
                <text:p>1342.41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1/2014</text:p>
              </table:table-cell>
              <table:table-cell office:value-type="string" calcext:value-type="string">
                <text:p>ABUG342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SD</text:p>
              </table:table-cell>
              <table:table-cell office:value-type="string" calcext:value-type="string">
                <text:p>SD</text:p>
              </table:table-cell>
              <table:table-cell/>
              <table:table-cell office:value-type="float" office:value="500" calcext:value-type="float">
                <text:p>500</text:p>
              </table:table-cell>
              <table:table-cell office:value-type="float" office:value="2.45" calcext:value-type="float">
                <text:p>2.4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227.5" calcext:value-type="float">
                <text:p>-1227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22/2014</text:p>
              </table:table-cell>
              <table:table-cell office:value-type="string" calcext:value-type="string">
                <text:p>ABTZ5052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SD</text:p>
              </table:table-cell>
              <table:table-cell office:value-type="string" calcext:value-type="string">
                <text:p>SD</text:p>
              </table:table-cell>
              <table:table-cell/>
              <table:table-cell office:value-type="float" office:value="200" calcext:value-type="float">
                <text:p>200</text:p>
              </table:table-cell>
              <table:table-cell office:value-type="float" office:value="4.08" calcext:value-type="float">
                <text:p>4.08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813.46" calcext:value-type="float">
                <text:p>813.46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16/2014</text:p>
              </table:table-cell>
              <table:table-cell office:value-type="string" calcext:value-type="string">
                <text:p>ABTY4017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SD</text:p>
              </table:table-cell>
              <table:table-cell office:value-type="string" calcext:value-type="string">
                <text:p>SD</text:p>
              </table:table-cell>
              <table:table-cell/>
              <table:table-cell office:value-type="float" office:value="200" calcext:value-type="float">
                <text:p>200</text:p>
              </table:table-cell>
              <table:table-cell office:value-type="float" office:value="4.24" calcext:value-type="float">
                <text:p>4.24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850.5" calcext:value-type="float">
                <text:p>-850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04/2014</text:p>
              </table:table-cell>
              <table:table-cell office:value-type="string" calcext:value-type="string">
                <text:p>ABTM8692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SD</text:p>
              </table:table-cell>
              <table:table-cell office:value-type="string" calcext:value-type="string">
                <text:p>SD</text:p>
              </table:table-cell>
              <table:table-cell/>
              <table:table-cell office:value-type="float" office:value="300" calcext:value-type="float">
                <text:p>300</text:p>
              </table:table-cell>
              <table:table-cell office:value-type="float" office:value="4.9703" calcext:value-type="float">
                <text:p>4.9703</text:p>
              </table:table-cell>
              <table:table-cell office:value-type="float" office:value="2.53" calcext:value-type="float">
                <text:p>2.53</text:p>
              </table:table-cell>
              <table:table-cell office:value-type="float" office:value="1488.53" calcext:value-type="float">
                <text:p>1488.5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8/07/2014</text:p>
              </table:table-cell>
              <table:table-cell office:value-type="string" calcext:value-type="string">
                <text:p>ABTM8584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SD</text:p>
              </table:table-cell>
              <table:table-cell office:value-type="string" calcext:value-type="string">
                <text:p>SD</text:p>
              </table:table-cell>
              <table:table-cell/>
              <table:table-cell office:value-type="float" office:value="300" calcext:value-type="float">
                <text:p>300</text:p>
              </table:table-cell>
              <table:table-cell office:value-type="float" office:value="5.13" calcext:value-type="float">
                <text:p>5.13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541.5" calcext:value-type="float">
                <text:p>-1541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SD Sum</text:p>
            </table:table-cell>
            <table:table-cell table:number-columns-repeated="3"/>
            <table:table-cell table:formula="of:=SUM([.J99:.J106])" office:value-type="float" office:value="20.17" calcext:value-type="float">
              <text:p>20.17</text:p>
            </table:table-cell>
            <table:table-cell table:style-name="Result" table:formula="of:=SUBTOTAL(9;[.$K$99:.$K$106])" office:value-type="float" office:value="-240.18" calcext:value-type="float">
              <text:p>-240.18</text:p>
            </table:table-cell>
            <table:table-cell table:formula="of:=[.K107]-[.J107]" office:value-type="float" office:value="-260.35" calcext:value-type="float">
              <text:p>-260.35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01/08/2015</text:p>
              </table:table-cell>
              <table:table-cell office:value-type="string" calcext:value-type="string">
                <text:p>ABUL8387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S</text:p>
              </table:table-cell>
              <table:table-cell office:value-type="string" calcext:value-type="string">
                <text:p>S</text:p>
              </table:table-cell>
              <table:table-cell/>
              <table:table-cell office:value-type="float" office:value="400" calcext:value-type="float">
                <text:p>400</text:p>
              </table:table-cell>
              <table:table-cell office:value-type="float" office:value="4.19" calcext:value-type="float">
                <text:p>4.19</text:p>
              </table:table-cell>
              <table:table-cell office:value-type="float" office:value="2.55" calcext:value-type="float">
                <text:p>2.55</text:p>
              </table:table-cell>
              <table:table-cell office:value-type="float" office:value="1673.41" calcext:value-type="float">
                <text:p>1673.41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8/2015</text:p>
              </table:table-cell>
              <table:table-cell office:value-type="string" calcext:value-type="string">
                <text:p>ABUL7648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S</text:p>
              </table:table-cell>
              <table:table-cell office:value-type="string" calcext:value-type="string">
                <text:p>S</text:p>
              </table:table-cell>
              <table:table-cell/>
              <table:table-cell office:value-type="float" office:value="400" calcext:value-type="float">
                <text:p>400</text:p>
              </table:table-cell>
              <table:table-cell office:value-type="float" office:value="4.25" calcext:value-type="float">
                <text:p>4.2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702.5" calcext:value-type="float">
                <text:p>-1702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S Sum</text:p>
            </table:table-cell>
            <table:table-cell table:number-columns-repeated="3"/>
            <table:table-cell table:formula="of:=SUM([.J109:.J110])" office:value-type="float" office:value="5.05" calcext:value-type="float">
              <text:p>5.05</text:p>
            </table:table-cell>
            <table:table-cell table:style-name="Result" table:formula="of:=SUBTOTAL(9;[.$K$109:.$K$110])" office:value-type="float" office:value="-29.0899999999999" calcext:value-type="float">
              <text:p>-29.09</text:p>
            </table:table-cell>
            <table:table-cell table:formula="of:=[.K111]-[.J111]" office:value-type="float" office:value="-34.1399999999999" calcext:value-type="float">
              <text:p>-34.14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0/13/2014</text:p>
              </table:table-cell>
              <table:table-cell office:value-type="string" calcext:value-type="string">
                <text:p>ABTX6654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ROST</text:p>
              </table:table-cell>
              <table:table-cell office:value-type="string" calcext:value-type="string">
                <text:p>ROS</text:p>
              </table:table-cell>
              <table:table-cell/>
              <table:table-cell office:value-type="float" office:value="28" calcext:value-type="float">
                <text:p>28</text:p>
              </table:table-cell>
              <table:table-cell office:value-type="float" office:value="77.25" calcext:value-type="float">
                <text:p>77.2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65.5" calcext:value-type="float">
                <text:p>-2165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4/2014</text:p>
              </table:table-cell>
              <table:table-cell office:value-type="string" calcext:value-type="string">
                <text:p>ABUD0436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ROST</text:p>
              </table:table-cell>
              <table:table-cell office:value-type="string" calcext:value-type="string">
                <text:p>ROS</text:p>
              </table:table-cell>
              <table:table-cell/>
              <table:table-cell office:value-type="float" office:value="28" calcext:value-type="float">
                <text:p>28</text:p>
              </table:table-cell>
              <table:table-cell office:value-type="float" office:value="81.07" calcext:value-type="float">
                <text:p>81.07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267.39" calcext:value-type="float">
                <text:p>2267.39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ROS Sum</text:p>
            </table:table-cell>
            <table:table-cell table:number-columns-repeated="4"/>
            <table:table-cell table:style-name="Result" table:formula="of:=SUBTOTAL(9;[.$K$113:.$K$114])" office:value-type="float" office:value="101.89" calcext:value-type="float">
              <text:p>101.89</text:p>
            </table:table-cell>
            <table:table-cell table:formula="of:=[.K115]-[.J115]" office:value-type="float" office:value="101.89" calcext:value-type="float">
              <text:p>101.89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09/17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RIG</text:p>
              </table:table-cell>
              <table:table-cell office:value-type="string" calcext:value-type="string">
                <text:p>RIG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37.5" calcext:value-type="float">
                <text:p>37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05/2014</text:p>
              </table:table-cell>
              <table:table-cell office:value-type="string" calcext:value-type="string">
                <text:p>ABTQ4627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RIG</text:p>
              </table:table-cell>
              <table:table-cell office:value-type="string" calcext:value-type="string">
                <text:p>RIG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37.37" calcext:value-type="float">
                <text:p>37.37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865.94" calcext:value-type="float">
                <text:p>1865.9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8/07/2014</text:p>
              </table:table-cell>
              <table:table-cell office:value-type="string" calcext:value-type="string">
                <text:p>ABTM856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RIG</text:p>
              </table:table-cell>
              <table:table-cell office:value-type="string" calcext:value-type="string">
                <text:p>RIG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38.3" calcext:value-type="float">
                <text:p>38.3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917.5" calcext:value-type="float">
                <text:p>-1917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RIG Sum</text:p>
            </table:table-cell>
            <table:table-cell table:number-columns-repeated="3"/>
            <table:table-cell table:formula="of:=SUM([.J117:.J119])" office:value-type="float" office:value="5.01" calcext:value-type="float">
              <text:p>5.01</text:p>
            </table:table-cell>
            <table:table-cell table:style-name="Result" table:formula="of:=SUBTOTAL(9;[.$K$117:.$K$119])" office:value-type="float" office:value="-14.0599999999999" calcext:value-type="float">
              <text:p>-14.06</text:p>
            </table:table-cell>
            <table:table-cell table:formula="of:=[.K120]-[.J120]" office:value-type="float" office:value="-19.0699999999999" calcext:value-type="float">
              <text:p>-19.07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2/18/2014</text:p>
              </table:table-cell>
              <table:table-cell office:value-type="string" calcext:value-type="string">
                <text:p>ABUJ0129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RAD</text:p>
              </table:table-cell>
              <table:table-cell office:value-type="string" calcext:value-type="string">
                <text:p>RAD</text:p>
              </table:table-cell>
              <table:table-cell/>
              <table:table-cell office:value-type="float" office:value="200" calcext:value-type="float">
                <text:p>200</text:p>
              </table:table-cell>
              <table:table-cell office:value-type="float" office:value="6.96" calcext:value-type="float">
                <text:p>6.96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1389.44" calcext:value-type="float">
                <text:p>1389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7/2014</text:p>
              </table:table-cell>
              <table:table-cell office:value-type="string" calcext:value-type="string">
                <text:p>ABUI9160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RAD</text:p>
              </table:table-cell>
              <table:table-cell office:value-type="string" calcext:value-type="string">
                <text:p>RAD</text:p>
              </table:table-cell>
              <table:table-cell/>
              <table:table-cell office:value-type="float" office:value="200" calcext:value-type="float">
                <text:p>200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1197.45" calcext:value-type="float">
                <text:p>1197.4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6/2014</text:p>
              </table:table-cell>
              <table:table-cell office:value-type="string" calcext:value-type="string">
                <text:p>ABUI6792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RAD</text:p>
              </table:table-cell>
              <table:table-cell office:value-type="string" calcext:value-type="string">
                <text:p>RAD</text:p>
              </table:table-cell>
              <table:table-cell/>
              <table:table-cell office:value-type="float" office:value="200" calcext:value-type="float">
                <text:p>200</text:p>
              </table:table-cell>
              <table:table-cell office:value-type="float" office:value="5.83" calcext:value-type="float">
                <text:p>5.83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168.5" calcext:value-type="float">
                <text:p>-1168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6/2014</text:p>
              </table:table-cell>
              <table:table-cell office:value-type="string" calcext:value-type="string">
                <text:p>ABUI627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RAD</text:p>
              </table:table-cell>
              <table:table-cell office:value-type="string" calcext:value-type="string">
                <text:p>RAD</text:p>
              </table:table-cell>
              <table:table-cell/>
              <table:table-cell office:value-type="float" office:value="200" calcext:value-type="float">
                <text:p>200</text:p>
              </table:table-cell>
              <table:table-cell office:value-type="float" office:value="5.78" calcext:value-type="float">
                <text:p>5.78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158.5" calcext:value-type="float">
                <text:p>-1158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6/2014</text:p>
              </table:table-cell>
              <table:table-cell office:value-type="string" calcext:value-type="string">
                <text:p>ABUI6187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RAD</text:p>
              </table:table-cell>
              <table:table-cell office:value-type="string" calcext:value-type="string">
                <text:p>RAD</text:p>
              </table:table-cell>
              <table:table-cell/>
              <table:table-cell office:value-type="float" office:value="300" calcext:value-type="float">
                <text:p>300</text:p>
              </table:table-cell>
              <table:table-cell office:value-type="float" office:value="5.81" calcext:value-type="float">
                <text:p>5.81</text:p>
              </table:table-cell>
              <table:table-cell office:value-type="float" office:value="2.54" calcext:value-type="float">
                <text:p>2.54</text:p>
              </table:table-cell>
              <table:table-cell office:value-type="float" office:value="1740.42" calcext:value-type="float">
                <text:p>1740.42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6/2014</text:p>
              </table:table-cell>
              <table:table-cell office:value-type="string" calcext:value-type="string">
                <text:p>ABUI616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RAD</text:p>
              </table:table-cell>
              <table:table-cell office:value-type="string" calcext:value-type="string">
                <text:p>RAD</text:p>
              </table:table-cell>
              <table:table-cell/>
              <table:table-cell office:value-type="float" office:value="300" calcext:value-type="float">
                <text:p>300</text:p>
              </table:table-cell>
              <table:table-cell office:value-type="float" office:value="5.85" calcext:value-type="float">
                <text:p>5.8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757.5" calcext:value-type="float">
                <text:p>-1757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RAD Sum</text:p>
            </table:table-cell>
            <table:table-cell table:number-columns-repeated="3"/>
            <table:table-cell table:formula="of:=SUM([.J122:.J127])" office:value-type="float" office:value="15.08" calcext:value-type="float">
              <text:p>15.08</text:p>
            </table:table-cell>
            <table:table-cell table:style-name="Result" table:formula="of:=SUBTOTAL(9;[.$K$122:.$K$127])" office:value-type="float" office:value="242.81" calcext:value-type="float">
              <text:p>242.81</text:p>
            </table:table-cell>
            <table:table-cell table:formula="of:=[.K128]-[.J128]" office:value-type="float" office:value="227.73" calcext:value-type="float">
              <text:p>227.73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08/14/2014</text:p>
              </table:table-cell>
              <table:table-cell office:value-type="string" calcext:value-type="string">
                <text:p>ABTN9425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PFE</text:p>
              </table:table-cell>
              <table:table-cell office:value-type="string" calcext:value-type="string">
                <text:p>PFE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28.4" calcext:value-type="float">
                <text:p>28.4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422.5" calcext:value-type="float">
                <text:p>-1422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09/2014</text:p>
              </table:table-cell>
              <table:table-cell office:value-type="string" calcext:value-type="string">
                <text:p>ABTQ4595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PFE</text:p>
              </table:table-cell>
              <table:table-cell office:value-type="string" calcext:value-type="string">
                <text:p>PFE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29.015" calcext:value-type="float">
                <text:p>29.015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448.2" calcext:value-type="float">
                <text:p>1448.2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PFE Sum</text:p>
            </table:table-cell>
            <table:table-cell table:number-columns-repeated="3"/>
            <table:table-cell table:formula="of:=SUM([.J130:.J131])" office:value-type="float" office:value="5.01" calcext:value-type="float">
              <text:p>5.01</text:p>
            </table:table-cell>
            <table:table-cell table:style-name="Result" table:formula="of:=SUBTOTAL(9;[.$K$130:.$K$131])" office:value-type="float" office:value="25.7" calcext:value-type="float">
              <text:p>25.7</text:p>
            </table:table-cell>
            <table:table-cell table:formula="of:=[.K132]-[.J132]" office:value-type="float" office:value="20.69" calcext:value-type="float">
              <text:p>20.69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01/06/2015</text:p>
              </table:table-cell>
              <table:table-cell office:value-type="string" calcext:value-type="string">
                <text:p>ABUL4235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PF</text:p>
              </table:table-cell>
              <table:table-cell office:value-type="string" calcext:value-type="string">
                <text:p>PF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34.58" calcext:value-type="float">
                <text:p>34.58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726.45" calcext:value-type="float">
                <text:p>1726.4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6/2015</text:p>
              </table:table-cell>
              <table:table-cell office:value-type="string" calcext:value-type="string">
                <text:p>ABUL3637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PF</text:p>
              </table:table-cell>
              <table:table-cell office:value-type="string" calcext:value-type="string">
                <text:p>PF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34.76" calcext:value-type="float">
                <text:p>34.76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740.5" calcext:value-type="float">
                <text:p>-1740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1/2014</text:p>
              </table:table-cell>
              <table:table-cell office:value-type="string" calcext:value-type="string">
                <text:p>ABUG3210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PF</text:p>
              </table:table-cell>
              <table:table-cell office:value-type="string" calcext:value-type="string">
                <text:p>PF</text:p>
              </table:table-cell>
              <table:table-cell/>
              <table:table-cell office:value-type="float" office:value="35" calcext:value-type="float">
                <text:p>35</text:p>
              </table:table-cell>
              <table:table-cell office:value-type="float" office:value="33.82" calcext:value-type="float">
                <text:p>33.82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186.2" calcext:value-type="float">
                <text:p>-1186.2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5/2014</text:p>
              </table:table-cell>
              <table:table-cell office:value-type="string" calcext:value-type="string">
                <text:p>ABUI3848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PF</text:p>
              </table:table-cell>
              <table:table-cell office:value-type="string" calcext:value-type="string">
                <text:p>PF</text:p>
              </table:table-cell>
              <table:table-cell/>
              <table:table-cell office:value-type="float" office:value="35" calcext:value-type="float">
                <text:p>35</text:p>
              </table:table-cell>
              <table:table-cell office:value-type="float" office:value="34" calcext:value-type="float">
                <text:p>34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187.46" calcext:value-type="float">
                <text:p>1187.46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PF Sum</text:p>
            </table:table-cell>
            <table:table-cell table:number-columns-repeated="3"/>
            <table:table-cell table:formula="of:=SUM([.J134:.J137])" office:value-type="float" office:value="10.02" calcext:value-type="float">
              <text:p>10.02</text:p>
            </table:table-cell>
            <table:table-cell table:style-name="Result" table:formula="of:=SUBTOTAL(9;[.$K$134:.$K$137])" office:value-type="float" office:value="-12.79" calcext:value-type="float">
              <text:p>-12.79</text:p>
            </table:table-cell>
            <table:table-cell table:formula="of:=[.K138]-[.J138]" office:value-type="float" office:value="-22.81" calcext:value-type="float">
              <text:p>-22.81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07/30/2014</text:p>
              </table:table-cell>
              <table:table-cell office:value-type="string" calcext:value-type="string">
                <text:p>ABTL289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PEP</text:p>
              </table:table-cell>
              <table:table-cell office:value-type="string" calcext:value-type="string">
                <text:p>PEP</text:p>
              </table:table-cell>
              <table:table-cell/>
              <table:table-cell office:value-type="float" office:value="20" calcext:value-type="float">
                <text:p>20</text:p>
              </table:table-cell>
              <table:table-cell office:value-type="float" office:value="89.17" calcext:value-type="float">
                <text:p>89.17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785.9" calcext:value-type="float">
                <text:p>-1785.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31/2014</text:p>
              </table:table-cell>
              <table:table-cell office:value-type="string" calcext:value-type="string">
                <text:p>ABTL2915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PEP</text:p>
              </table:table-cell>
              <table:table-cell office:value-type="string" calcext:value-type="string">
                <text:p>PEP</text:p>
              </table:table-cell>
              <table:table-cell/>
              <table:table-cell office:value-type="float" office:value="20" calcext:value-type="float">
                <text:p>20</text:p>
              </table:table-cell>
              <table:table-cell office:value-type="float" office:value="88.24" calcext:value-type="float">
                <text:p>88.24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762.25" calcext:value-type="float">
                <text:p>1762.2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PEP Sum</text:p>
            </table:table-cell>
            <table:table-cell table:number-columns-repeated="4"/>
            <table:table-cell table:style-name="Result" table:formula="of:=SUBTOTAL(9;[.$K$140:.$K$141])" office:value-type="float" office:value="-23.6500000000001" calcext:value-type="float">
              <text:p>-23.65</text:p>
            </table:table-cell>
            <table:table-cell table:formula="of:=[.K142]-[.J142]" office:value-type="float" office:value="-23.6500000000001" calcext:value-type="float">
              <text:p>-23.65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1/04/2014</text:p>
              </table:table-cell>
              <table:table-cell office:value-type="string" calcext:value-type="string">
                <text:p>ABUB5591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NLY</text:p>
              </table:table-cell>
              <table:table-cell office:value-type="string" calcext:value-type="string">
                <text:p>NLY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1.295" calcext:value-type="float">
                <text:p>11.295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1126.95" calcext:value-type="float">
                <text:p>1126.9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31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NLY</text:p>
              </table:table-cell>
              <table:table-cell office:value-type="string" calcext:value-type="string">
                <text:p>NLY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30" calcext:value-type="float">
                <text:p>30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25/2014</text:p>
              </table:table-cell>
              <table:table-cell office:value-type="string" calcext:value-type="string">
                <text:p>ABTV1411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NLY</text:p>
              </table:table-cell>
              <table:table-cell office:value-type="string" calcext:value-type="string">
                <text:p>NLY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1.29" calcext:value-type="float">
                <text:p>11.2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131.5" calcext:value-type="float">
                <text:p>-1131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10/2014</text:p>
              </table:table-cell>
              <table:table-cell office:value-type="string" calcext:value-type="string">
                <text:p>ABTQ6359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NLY</text:p>
              </table:table-cell>
              <table:table-cell office:value-type="string" calcext:value-type="string">
                <text:p>NLY</text:p>
              </table:table-cell>
              <table:table-cell/>
              <table:table-cell office:value-type="float" office:value="150" calcext:value-type="float">
                <text:p>150</text:p>
              </table:table-cell>
              <table:table-cell office:value-type="float" office:value="11.685" calcext:value-type="float">
                <text:p>11.685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1750.19" calcext:value-type="float">
                <text:p>1750.1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8/13/2014</text:p>
              </table:table-cell>
              <table:table-cell office:value-type="string" calcext:value-type="string">
                <text:p>ABTN7223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NLY</text:p>
              </table:table-cell>
              <table:table-cell office:value-type="string" calcext:value-type="string">
                <text:p>NLY</text:p>
              </table:table-cell>
              <table:table-cell/>
              <table:table-cell office:value-type="float" office:value="150" calcext:value-type="float">
                <text:p>150</text:p>
              </table:table-cell>
              <table:table-cell office:value-type="float" office:value="11.52" calcext:value-type="float">
                <text:p>11.52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730.5" calcext:value-type="float">
                <text:p>-1730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9/2015</text:p>
              </table:table-cell>
              <table:table-cell office:value-type="string" calcext:value-type="string">
                <text:p>ABUL4211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NLY</text:p>
              </table:table-cell>
              <table:table-cell office:value-type="string" calcext:value-type="string">
                <text:p>NLY</text:p>
              </table:table-cell>
              <table:table-cell/>
              <table:table-cell office:value-type="float" office:value="150" calcext:value-type="float">
                <text:p>150</text:p>
              </table:table-cell>
              <table:table-cell office:value-type="float" office:value="10.795" calcext:value-type="float">
                <text:p>10.795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1616.69" calcext:value-type="float">
                <text:p>1616.6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6/2015</text:p>
              </table:table-cell>
              <table:table-cell office:value-type="string" calcext:value-type="string">
                <text:p>ABUL3651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NLY</text:p>
              </table:table-cell>
              <table:table-cell office:value-type="string" calcext:value-type="string">
                <text:p>NLY</text:p>
              </table:table-cell>
              <table:table-cell/>
              <table:table-cell office:value-type="float" office:value="150" calcext:value-type="float">
                <text:p>150</text:p>
              </table:table-cell>
              <table:table-cell office:value-type="float" office:value="10.94" calcext:value-type="float">
                <text:p>10.94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643.5" calcext:value-type="float">
                <text:p>-1643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NLY Sum</text:p>
            </table:table-cell>
            <table:table-cell table:number-columns-repeated="3"/>
            <table:table-cell table:formula="of:=SUM([.J144:.J150])" office:value-type="float" office:value="15.06" calcext:value-type="float">
              <text:p>15.06</text:p>
            </table:table-cell>
            <table:table-cell table:style-name="Result" table:formula="of:=SUBTOTAL(9;[.$K$144:.$K$150])" office:value-type="float" office:value="18.3300000000002" calcext:value-type="float">
              <text:p>18.33</text:p>
            </table:table-cell>
            <table:table-cell table:formula="of:=[.K151]-[.J151]" office:value-type="float" office:value="3.27000000000016" calcext:value-type="float">
              <text:p>3.27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2/11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MSFT</text:p>
              </table:table-cell>
              <table:table-cell office:value-type="string" calcext:value-type="string">
                <text:p>MSF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15.5" calcext:value-type="float">
                <text:p>15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24/2014</text:p>
              </table:table-cell>
              <table:table-cell office:value-type="string" calcext:value-type="string">
                <text:p>ABUF3961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MSFT</text:p>
              </table:table-cell>
              <table:table-cell office:value-type="string" calcext:value-type="string">
                <text:p>MSF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47.77" calcext:value-type="float">
                <text:p>47.77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385.93" calcext:value-type="float">
                <text:p>2385.9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17/2014</text:p>
              </table:table-cell>
              <table:table-cell office:value-type="string" calcext:value-type="string">
                <text:p>ABTY748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MSFT</text:p>
              </table:table-cell>
              <table:table-cell office:value-type="string" calcext:value-type="string">
                <text:p>MSF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43.43" calcext:value-type="float">
                <text:p>43.43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74" calcext:value-type="float">
                <text:p>-2174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MSF Sum</text:p>
            </table:table-cell>
            <table:table-cell table:number-columns-repeated="3"/>
            <table:table-cell table:formula="of:=SUM([.J153:.J155])" office:value-type="float" office:value="5.01" calcext:value-type="float">
              <text:p>5.01</text:p>
            </table:table-cell>
            <table:table-cell table:style-name="Result" table:formula="of:=SUBTOTAL(9;[.$K$153:.$K$155])" office:value-type="float" office:value="227.43" calcext:value-type="float">
              <text:p>227.43</text:p>
            </table:table-cell>
            <table:table-cell table:formula="of:=[.K156]-[.J156]" office:value-type="float" office:value="222.42" calcext:value-type="float">
              <text:p>222.42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2/17/2014</text:p>
              </table:table-cell>
              <table:table-cell office:value-type="string" calcext:value-type="string">
                <text:p>ABUI8823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MGM</text:p>
              </table:table-cell>
              <table:table-cell office:value-type="string" calcext:value-type="string">
                <text:p>MGM</text:p>
              </table:table-cell>
              <table:table-cell/>
              <table:table-cell office:value-type="float" office:value="150" calcext:value-type="float">
                <text:p>150</text:p>
              </table:table-cell>
              <table:table-cell office:value-type="float" office:value="18.38" calcext:value-type="float">
                <text:p>18.38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2754.41" calcext:value-type="float">
                <text:p>2754.41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7/2014</text:p>
              </table:table-cell>
              <table:table-cell office:value-type="string" calcext:value-type="string">
                <text:p>ABUI838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MGM</text:p>
              </table:table-cell>
              <table:table-cell office:value-type="string" calcext:value-type="string">
                <text:p>MGM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17.81" calcext:value-type="float">
                <text:p>17.81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893" calcext:value-type="float">
                <text:p>-89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7/2014</text:p>
              </table:table-cell>
              <table:table-cell office:value-type="string" calcext:value-type="string">
                <text:p>ABUI7902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MGM</text:p>
              </table:table-cell>
              <table:table-cell office:value-type="string" calcext:value-type="string">
                <text:p>MGM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7.95" calcext:value-type="float">
                <text:p>17.9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797.5" calcext:value-type="float">
                <text:p>-1797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MGM Sum</text:p>
            </table:table-cell>
            <table:table-cell table:number-columns-repeated="3"/>
            <table:table-cell table:formula="of:=SUM([.J158:.J160])" office:value-type="float" office:value="7.52" calcext:value-type="float">
              <text:p>7.52</text:p>
            </table:table-cell>
            <table:table-cell table:style-name="Result" table:formula="of:=SUBTOTAL(9;[.$K$158:.$K$160])" office:value-type="float" office:value="63.9099999999999" calcext:value-type="float">
              <text:p>63.91</text:p>
            </table:table-cell>
            <table:table-cell table:formula="of:=[.K161]-[.J161]" office:value-type="float" office:value="56.3899999999999" calcext:value-type="float">
              <text:p>56.39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01/07/2015</text:p>
              </table:table-cell>
              <table:table-cell office:value-type="string" calcext:value-type="string">
                <text:p>ABUL5798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LNCO</text:p>
              </table:table-cell>
              <table:table-cell office:value-type="string" calcext:value-type="string">
                <text:p>LNC</text:p>
              </table:table-cell>
              <table:table-cell/>
              <table:table-cell office:value-type="float" office:value="150" calcext:value-type="float">
                <text:p>150</text:p>
              </table:table-cell>
              <table:table-cell office:value-type="float" office:value="10.93" calcext:value-type="float">
                <text:p>10.93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1636.94" calcext:value-type="float">
                <text:p>1636.9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7/2015</text:p>
              </table:table-cell>
              <table:table-cell office:value-type="string" calcext:value-type="string">
                <text:p>ABUL5033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LNCO</text:p>
              </table:table-cell>
              <table:table-cell office:value-type="string" calcext:value-type="string">
                <text:p>LNC</text:p>
              </table:table-cell>
              <table:table-cell/>
              <table:table-cell office:value-type="float" office:value="150" calcext:value-type="float">
                <text:p>150</text:p>
              </table:table-cell>
              <table:table-cell office:value-type="float" office:value="11.58" calcext:value-type="float">
                <text:p>11.58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739.5" calcext:value-type="float">
                <text:p>-1739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LNC Sum</text:p>
            </table:table-cell>
            <table:table-cell table:number-columns-repeated="4"/>
            <table:table-cell table:style-name="Result" table:formula="of:=SUBTOTAL(9;[.$K$162:.$K$163])" office:value-type="float" office:value="-102.56" calcext:value-type="float">
              <text:p>-102.56</text:p>
            </table:table-cell>
            <table:table-cell table:formula="of:=[.K164]-[.J164]" office:value-type="float" office:value="-102.56" calcext:value-type="float">
              <text:p>-102.56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10/20/2014</text:p>
              </table:table-cell>
              <table:table-cell office:value-type="string" calcext:value-type="string">
                <text:p>ABTZ0356</text:p>
              </table:table-cell>
              <table:table-cell office:value-type="string" calcext:value-type="string">
                <text:p>Buy-Put-Open</text:p>
              </table:table-cell>
              <table:table-cell office:value-type="string" calcext:value-type="string">
                <text:p>SYMBOL: LEN.P.42.00.20141122</text:p>
              </table:table-cell>
              <table:table-cell office:value-type="string" calcext:value-type="string">
                <text:p>LEN</text:p>
              </table:table-cell>
              <table:table-cell/>
              <table:table-cell office:value-type="float" office:value="5" calcext:value-type="float">
                <text:p>5</text:p>
              </table:table-cell>
              <table:table-cell office:value-type="float" office:value="1.41" calcext:value-type="float">
                <text:p>1.41</text:p>
              </table:table-cell>
              <table:table-cell office:value-type="float" office:value="5.2" calcext:value-type="float">
                <text:p>5.2</text:p>
              </table:table-cell>
              <table:table-cell office:value-type="float" office:value="-710.2" calcext:value-type="float">
                <text:p>-710.2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31/2014</text:p>
              </table:table-cell>
              <table:table-cell office:value-type="string" calcext:value-type="string">
                <text:p>ABTL0747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LEN</text:p>
              </table:table-cell>
              <table:table-cell office:value-type="string" calcext:value-type="string">
                <text:p>LEN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36.73" calcext:value-type="float">
                <text:p>36.73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833.94" calcext:value-type="float">
                <text:p>1833.9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29/2014</text:p>
              </table:table-cell>
              <table:table-cell office:value-type="string" calcext:value-type="string">
                <text:p>ABTL0713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LEN</text:p>
              </table:table-cell>
              <table:table-cell office:value-type="string" calcext:value-type="string">
                <text:p>LEN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37.15" calcext:value-type="float">
                <text:p>37.1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860" calcext:value-type="float">
                <text:p>-1860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LEN Sum</text:p>
            </table:table-cell>
            <table:table-cell table:number-columns-repeated="4"/>
            <table:table-cell table:style-name="Result" table:formula="of:=SUBTOTAL(9;[.$K$165:.$K$167])" office:value-type="float" office:value="-736.26" calcext:value-type="float">
              <text:p>-736.26</text:p>
            </table:table-cell>
            <table:table-cell table:formula="of:=[.K168]-[.J168]" office:value-type="float" office:value="-736.26" calcext:value-type="float">
              <text:p>-736.26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12/23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JNPR</text:p>
              </table:table-cell>
              <table:table-cell office:value-type="string" calcext:value-type="string">
                <text:p>JNP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5" calcext:value-type="float">
                <text:p>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9/2014</text:p>
              </table:table-cell>
              <table:table-cell office:value-type="string" calcext:value-type="string">
                <text:p>ABUG7567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JNPR</text:p>
              </table:table-cell>
              <table:table-cell office:value-type="string" calcext:value-type="string">
                <text:p>JNP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21.45" calcext:value-type="float">
                <text:p>21.45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1069.95" calcext:value-type="float">
                <text:p>1069.9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25/2014</text:p>
              </table:table-cell>
              <table:table-cell office:value-type="string" calcext:value-type="string">
                <text:p>ABUF499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JNPR</text:p>
              </table:table-cell>
              <table:table-cell office:value-type="string" calcext:value-type="string">
                <text:p>JNP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22.02" calcext:value-type="float">
                <text:p>22.02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103.5" calcext:value-type="float">
                <text:p>-1103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JNP Sum</text:p>
            </table:table-cell>
            <table:table-cell table:number-columns-repeated="4"/>
            <table:table-cell table:style-name="Result" table:formula="of:=SUBTOTAL(9;[.$K$169:.$K$171])" office:value-type="float" office:value="-28.55" calcext:value-type="float">
              <text:p>-28.55</text:p>
            </table:table-cell>
            <table:table-cell table:formula="of:=[.K172]-[.J172]" office:value-type="float" office:value="-28.55" calcext:value-type="float">
              <text:p>-28.55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12/10/2014</text:p>
              </table:table-cell>
              <table:table-cell office:value-type="string" calcext:value-type="string">
                <text:p>ABUH5520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JMEI</text:p>
              </table:table-cell>
              <table:table-cell office:value-type="string" calcext:value-type="string">
                <text:p>JME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14.56" calcext:value-type="float">
                <text:p>14.56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725.47" calcext:value-type="float">
                <text:p>725.47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8/2014</text:p>
              </table:table-cell>
              <table:table-cell office:value-type="string" calcext:value-type="string">
                <text:p>ABUG9798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JMEI</text:p>
              </table:table-cell>
              <table:table-cell office:value-type="string" calcext:value-type="string">
                <text:p>JME</text:p>
              </table:table-cell>
              <table:table-cell/>
              <table:table-cell office:value-type="float" office:value="80" calcext:value-type="float">
                <text:p>80</text:p>
              </table:table-cell>
              <table:table-cell office:value-type="float" office:value="15.97" calcext:value-type="float">
                <text:p>15.97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275.06" calcext:value-type="float">
                <text:p>1275.06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8/2014</text:p>
              </table:table-cell>
              <table:table-cell office:value-type="string" calcext:value-type="string">
                <text:p>ABUG9768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JMEI</text:p>
              </table:table-cell>
              <table:table-cell office:value-type="string" calcext:value-type="string">
                <text:p>JME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16.84" calcext:value-type="float">
                <text:p>16.84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844.5" calcext:value-type="float">
                <text:p>-844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4/2014</text:p>
              </table:table-cell>
              <table:table-cell office:value-type="string" calcext:value-type="string">
                <text:p>ABUG9762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JMEI</text:p>
              </table:table-cell>
              <table:table-cell office:value-type="string" calcext:value-type="string">
                <text:p>JME</text:p>
              </table:table-cell>
              <table:table-cell/>
              <table:table-cell office:value-type="float" office:value="80" calcext:value-type="float">
                <text:p>80</text:p>
              </table:table-cell>
              <table:table-cell office:value-type="float" office:value="17.42" calcext:value-type="float">
                <text:p>17.42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396.1" calcext:value-type="float">
                <text:p>-1396.1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13/2014</text:p>
              </table:table-cell>
              <table:table-cell office:value-type="string" calcext:value-type="string">
                <text:p>ABTX5311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JMEI</text:p>
              </table:table-cell>
              <table:table-cell office:value-type="string" calcext:value-type="string">
                <text:p>JME</text:p>
              </table:table-cell>
              <table:table-cell/>
              <table:table-cell office:value-type="float" office:value="90" calcext:value-type="float">
                <text:p>90</text:p>
              </table:table-cell>
              <table:table-cell office:value-type="float" office:value="23.5" calcext:value-type="float">
                <text:p>23.5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112.44" calcext:value-type="float">
                <text:p>2112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10/2014</text:p>
              </table:table-cell>
              <table:table-cell office:value-type="string" calcext:value-type="string">
                <text:p>ABTX5019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JMEI</text:p>
              </table:table-cell>
              <table:table-cell office:value-type="string" calcext:value-type="string">
                <text:p>JME</text:p>
              </table:table-cell>
              <table:table-cell/>
              <table:table-cell office:value-type="float" office:value="90" calcext:value-type="float">
                <text:p>90</text:p>
              </table:table-cell>
              <table:table-cell office:value-type="float" office:value="24.96" calcext:value-type="float">
                <text:p>24.96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248.9" calcext:value-type="float">
                <text:p>-2248.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7/2015</text:p>
              </table:table-cell>
              <table:table-cell office:value-type="string" calcext:value-type="string">
                <text:p>ABUL420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JMEI</text:p>
              </table:table-cell>
              <table:table-cell office:value-type="string" calcext:value-type="string">
                <text:p>JME</text:p>
              </table:table-cell>
              <table:table-cell/>
              <table:table-cell office:value-type="float" office:value="40" calcext:value-type="float">
                <text:p>40</text:p>
              </table:table-cell>
              <table:table-cell office:value-type="float" office:value="13.51" calcext:value-type="float">
                <text:p>13.51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537.87" calcext:value-type="float">
                <text:p>537.87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5/2015</text:p>
              </table:table-cell>
              <table:table-cell office:value-type="string" calcext:value-type="string">
                <text:p>ABUL1538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JMEI</text:p>
              </table:table-cell>
              <table:table-cell office:value-type="string" calcext:value-type="string">
                <text:p>JME</text:p>
              </table:table-cell>
              <table:table-cell/>
              <table:table-cell office:value-type="float" office:value="40" calcext:value-type="float">
                <text:p>40</text:p>
              </table:table-cell>
              <table:table-cell office:value-type="float" office:value="14.41" calcext:value-type="float">
                <text:p>14.41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578.9" calcext:value-type="float">
                <text:p>-578.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5/2015</text:p>
              </table:table-cell>
              <table:table-cell office:value-type="string" calcext:value-type="string">
                <text:p>ABUL1306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JMEI</text:p>
              </table:table-cell>
              <table:table-cell office:value-type="string" calcext:value-type="string">
                <text:p>JME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4.39" calcext:value-type="float">
                <text:p>14.39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436.45" calcext:value-type="float">
                <text:p>1436.4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5/2015</text:p>
              </table:table-cell>
              <table:table-cell office:value-type="string" calcext:value-type="string">
                <text:p>ABUL0771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JMEI</text:p>
              </table:table-cell>
              <table:table-cell office:value-type="string" calcext:value-type="string">
                <text:p>JME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4.45" calcext:value-type="float">
                <text:p>14.4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447.5" calcext:value-type="float">
                <text:p>-1447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JME Sum</text:p>
            </table:table-cell>
            <table:table-cell table:number-columns-repeated="4"/>
            <table:table-cell table:style-name="Result" table:formula="of:=SUBTOTAL(9;[.$K$173:.$K$182])" office:value-type="float" office:value="-428.61" calcext:value-type="float">
              <text:p>-428.61</text:p>
            </table:table-cell>
            <table:table-cell table:formula="of:=[.K183]-[.J183]" office:value-type="float" office:value="-428.61" calcext:value-type="float">
              <text:p>-428.61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01/07/2015</text:p>
              </table:table-cell>
              <table:table-cell office:value-type="string" calcext:value-type="string">
                <text:p>ABUL4192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JKS</text:p>
              </table:table-cell>
              <table:table-cell office:value-type="string" calcext:value-type="string">
                <text:p>JKS</text:p>
              </table:table-cell>
              <table:table-cell/>
              <table:table-cell office:value-type="float" office:value="200" calcext:value-type="float">
                <text:p>200</text:p>
              </table:table-cell>
              <table:table-cell office:value-type="float" office:value="17.46" calcext:value-type="float">
                <text:p>17.46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3489.4" calcext:value-type="float">
                <text:p>3489.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6/2015</text:p>
              </table:table-cell>
              <table:table-cell office:value-type="string" calcext:value-type="string">
                <text:p>ABUL3552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JKS</text:p>
              </table:table-cell>
              <table:table-cell office:value-type="string" calcext:value-type="string">
                <text:p>JKS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7.9" calcext:value-type="float">
                <text:p>17.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792.5" calcext:value-type="float">
                <text:p>-1792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5/2015</text:p>
              </table:table-cell>
              <table:table-cell office:value-type="string" calcext:value-type="string">
                <text:p>ABUL1249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JKS</text:p>
              </table:table-cell>
              <table:table-cell office:value-type="string" calcext:value-type="string">
                <text:p>JKS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9.33" calcext:value-type="float">
                <text:p>19.33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935.5" calcext:value-type="float">
                <text:p>-1935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JKS Sum</text:p>
            </table:table-cell>
            <table:table-cell table:number-columns-repeated="4"/>
            <table:table-cell table:style-name="Result" table:formula="of:=SUBTOTAL(9;[.$K$184:.$K$186])" office:value-type="float" office:value="-238.6" calcext:value-type="float">
              <text:p>-238.6</text:p>
            </table:table-cell>
            <table:table-cell table:formula="of:=[.K187]-[.J187]" office:value-type="float" office:value="-238.6" calcext:value-type="float">
              <text:p>-238.6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12/15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IPG</text:p>
              </table:table-cell>
              <table:table-cell office:value-type="string" calcext:value-type="string">
                <text:p>IPG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9.5" calcext:value-type="float">
                <text:p>9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8/2014</text:p>
              </table:table-cell>
              <table:table-cell office:value-type="string" calcext:value-type="string">
                <text:p>ABUH3743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IPG</text:p>
              </table:table-cell>
              <table:table-cell office:value-type="string" calcext:value-type="string">
                <text:p>IPG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0.365" calcext:value-type="float">
                <text:p>20.365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033.94" calcext:value-type="float">
                <text:p>2033.9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3/2014</text:p>
              </table:table-cell>
              <table:table-cell office:value-type="string" calcext:value-type="string">
                <text:p>ABUD5687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IPG</text:p>
              </table:table-cell>
              <table:table-cell office:value-type="string" calcext:value-type="string">
                <text:p>IPG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9.52" calcext:value-type="float">
                <text:p>19.52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954.5" calcext:value-type="float">
                <text:p>-1954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IPG Sum</text:p>
            </table:table-cell>
            <table:table-cell table:number-columns-repeated="4"/>
            <table:table-cell table:style-name="Result" table:formula="of:=SUBTOTAL(9;[.$K$188:.$K$190])" office:value-type="float" office:value="88.9400000000001" calcext:value-type="float">
              <text:p>88.94</text:p>
            </table:table-cell>
            <table:table-cell table:formula="of:=[.K191]-[.J191]" office:value-type="float" office:value="88.9400000000001" calcext:value-type="float">
              <text:p>88.94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12/08/2014</text:p>
              </table:table-cell>
              <table:table-cell office:value-type="string" calcext:value-type="string">
                <text:p>ABUG9786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HAL</text:p>
              </table:table-cell>
              <table:table-cell office:value-type="string" calcext:value-type="string">
                <text:p>HAL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39.51" calcext:value-type="float">
                <text:p>39.51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972.94" calcext:value-type="float">
                <text:p>1972.9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4/2014</text:p>
              </table:table-cell>
              <table:table-cell office:value-type="string" calcext:value-type="string">
                <text:p>ABUG9775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HAL</text:p>
              </table:table-cell>
              <table:table-cell office:value-type="string" calcext:value-type="string">
                <text:p>HAL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40.59" calcext:value-type="float">
                <text:p>40.5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032" calcext:value-type="float">
                <text:p>-2032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15/2014</text:p>
              </table:table-cell>
              <table:table-cell office:value-type="string" calcext:value-type="string">
                <text:p>ABTX9437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HAL</text:p>
              </table:table-cell>
              <table:table-cell office:value-type="string" calcext:value-type="string">
                <text:p>HAL</text:p>
              </table:table-cell>
              <table:table-cell/>
              <table:table-cell office:value-type="float" office:value="43" calcext:value-type="float">
                <text:p>43</text:p>
              </table:table-cell>
              <table:table-cell office:value-type="float" office:value="48.32" calcext:value-type="float">
                <text:p>48.32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2075.19" calcext:value-type="float">
                <text:p>2075.1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14/2014</text:p>
              </table:table-cell>
              <table:table-cell office:value-type="string" calcext:value-type="string">
                <text:p>ABTX9431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HAL</text:p>
              </table:table-cell>
              <table:table-cell office:value-type="string" calcext:value-type="string">
                <text:p>HAL</text:p>
              </table:table-cell>
              <table:table-cell/>
              <table:table-cell office:value-type="float" office:value="43" calcext:value-type="float">
                <text:p>43</text:p>
              </table:table-cell>
              <table:table-cell office:value-type="float" office:value="50.54" calcext:value-type="float">
                <text:p>50.54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75.72" calcext:value-type="float">
                <text:p>-2175.72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HAL Sum</text:p>
            </table:table-cell>
            <table:table-cell table:number-columns-repeated="4"/>
            <table:table-cell table:style-name="Result" table:formula="of:=SUBTOTAL(9;[.$K$192:.$K$195])" office:value-type="float" office:value="-159.59" calcext:value-type="float">
              <text:p>-159.59</text:p>
            </table:table-cell>
            <table:table-cell table:formula="of:=[.K196]-[.J196]" office:value-type="float" office:value="-159.59" calcext:value-type="float">
              <text:p>-159.59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09/23/2014</text:p>
              </table:table-cell>
              <table:table-cell office:value-type="string" calcext:value-type="string">
                <text:p>ABTU6027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GTAT</text:p>
              </table:table-cell>
              <table:table-cell office:value-type="string" calcext:value-type="string">
                <text:p>GTA</text:p>
              </table:table-cell>
              <table:table-cell/>
              <table:table-cell office:value-type="float" office:value="200" calcext:value-type="float">
                <text:p>200</text:p>
              </table:table-cell>
              <table:table-cell office:value-type="float" office:value="11.6" calcext:value-type="float">
                <text:p>11.6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322.5" calcext:value-type="float">
                <text:p>-2322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01/2014</text:p>
              </table:table-cell>
              <table:table-cell office:value-type="string" calcext:value-type="string">
                <text:p>ABTU6047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GTAT</text:p>
              </table:table-cell>
              <table:table-cell office:value-type="string" calcext:value-type="string">
                <text:p>GTA</text:p>
              </table:table-cell>
              <table:table-cell/>
              <table:table-cell office:value-type="float" office:value="200" calcext:value-type="float">
                <text:p>200</text:p>
              </table:table-cell>
              <table:table-cell office:value-type="float" office:value="10.6" calcext:value-type="float">
                <text:p>10.6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2117.43" calcext:value-type="float">
                <text:p>2117.43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GTA Sum</text:p>
            </table:table-cell>
            <table:table-cell table:number-columns-repeated="4"/>
            <table:table-cell table:style-name="Result" table:formula="of:=SUBTOTAL(9;[.$K$197:.$K$198])" office:value-type="float" office:value="-205.07" calcext:value-type="float">
              <text:p>-205.07</text:p>
            </table:table-cell>
            <table:table-cell table:formula="of:=[.K199]-[.J199]" office:value-type="float" office:value="-205.07" calcext:value-type="float">
              <text:p>-205.07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12/04/2014</text:p>
              </table:table-cell>
              <table:table-cell office:value-type="string" calcext:value-type="string">
                <text:p>ABUG7749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GOGO</text:p>
              </table:table-cell>
              <table:table-cell office:value-type="string" calcext:value-type="string">
                <text:p>GOG</text:p>
              </table:table-cell>
              <table:table-cell/>
              <table:table-cell office:value-type="float" office:value="130" calcext:value-type="float">
                <text:p>130</text:p>
              </table:table-cell>
              <table:table-cell office:value-type="float" office:value="15.97" calcext:value-type="float">
                <text:p>15.97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2073.53" calcext:value-type="float">
                <text:p>2073.5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3/2014</text:p>
              </table:table-cell>
              <table:table-cell office:value-type="string" calcext:value-type="string">
                <text:p>ABUG7554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GOGO</text:p>
              </table:table-cell>
              <table:table-cell office:value-type="string" calcext:value-type="string">
                <text:p>GOG</text:p>
              </table:table-cell>
              <table:table-cell/>
              <table:table-cell office:value-type="float" office:value="130" calcext:value-type="float">
                <text:p>130</text:p>
              </table:table-cell>
              <table:table-cell office:value-type="float" office:value="16.37" calcext:value-type="float">
                <text:p>16.37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30.6" calcext:value-type="float">
                <text:p>-2130.6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07/2014</text:p>
              </table:table-cell>
              <table:table-cell office:value-type="string" calcext:value-type="string">
                <text:p>ABTF883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GOGO</text:p>
              </table:table-cell>
              <table:table-cell office:value-type="string" calcext:value-type="string">
                <text:p>GOG</text:p>
              </table:table-cell>
              <table:table-cell/>
              <table:table-cell office:value-type="float" office:value="110" calcext:value-type="float">
                <text:p>110</text:p>
              </table:table-cell>
              <table:table-cell office:value-type="float" office:value="18.4" calcext:value-type="float">
                <text:p>18.4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021.44" calcext:value-type="float">
                <text:p>2021.44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GOG Sum</text:p>
            </table:table-cell>
            <table:table-cell table:number-columns-repeated="4"/>
            <table:table-cell table:style-name="Result" table:formula="of:=SUBTOTAL(9;[.$K$200:.$K$202])" office:value-type="float" office:value="1964.37" calcext:value-type="float">
              <text:p>1964.37</text:p>
            </table:table-cell>
            <table:table-cell table:formula="of:=[.K203]-[.J203]" office:value-type="float" office:value="1964.37" calcext:value-type="float">
              <text:p>1964.37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12/19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GG</text:p>
              </table:table-cell>
              <table:table-cell office:value-type="string" calcext:value-type="string">
                <text:p>GG</text:p>
              </table:table-cell>
              <table:table-cell/>
              <table:table-cell office:value-type="float" office:value="77" calcext:value-type="float">
                <text:p>77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3.85" calcext:value-type="float">
                <text:p>3.8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28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GG</text:p>
              </table:table-cell>
              <table:table-cell office:value-type="string" calcext:value-type="string">
                <text:p>GG</text:p>
              </table:table-cell>
              <table:table-cell/>
              <table:table-cell office:value-type="float" office:value="77" calcext:value-type="float">
                <text:p>77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3.85" calcext:value-type="float">
                <text:p>3.8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24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GG</text:p>
              </table:table-cell>
              <table:table-cell office:value-type="string" calcext:value-type="string">
                <text:p>GG</text:p>
              </table:table-cell>
              <table:table-cell/>
              <table:table-cell office:value-type="float" office:value="77" calcext:value-type="float">
                <text:p>77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3.85" calcext:value-type="float">
                <text:p>3.8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08/2014</text:p>
              </table:table-cell>
              <table:table-cell office:value-type="string" calcext:value-type="string">
                <text:p>ABTU4086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GG</text:p>
              </table:table-cell>
              <table:table-cell office:value-type="string" calcext:value-type="string">
                <text:p>GG</text:p>
              </table:table-cell>
              <table:table-cell/>
              <table:table-cell office:value-type="float" office:value="80" calcext:value-type="float">
                <text:p>80</text:p>
              </table:table-cell>
              <table:table-cell office:value-type="float" office:value="22.45" calcext:value-type="float">
                <text:p>22.45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1793.44" calcext:value-type="float">
                <text:p>1793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26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GG</text:p>
              </table:table-cell>
              <table:table-cell office:value-type="string" calcext:value-type="string">
                <text:p>GG</text:p>
              </table:table-cell>
              <table:table-cell/>
              <table:table-cell office:value-type="float" office:value="77" calcext:value-type="float">
                <text:p>77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3.85" calcext:value-type="float">
                <text:p>3.8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22/2014</text:p>
              </table:table-cell>
              <table:table-cell office:value-type="string" calcext:value-type="string">
                <text:p>ABTU4048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GG</text:p>
              </table:table-cell>
              <table:table-cell office:value-type="string" calcext:value-type="string">
                <text:p>GG</text:p>
              </table:table-cell>
              <table:table-cell/>
              <table:table-cell office:value-type="float" office:value="80" calcext:value-type="float">
                <text:p>80</text:p>
              </table:table-cell>
              <table:table-cell office:value-type="float" office:value="23.34" calcext:value-type="float">
                <text:p>23.34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869.7" calcext:value-type="float">
                <text:p>-1869.7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8/29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GG</text:p>
              </table:table-cell>
              <table:table-cell office:value-type="string" calcext:value-type="string">
                <text:p>GG</text:p>
              </table:table-cell>
              <table:table-cell/>
              <table:table-cell office:value-type="float" office:value="77" calcext:value-type="float">
                <text:p>77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3.85" calcext:value-type="float">
                <text:p>3.8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25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GG</text:p>
              </table:table-cell>
              <table:table-cell office:value-type="string" calcext:value-type="string">
                <text:p>GG</text:p>
              </table:table-cell>
              <table:table-cell/>
              <table:table-cell office:value-type="float" office:value="77" calcext:value-type="float">
                <text:p>77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3.85" calcext:value-type="float">
                <text:p>3.8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09/2014</text:p>
              </table:table-cell>
              <table:table-cell office:value-type="string" calcext:value-type="string">
                <text:p>ABTH4370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GG</text:p>
              </table:table-cell>
              <table:table-cell office:value-type="string" calcext:value-type="string">
                <text:p>GG</text:p>
              </table:table-cell>
              <table:table-cell/>
              <table:table-cell office:value-type="float" office:value="77" calcext:value-type="float">
                <text:p>77</text:p>
              </table:table-cell>
              <table:table-cell office:value-type="float" office:value="28.29" calcext:value-type="float">
                <text:p>28.2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80.83" calcext:value-type="float">
                <text:p>-2180.83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GG Sum</text:p>
            </table:table-cell>
            <table:table-cell table:number-columns-repeated="4"/>
            <table:table-cell table:style-name="Result" table:formula="of:=SUBTOTAL(9;[.$K$204:.$K$212])" office:value-type="float" office:value="-2233.99" calcext:value-type="float">
              <text:p>-2233.99</text:p>
            </table:table-cell>
            <table:table-cell table:formula="of:=[.K213]-[.J213]" office:value-type="float" office:value="-2233.99" calcext:value-type="float">
              <text:p>-2233.99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12/03/2014</text:p>
              </table:table-cell>
              <table:table-cell office:value-type="string" calcext:value-type="string">
                <text:p>ABUG311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GDX</text:p>
              </table:table-cell>
              <table:table-cell office:value-type="string" calcext:value-type="string">
                <text:p>GDX</text:p>
              </table:table-cell>
              <table:table-cell/>
              <table:table-cell office:value-type="float" office:value="115" calcext:value-type="float">
                <text:p>115</text:p>
              </table:table-cell>
              <table:table-cell office:value-type="float" office:value="17.98" calcext:value-type="float">
                <text:p>17.98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065.14" calcext:value-type="float">
                <text:p>2065.1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1/2014</text:p>
              </table:table-cell>
              <table:table-cell office:value-type="string" calcext:value-type="string">
                <text:p>ABUG3023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GDX</text:p>
              </table:table-cell>
              <table:table-cell office:value-type="string" calcext:value-type="string">
                <text:p>GDX</text:p>
              </table:table-cell>
              <table:table-cell/>
              <table:table-cell office:value-type="float" office:value="115" calcext:value-type="float">
                <text:p>115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87.5" calcext:value-type="float">
                <text:p>-2187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28/2014</text:p>
              </table:table-cell>
              <table:table-cell office:value-type="string" calcext:value-type="string">
                <text:p>ABUE327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GDX</text:p>
              </table:table-cell>
              <table:table-cell office:value-type="string" calcext:value-type="string">
                <text:p>GDX</text:p>
              </table:table-cell>
              <table:table-cell/>
              <table:table-cell office:value-type="float" office:value="80" calcext:value-type="float">
                <text:p>80</text:p>
              </table:table-cell>
              <table:table-cell office:value-type="float" office:value="18.63" calcext:value-type="float">
                <text:p>18.63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487.85" calcext:value-type="float">
                <text:p>1487.8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2/2014</text:p>
              </table:table-cell>
              <table:table-cell office:value-type="string" calcext:value-type="string">
                <text:p>ABUD3218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GDX</text:p>
              </table:table-cell>
              <table:table-cell office:value-type="string" calcext:value-type="string">
                <text:p>GDX</text:p>
              </table:table-cell>
              <table:table-cell/>
              <table:table-cell office:value-type="float" office:value="80" calcext:value-type="float">
                <text:p>80</text:p>
              </table:table-cell>
              <table:table-cell office:value-type="float" office:value="18.31" calcext:value-type="float">
                <text:p>18.31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467.3" calcext:value-type="float">
                <text:p>-1467.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0/2014</text:p>
              </table:table-cell>
              <table:table-cell office:value-type="string" calcext:value-type="string">
                <text:p>ABUC8899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GDX</text:p>
              </table:table-cell>
              <table:table-cell office:value-type="string" calcext:value-type="string">
                <text:p>GDX</text:p>
              </table:table-cell>
              <table:table-cell/>
              <table:table-cell office:value-type="float" office:value="80" calcext:value-type="float">
                <text:p>80</text:p>
              </table:table-cell>
              <table:table-cell office:value-type="float" office:value="17.395" calcext:value-type="float">
                <text:p>17.395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389.05" calcext:value-type="float">
                <text:p>1389.0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0/2014</text:p>
              </table:table-cell>
              <table:table-cell office:value-type="string" calcext:value-type="string">
                <text:p>ABUC8868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GDX</text:p>
              </table:table-cell>
              <table:table-cell office:value-type="string" calcext:value-type="string">
                <text:p>GDX</text:p>
              </table:table-cell>
              <table:table-cell/>
              <table:table-cell office:value-type="float" office:value="80" calcext:value-type="float">
                <text:p>80</text:p>
              </table:table-cell>
              <table:table-cell office:value-type="float" office:value="17.61" calcext:value-type="float">
                <text:p>17.61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411.3" calcext:value-type="float">
                <text:p>-1411.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05/2014</text:p>
              </table:table-cell>
              <table:table-cell office:value-type="string" calcext:value-type="string">
                <text:p>ABUB6400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GDX</text:p>
              </table:table-cell>
              <table:table-cell office:value-type="string" calcext:value-type="string">
                <text:p>GDX</text:p>
              </table:table-cell>
              <table:table-cell/>
              <table:table-cell office:value-type="float" office:value="70" calcext:value-type="float">
                <text:p>70</text:p>
              </table:table-cell>
              <table:table-cell office:value-type="float" office:value="16.99" calcext:value-type="float">
                <text:p>16.99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186.76" calcext:value-type="float">
                <text:p>1186.76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03/2014</text:p>
              </table:table-cell>
              <table:table-cell office:value-type="string" calcext:value-type="string">
                <text:p>ABUB563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GDX</text:p>
              </table:table-cell>
              <table:table-cell office:value-type="string" calcext:value-type="string">
                <text:p>GDX</text:p>
              </table:table-cell>
              <table:table-cell/>
              <table:table-cell office:value-type="float" office:value="70" calcext:value-type="float">
                <text:p>70</text:p>
              </table:table-cell>
              <table:table-cell office:value-type="float" office:value="17.35" calcext:value-type="float">
                <text:p>17.3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217" calcext:value-type="float">
                <text:p>-1217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30/2014</text:p>
              </table:table-cell>
              <table:table-cell office:value-type="string" calcext:value-type="string">
                <text:p>ABTX2001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GDX</text:p>
              </table:table-cell>
              <table:table-cell office:value-type="string" calcext:value-type="string">
                <text:p>GDX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9.43" calcext:value-type="float">
                <text:p>19.43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940.44" calcext:value-type="float">
                <text:p>1940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06/2014</text:p>
              </table:table-cell>
              <table:table-cell office:value-type="string" calcext:value-type="string">
                <text:p>ABTW606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GDX</text:p>
              </table:table-cell>
              <table:table-cell office:value-type="string" calcext:value-type="string">
                <text:p>GDX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1.03" calcext:value-type="float">
                <text:p>21.03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05.5" calcext:value-type="float">
                <text:p>-2105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03/2014</text:p>
              </table:table-cell>
              <table:table-cell office:value-type="string" calcext:value-type="string">
                <text:p>ABTV6779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GDX</text:p>
              </table:table-cell>
              <table:table-cell office:value-type="string" calcext:value-type="string">
                <text:p>GDX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1.01" calcext:value-type="float">
                <text:p>21.01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098.44" calcext:value-type="float">
                <text:p>2098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30/2014</text:p>
              </table:table-cell>
              <table:table-cell office:value-type="string" calcext:value-type="string">
                <text:p>ABTV6750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GDX</text:p>
              </table:table-cell>
              <table:table-cell office:value-type="string" calcext:value-type="string">
                <text:p>GDX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1.57" calcext:value-type="float">
                <text:p>21.57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59.5" calcext:value-type="float">
                <text:p>-2159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29/2014</text:p>
              </table:table-cell>
              <table:table-cell office:value-type="string" calcext:value-type="string">
                <text:p>ABTV0533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GDX</text:p>
              </table:table-cell>
              <table:table-cell office:value-type="string" calcext:value-type="string">
                <text:p>GDX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1.8" calcext:value-type="float">
                <text:p>21.8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177.44" calcext:value-type="float">
                <text:p>2177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25/2014</text:p>
              </table:table-cell>
              <table:table-cell office:value-type="string" calcext:value-type="string">
                <text:p>ABTV052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GDX</text:p>
              </table:table-cell>
              <table:table-cell office:value-type="string" calcext:value-type="string">
                <text:p>GDX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2.1777" calcext:value-type="float">
                <text:p>22.1777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220.28" calcext:value-type="float">
                <text:p>-2220.28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GDX Sum</text:p>
            </table:table-cell>
            <table:table-cell table:number-columns-repeated="4"/>
            <table:table-cell table:style-name="Result" table:formula="of:=SUBTOTAL(9;[.$K$214:.$K$227])" office:value-type="float" office:value="-423.26" calcext:value-type="float">
              <text:p>-423.26</text:p>
            </table:table-cell>
            <table:table-cell table:formula="of:=[.K228]-[.J228]" office:value-type="float" office:value="-423.26" calcext:value-type="float">
              <text:p>-423.26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12/10/2014</text:p>
              </table:table-cell>
              <table:table-cell office:value-type="string" calcext:value-type="string">
                <text:p>ABUH5509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GAS</text:p>
              </table:table-cell>
              <table:table-cell office:value-type="string" calcext:value-type="string">
                <text:p>GAS</text:p>
              </table:table-cell>
              <table:table-cell/>
              <table:table-cell office:value-type="float" office:value="42" calcext:value-type="float">
                <text:p>42</text:p>
              </table:table-cell>
              <table:table-cell office:value-type="float" office:value="52.49" calcext:value-type="float">
                <text:p>52.49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202.02" calcext:value-type="float">
                <text:p>2202.02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2/2014</text:p>
              </table:table-cell>
              <table:table-cell office:value-type="string" calcext:value-type="string">
                <text:p>ABUD2768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GAS</text:p>
              </table:table-cell>
              <table:table-cell office:value-type="string" calcext:value-type="string">
                <text:p>GAS</text:p>
              </table:table-cell>
              <table:table-cell/>
              <table:table-cell office:value-type="float" office:value="42" calcext:value-type="float">
                <text:p>42</text:p>
              </table:table-cell>
              <table:table-cell office:value-type="float" office:value="51.95" calcext:value-type="float">
                <text:p>51.9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84.4" calcext:value-type="float">
                <text:p>-2184.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1/2014</text:p>
              </table:table-cell>
              <table:table-cell office:value-type="string" calcext:value-type="string">
                <text:p>ABUD059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GAS</text:p>
              </table:table-cell>
              <table:table-cell office:value-type="string" calcext:value-type="string">
                <text:p>GAS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53.55" calcext:value-type="float">
                <text:p>53.55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674.93" calcext:value-type="float">
                <text:p>2674.9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07/2014</text:p>
              </table:table-cell>
              <table:table-cell office:value-type="string" calcext:value-type="string">
                <text:p>ABUC5875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GAS</text:p>
              </table:table-cell>
              <table:table-cell office:value-type="string" calcext:value-type="string">
                <text:p>GAS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54.875" calcext:value-type="float">
                <text:p>54.87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746.25" calcext:value-type="float">
                <text:p>-2746.2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GAS Sum</text:p>
            </table:table-cell>
            <table:table-cell table:number-columns-repeated="4"/>
            <table:table-cell table:style-name="Result" table:formula="of:=SUBTOTAL(9;[.$K$229:.$K$232])" office:value-type="float" office:value="-53.7000000000003" calcext:value-type="float">
              <text:p>-53.7</text:p>
            </table:table-cell>
            <table:table-cell table:formula="of:=[.K233]-[.J233]" office:value-type="float" office:value="-53.7000000000003" calcext:value-type="float">
              <text:p>-53.7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10/01/2014</text:p>
              </table:table-cell>
              <table:table-cell office:value-type="string" calcext:value-type="string">
                <text:p>ABTV8964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FMCC</text:p>
              </table:table-cell>
              <table:table-cell office:value-type="string" calcext:value-type="string">
                <text:p>FMC</text:p>
              </table:table-cell>
              <table:table-cell/>
              <table:table-cell office:value-type="float" office:value="200" calcext:value-type="float">
                <text:p>200</text:p>
              </table:table-cell>
              <table:table-cell office:value-type="float" office:value="1.87" calcext:value-type="float">
                <text:p>1.87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376.5" calcext:value-type="float">
                <text:p>-376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FMC Sum</text:p>
            </table:table-cell>
            <table:table-cell table:number-columns-repeated="4"/>
            <table:table-cell table:style-name="Result" table:formula="of:=SUBTOTAL(9;[.$K$234:.$K$234])" office:value-type="float" office:value="-376.5" calcext:value-type="float">
              <text:p>-376.5</text:p>
            </table:table-cell>
            <table:table-cell table:formula="of:=[.K235]-[.J235]" office:value-type="float" office:value="-376.5" calcext:value-type="float">
              <text:p>-376.5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01/12/2015</text:p>
              </table:table-cell>
              <table:table-cell office:value-type="string" calcext:value-type="string">
                <text:p>ABUM2264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FCX</text:p>
              </table:table-cell>
              <table:table-cell office:value-type="string" calcext:value-type="string">
                <text:p>FCX</text:p>
              </table:table-cell>
              <table:table-cell/>
              <table:table-cell office:value-type="float" office:value="80" calcext:value-type="float">
                <text:p>80</text:p>
              </table:table-cell>
              <table:table-cell office:value-type="float" office:value="22.78" calcext:value-type="float">
                <text:p>22.78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824.9" calcext:value-type="float">
                <text:p>-1824.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12/2015</text:p>
              </table:table-cell>
              <table:table-cell office:value-type="string" calcext:value-type="string">
                <text:p>ABUM2239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FCX</text:p>
              </table:table-cell>
              <table:table-cell office:value-type="string" calcext:value-type="string">
                <text:p>FCX</text:p>
              </table:table-cell>
              <table:table-cell/>
              <table:table-cell office:value-type="float" office:value="80" calcext:value-type="float">
                <text:p>80</text:p>
              </table:table-cell>
              <table:table-cell office:value-type="float" office:value="22.78" calcext:value-type="float">
                <text:p>22.78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824.9" calcext:value-type="float">
                <text:p>-1824.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12/2015</text:p>
              </table:table-cell>
              <table:table-cell office:value-type="string" calcext:value-type="string">
                <text:p>ABUL8280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FCX</text:p>
              </table:table-cell>
              <table:table-cell office:value-type="string" calcext:value-type="string">
                <text:p>FCX</text:p>
              </table:table-cell>
              <table:table-cell/>
              <table:table-cell office:value-type="float" office:value="90" calcext:value-type="float">
                <text:p>90</text:p>
              </table:table-cell>
              <table:table-cell office:value-type="float" office:value="22.88" calcext:value-type="float">
                <text:p>22.88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056.64" calcext:value-type="float">
                <text:p>2056.6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6/2015</text:p>
              </table:table-cell>
              <table:table-cell office:value-type="string" calcext:value-type="string">
                <text:p>ABUL3679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FCX</text:p>
              </table:table-cell>
              <table:table-cell office:value-type="string" calcext:value-type="string">
                <text:p>FCX</text:p>
              </table:table-cell>
              <table:table-cell/>
              <table:table-cell office:value-type="float" office:value="90" calcext:value-type="float">
                <text:p>90</text:p>
              </table:table-cell>
              <table:table-cell office:value-type="float" office:value="22.68" calcext:value-type="float">
                <text:p>22.68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043.7" calcext:value-type="float">
                <text:p>-2043.7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FCX Sum</text:p>
            </table:table-cell>
            <table:table-cell table:number-columns-repeated="4"/>
            <table:table-cell table:style-name="Result" table:formula="of:=SUBTOTAL(9;[.$K$236:.$K$239])" office:value-type="float" office:value="-3636.86" calcext:value-type="float">
              <text:p>-3636.86</text:p>
            </table:table-cell>
            <table:table-cell table:formula="of:=[.K240]-[.J240]" office:value-type="float" office:value="-3636.86" calcext:value-type="float">
              <text:p>-3636.86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10/01/2014</text:p>
              </table:table-cell>
              <table:table-cell office:value-type="string" calcext:value-type="string">
                <text:p>ABTV8863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EXC</text:p>
              </table:table-cell>
              <table:table-cell office:value-type="string" calcext:value-type="string">
                <text:p>EXC</text:p>
              </table:table-cell>
              <table:table-cell/>
              <table:table-cell office:value-type="float" office:value="70" calcext:value-type="float">
                <text:p>70</text:p>
              </table:table-cell>
              <table:table-cell office:value-type="float" office:value="34.95" calcext:value-type="float">
                <text:p>34.9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449" calcext:value-type="float">
                <text:p>-244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13/2014</text:p>
              </table:table-cell>
              <table:table-cell office:value-type="string" calcext:value-type="string">
                <text:p>ABTX1886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EXC</text:p>
              </table:table-cell>
              <table:table-cell office:value-type="string" calcext:value-type="string">
                <text:p>EXC</text:p>
              </table:table-cell>
              <table:table-cell/>
              <table:table-cell office:value-type="float" office:value="70" calcext:value-type="float">
                <text:p>70</text:p>
              </table:table-cell>
              <table:table-cell office:value-type="float" office:value="34.36" calcext:value-type="float">
                <text:p>34.36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402.63" calcext:value-type="float">
                <text:p>2402.63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EXC Sum</text:p>
            </table:table-cell>
            <table:table-cell table:number-columns-repeated="4"/>
            <table:table-cell table:style-name="Result" table:formula="of:=SUBTOTAL(9;[.$K$241:.$K$242])" office:value-type="float" office:value="-46.3699999999999" calcext:value-type="float">
              <text:p>-46.37</text:p>
            </table:table-cell>
            <table:table-cell table:formula="of:=[.K243]-[.J243]" office:value-type="float" office:value="-46.3699999999999" calcext:value-type="float">
              <text:p>-46.37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12/17/2014</text:p>
              </table:table-cell>
              <table:table-cell office:value-type="string" calcext:value-type="string">
                <text:p>ABUI8373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ESV</text:p>
              </table:table-cell>
              <table:table-cell office:value-type="string" calcext:value-type="string">
                <text:p>ESV</text:p>
              </table:table-cell>
              <table:table-cell/>
              <table:table-cell office:value-type="float" office:value="70" calcext:value-type="float">
                <text:p>70</text:p>
              </table:table-cell>
              <table:table-cell office:value-type="float" office:value="27.83" calcext:value-type="float">
                <text:p>27.83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945.54" calcext:value-type="float">
                <text:p>1945.5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7/2014</text:p>
              </table:table-cell>
              <table:table-cell office:value-type="string" calcext:value-type="string">
                <text:p>ABUI8327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ESV</text:p>
              </table:table-cell>
              <table:table-cell office:value-type="string" calcext:value-type="string">
                <text:p>ESV</text:p>
              </table:table-cell>
              <table:table-cell/>
              <table:table-cell office:value-type="float" office:value="70" calcext:value-type="float">
                <text:p>70</text:p>
              </table:table-cell>
              <table:table-cell office:value-type="float" office:value="29.1" calcext:value-type="float">
                <text:p>29.1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039.5" calcext:value-type="float">
                <text:p>-2039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2/2014</text:p>
              </table:table-cell>
              <table:table-cell office:value-type="string" calcext:value-type="string">
                <text:p>ABUD1559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ESV</text:p>
              </table:table-cell>
              <table:table-cell office:value-type="string" calcext:value-type="string">
                <text:p>ESV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39.06" calcext:value-type="float">
                <text:p>39.06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950.44" calcext:value-type="float">
                <text:p>1950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1/2014</text:p>
              </table:table-cell>
              <table:table-cell office:value-type="string" calcext:value-type="string">
                <text:p>ABUD0659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ESV</text:p>
              </table:table-cell>
              <table:table-cell office:value-type="string" calcext:value-type="string">
                <text:p>ESV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40.07" calcext:value-type="float">
                <text:p>40.07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006" calcext:value-type="float">
                <text:p>-2006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08/2014</text:p>
              </table:table-cell>
              <table:table-cell office:value-type="string" calcext:value-type="string">
                <text:p>ABTW6076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ESV</text:p>
              </table:table-cell>
              <table:table-cell office:value-type="string" calcext:value-type="string">
                <text:p>ESV</text:p>
              </table:table-cell>
              <table:table-cell/>
              <table:table-cell office:value-type="float" office:value="57" calcext:value-type="float">
                <text:p>57</text:p>
              </table:table-cell>
              <table:table-cell office:value-type="float" office:value="37.4" calcext:value-type="float">
                <text:p>37.4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129.24" calcext:value-type="float">
                <text:p>2129.2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06/2014</text:p>
              </table:table-cell>
              <table:table-cell office:value-type="string" calcext:value-type="string">
                <text:p>ABTW5887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ESV</text:p>
              </table:table-cell>
              <table:table-cell office:value-type="string" calcext:value-type="string">
                <text:p>ESV</text:p>
              </table:table-cell>
              <table:table-cell/>
              <table:table-cell office:value-type="float" office:value="57" calcext:value-type="float">
                <text:p>57</text:p>
              </table:table-cell>
              <table:table-cell office:value-type="float" office:value="38.1" calcext:value-type="float">
                <text:p>38.1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74.2" calcext:value-type="float">
                <text:p>-2174.2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ESV Sum</text:p>
            </table:table-cell>
            <table:table-cell table:number-columns-repeated="4"/>
            <table:table-cell table:style-name="Result" table:formula="of:=SUBTOTAL(9;[.$K$244:.$K$249])" office:value-type="float" office:value="-194.48" calcext:value-type="float">
              <text:p>-194.48</text:p>
            </table:table-cell>
            <table:table-cell table:formula="of:=[.K250]-[.J250]" office:value-type="float" office:value="-194.48" calcext:value-type="float">
              <text:p>-194.48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01/13/2015</text:p>
              </table:table-cell>
              <table:table-cell office:value-type="string" calcext:value-type="string">
                <text:p>ABUL7607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EMC</text:p>
              </table:table-cell>
              <table:table-cell office:value-type="string" calcext:value-type="string">
                <text:p>EMC</text:p>
              </table:table-cell>
              <table:table-cell/>
              <table:table-cell office:value-type="float" office:value="70" calcext:value-type="float">
                <text:p>70</text:p>
              </table:table-cell>
              <table:table-cell office:value-type="float" office:value="28.55" calcext:value-type="float">
                <text:p>28.55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995.94" calcext:value-type="float">
                <text:p>1995.9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6/2015</text:p>
              </table:table-cell>
              <table:table-cell office:value-type="string" calcext:value-type="string">
                <text:p>ABUL3689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EMC</text:p>
              </table:table-cell>
              <table:table-cell office:value-type="string" calcext:value-type="string">
                <text:p>EMC</text:p>
              </table:table-cell>
              <table:table-cell/>
              <table:table-cell office:value-type="float" office:value="70" calcext:value-type="float">
                <text:p>70</text:p>
              </table:table-cell>
              <table:table-cell office:value-type="float" office:value="28.75" calcext:value-type="float">
                <text:p>28.7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015" calcext:value-type="float">
                <text:p>-201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6/2015</text:p>
              </table:table-cell>
              <table:table-cell office:value-type="string" calcext:value-type="string">
                <text:p>ABUL1298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EMC</text:p>
              </table:table-cell>
              <table:table-cell office:value-type="string" calcext:value-type="string">
                <text:p>EMC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29.03" calcext:value-type="float">
                <text:p>29.03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448.95" calcext:value-type="float">
                <text:p>1448.9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5/2015</text:p>
              </table:table-cell>
              <table:table-cell office:value-type="string" calcext:value-type="string">
                <text:p>ABUL1254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EMC</text:p>
              </table:table-cell>
              <table:table-cell office:value-type="string" calcext:value-type="string">
                <text:p>EMC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29.39" calcext:value-type="float">
                <text:p>29.3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472" calcext:value-type="float">
                <text:p>-1472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EMC Sum</text:p>
            </table:table-cell>
            <table:table-cell table:number-columns-repeated="4"/>
            <table:table-cell table:style-name="Result" table:formula="of:=SUBTOTAL(9;[.$K$251:.$K$254])" office:value-type="float" office:value="-42.1099999999999" calcext:value-type="float">
              <text:p>-42.11</text:p>
            </table:table-cell>
            <table:table-cell table:formula="of:=[.K255]-[.J255]" office:value-type="float" office:value="-42.1099999999999" calcext:value-type="float">
              <text:p>-42.11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12/08/2014</text:p>
              </table:table-cell>
              <table:table-cell office:value-type="string" calcext:value-type="string">
                <text:p>ABUC8908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EDU</text:p>
              </table:table-cell>
              <table:table-cell office:value-type="string" calcext:value-type="string">
                <text:p>EDU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21.18" calcext:value-type="float">
                <text:p>21.18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056.46" calcext:value-type="float">
                <text:p>1056.46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07/2014</text:p>
              </table:table-cell>
              <table:table-cell office:value-type="string" calcext:value-type="string">
                <text:p>ABUC6170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EDU</text:p>
              </table:table-cell>
              <table:table-cell office:value-type="string" calcext:value-type="string">
                <text:p>EDU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22.54" calcext:value-type="float">
                <text:p>22.54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129.5" calcext:value-type="float">
                <text:p>-1129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14/2014</text:p>
              </table:table-cell>
              <table:table-cell office:value-type="string" calcext:value-type="string">
                <text:p>ABTX7071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EDU</text:p>
              </table:table-cell>
              <table:table-cell office:value-type="string" calcext:value-type="string">
                <text:p>EDU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1.36" calcext:value-type="float">
                <text:p>21.36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133.44" calcext:value-type="float">
                <text:p>2133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13/2014</text:p>
              </table:table-cell>
              <table:table-cell office:value-type="string" calcext:value-type="string">
                <text:p>ABTX7042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EDU</text:p>
              </table:table-cell>
              <table:table-cell office:value-type="string" calcext:value-type="string">
                <text:p>EDU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2.45" calcext:value-type="float">
                <text:p>22.4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247.5" calcext:value-type="float">
                <text:p>-2247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EDU Sum</text:p>
            </table:table-cell>
            <table:table-cell table:number-columns-repeated="4"/>
            <table:table-cell table:style-name="Result" table:formula="of:=SUBTOTAL(9;[.$K$256:.$K$259])" office:value-type="float" office:value="-187.1" calcext:value-type="float">
              <text:p>-187.1</text:p>
            </table:table-cell>
            <table:table-cell table:formula="of:=[.K260]-[.J260]" office:value-type="float" office:value="-187.1" calcext:value-type="float">
              <text:p>-187.1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10/20/2014</text:p>
              </table:table-cell>
              <table:table-cell office:value-type="string" calcext:value-type="string">
                <text:p>ABTY4743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DSW</text:p>
              </table:table-cell>
              <table:table-cell office:value-type="string" calcext:value-type="string">
                <text:p>DSW</text:p>
              </table:table-cell>
              <table:table-cell/>
              <table:table-cell office:value-type="float" office:value="70" calcext:value-type="float">
                <text:p>70</text:p>
              </table:table-cell>
              <table:table-cell office:value-type="float" office:value="29.36" calcext:value-type="float">
                <text:p>29.36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052.64" calcext:value-type="float">
                <text:p>2052.6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16/2014</text:p>
              </table:table-cell>
              <table:table-cell office:value-type="string" calcext:value-type="string">
                <text:p>ABTY4597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DSW</text:p>
              </table:table-cell>
              <table:table-cell office:value-type="string" calcext:value-type="string">
                <text:p>DSW</text:p>
              </table:table-cell>
              <table:table-cell/>
              <table:table-cell office:value-type="float" office:value="70" calcext:value-type="float">
                <text:p>70</text:p>
              </table:table-cell>
              <table:table-cell office:value-type="float" office:value="30.32" calcext:value-type="float">
                <text:p>30.32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24.9" calcext:value-type="float">
                <text:p>-2124.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04/2014</text:p>
              </table:table-cell>
              <table:table-cell office:value-type="string" calcext:value-type="string">
                <text:p>ABTQ4611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DSW</text:p>
              </table:table-cell>
              <table:table-cell office:value-type="string" calcext:value-type="string">
                <text:p>DSW</text:p>
              </table:table-cell>
              <table:table-cell/>
              <table:table-cell office:value-type="float" office:value="72" calcext:value-type="float">
                <text:p>72</text:p>
              </table:table-cell>
              <table:table-cell office:value-type="float" office:value="30.21" calcext:value-type="float">
                <text:p>30.21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172.56" calcext:value-type="float">
                <text:p>2172.56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8/06/2014</text:p>
              </table:table-cell>
              <table:table-cell office:value-type="string" calcext:value-type="string">
                <text:p>ABTM5584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DSW</text:p>
              </table:table-cell>
              <table:table-cell office:value-type="string" calcext:value-type="string">
                <text:p>DSW</text:p>
              </table:table-cell>
              <table:table-cell/>
              <table:table-cell office:value-type="float" office:value="72" calcext:value-type="float">
                <text:p>72</text:p>
              </table:table-cell>
              <table:table-cell office:value-type="float" office:value="27.52" calcext:value-type="float">
                <text:p>27.52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983.94" calcext:value-type="float">
                <text:p>-1983.94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DSW Sum</text:p>
            </table:table-cell>
            <table:table-cell table:number-columns-repeated="4"/>
            <table:table-cell table:style-name="Result" table:formula="of:=SUBTOTAL(9;[.$K$261:.$K$264])" office:value-type="float" office:value="116.36" calcext:value-type="float">
              <text:p>116.36</text:p>
            </table:table-cell>
            <table:table-cell table:formula="of:=[.K265]-[.J265]" office:value-type="float" office:value="116.36" calcext:value-type="float">
              <text:p>116.36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08/14/2014</text:p>
              </table:table-cell>
              <table:table-cell office:value-type="string" calcext:value-type="string">
                <text:p>ABTN9362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DIS</text:p>
              </table:table-cell>
              <table:table-cell office:value-type="string" calcext:value-type="string">
                <text:p>DIS</text:p>
              </table:table-cell>
              <table:table-cell/>
              <table:table-cell office:value-type="float" office:value="25" calcext:value-type="float">
                <text:p>25</text:p>
              </table:table-cell>
              <table:table-cell office:value-type="float" office:value="88.3" calcext:value-type="float">
                <text:p>88.3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210" calcext:value-type="float">
                <text:p>-2210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10/2014</text:p>
              </table:table-cell>
              <table:table-cell office:value-type="string" calcext:value-type="string">
                <text:p>ABTQ4606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DIS</text:p>
              </table:table-cell>
              <table:table-cell office:value-type="string" calcext:value-type="string">
                <text:p>DIS</text:p>
              </table:table-cell>
              <table:table-cell/>
              <table:table-cell office:value-type="float" office:value="25" calcext:value-type="float">
                <text:p>25</text:p>
              </table:table-cell>
              <table:table-cell office:value-type="float" office:value="89.26" calcext:value-type="float">
                <text:p>89.26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2228.93" calcext:value-type="float">
                <text:p>2228.93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DIS Sum</text:p>
            </table:table-cell>
            <table:table-cell table:number-columns-repeated="4"/>
            <table:table-cell table:style-name="Result" table:formula="of:=SUBTOTAL(9;[.$K$266:.$K$267])" office:value-type="float" office:value="18.9299999999998" calcext:value-type="float">
              <text:p>18.93</text:p>
            </table:table-cell>
            <table:table-cell table:formula="of:=[.K268]-[.J268]" office:value-type="float" office:value="18.9299999999998" calcext:value-type="float">
              <text:p>18.93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11/05/2014</text:p>
              </table:table-cell>
              <table:table-cell office:value-type="string" calcext:value-type="string">
                <text:p>ABUB5563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DDD</text:p>
              </table:table-cell>
              <table:table-cell office:value-type="string" calcext:value-type="string">
                <text:p>DDD</text:p>
              </table:table-cell>
              <table:table-cell/>
              <table:table-cell office:value-type="float" office:value="55" calcext:value-type="float">
                <text:p>55</text:p>
              </table:table-cell>
              <table:table-cell office:value-type="float" office:value="36.34" calcext:value-type="float">
                <text:p>36.34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996.14" calcext:value-type="float">
                <text:p>1996.1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20/2014</text:p>
              </table:table-cell>
              <table:table-cell office:value-type="string" calcext:value-type="string">
                <text:p>ABTZ021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DDD</text:p>
              </table:table-cell>
              <table:table-cell office:value-type="string" calcext:value-type="string">
                <text:p>DDD</text:p>
              </table:table-cell>
              <table:table-cell/>
              <table:table-cell office:value-type="float" office:value="55" calcext:value-type="float">
                <text:p>55</text:p>
              </table:table-cell>
              <table:table-cell office:value-type="float" office:value="41.91" calcext:value-type="float">
                <text:p>41.91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307.55" calcext:value-type="float">
                <text:p>-2307.5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10/2014</text:p>
              </table:table-cell>
              <table:table-cell office:value-type="string" calcext:value-type="string">
                <text:p>ABTH4056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DDD</text:p>
              </table:table-cell>
              <table:table-cell office:value-type="string" calcext:value-type="string">
                <text:p>DDD</text:p>
              </table:table-cell>
              <table:table-cell/>
              <table:table-cell office:value-type="float" office:value="30" calcext:value-type="float">
                <text:p>30</text:p>
              </table:table-cell>
              <table:table-cell office:value-type="float" office:value="56" calcext:value-type="float">
                <text:p>56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677.45" calcext:value-type="float">
                <text:p>1677.4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08/2014</text:p>
              </table:table-cell>
              <table:table-cell office:value-type="string" calcext:value-type="string">
                <text:p>ABTH2915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DDD</text:p>
              </table:table-cell>
              <table:table-cell office:value-type="string" calcext:value-type="string">
                <text:p>DDD</text:p>
              </table:table-cell>
              <table:table-cell/>
              <table:table-cell office:value-type="float" office:value="30" calcext:value-type="float">
                <text:p>30</text:p>
              </table:table-cell>
              <table:table-cell office:value-type="float" office:value="57.3" calcext:value-type="float">
                <text:p>57.3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721.5" calcext:value-type="float">
                <text:p>-1721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08/2014</text:p>
              </table:table-cell>
              <table:table-cell office:value-type="string" calcext:value-type="string">
                <text:p>ABTG477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DDD</text:p>
              </table:table-cell>
              <table:table-cell office:value-type="string" calcext:value-type="string">
                <text:p>DDD</text:p>
              </table:table-cell>
              <table:table-cell/>
              <table:table-cell office:value-type="float" office:value="38" calcext:value-type="float">
                <text:p>38</text:p>
              </table:table-cell>
              <table:table-cell office:value-type="float" office:value="59.15" calcext:value-type="float">
                <text:p>59.15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245.14" calcext:value-type="float">
                <text:p>2245.14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DDD Sum</text:p>
            </table:table-cell>
            <table:table-cell table:number-columns-repeated="4"/>
            <table:table-cell table:style-name="Result" table:formula="of:=SUBTOTAL(9;[.$K$269:.$K$273])" office:value-type="float" office:value="1889.68" calcext:value-type="float">
              <text:p>1889.68</text:p>
            </table:table-cell>
            <table:table-cell table:formula="of:=[.K274]-[.J274]" office:value-type="float" office:value="1889.68" calcext:value-type="float">
              <text:p>1889.68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12/12/2014</text:p>
              </table:table-cell>
              <table:table-cell office:value-type="string" calcext:value-type="string">
                <text:p>ABUH9679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CMCSA</text:p>
              </table:table-cell>
              <table:table-cell office:value-type="string" calcext:value-type="string">
                <text:p>CMC</text:p>
              </table:table-cell>
              <table:table-cell/>
              <table:table-cell office:value-type="float" office:value="40" calcext:value-type="float">
                <text:p>40</text:p>
              </table:table-cell>
              <table:table-cell office:value-type="float" office:value="55.13" calcext:value-type="float">
                <text:p>55.13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2202.63" calcext:value-type="float">
                <text:p>2202.6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1/2014</text:p>
              </table:table-cell>
              <table:table-cell office:value-type="string" calcext:value-type="string">
                <text:p>ABUH9624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CMCSA</text:p>
              </table:table-cell>
              <table:table-cell office:value-type="string" calcext:value-type="string">
                <text:p>CMC</text:p>
              </table:table-cell>
              <table:table-cell/>
              <table:table-cell office:value-type="float" office:value="40" calcext:value-type="float">
                <text:p>40</text:p>
              </table:table-cell>
              <table:table-cell office:value-type="float" office:value="55.99" calcext:value-type="float">
                <text:p>55.9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242.1" calcext:value-type="float">
                <text:p>-2242.1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07/2014</text:p>
              </table:table-cell>
              <table:table-cell office:value-type="string" calcext:value-type="string">
                <text:p>ABUC5583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CMCSA</text:p>
              </table:table-cell>
              <table:table-cell office:value-type="string" calcext:value-type="string">
                <text:p>CMC</text:p>
              </table:table-cell>
              <table:table-cell/>
              <table:table-cell office:value-type="float" office:value="40" calcext:value-type="float">
                <text:p>40</text:p>
              </table:table-cell>
              <table:table-cell office:value-type="float" office:value="54.45" calcext:value-type="float">
                <text:p>54.45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175.44" calcext:value-type="float">
                <text:p>2175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27/2014</text:p>
              </table:table-cell>
              <table:table-cell office:value-type="string" calcext:value-type="string">
                <text:p>ABUA2029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CMCSA</text:p>
              </table:table-cell>
              <table:table-cell office:value-type="string" calcext:value-type="string">
                <text:p>CMC</text:p>
              </table:table-cell>
              <table:table-cell/>
              <table:table-cell office:value-type="float" office:value="40" calcext:value-type="float">
                <text:p>40</text:p>
              </table:table-cell>
              <table:table-cell office:value-type="float" office:value="54.39" calcext:value-type="float">
                <text:p>54.3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78.1" calcext:value-type="float">
                <text:p>-2178.1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16/2014</text:p>
              </table:table-cell>
              <table:table-cell office:value-type="string" calcext:value-type="string">
                <text:p>ABTT3922</text:p>
              </table:table-cell>
              <table:table-cell office:value-type="string" calcext:value-type="string">
                <text:p>Sell-Call-Close</text:p>
              </table:table-cell>
              <table:table-cell office:value-type="string" calcext:value-type="string">
                <text:p>SYMBOL: CMCSA.C.55.00.20140920</text:p>
              </table:table-cell>
              <table:table-cell office:value-type="string" calcext:value-type="string">
                <text:p>CMC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2.28" calcext:value-type="float">
                <text:p>2.28</text:p>
              </table:table-cell>
              <table:table-cell office:value-type="float" office:value="3.59" calcext:value-type="float">
                <text:p>3.59</text:p>
              </table:table-cell>
              <table:table-cell office:value-type="float" office:value="452.39" calcext:value-type="float">
                <text:p>452.3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29/2014</text:p>
              </table:table-cell>
              <table:table-cell office:value-type="string" calcext:value-type="string">
                <text:p>ABTL1396</text:p>
              </table:table-cell>
              <table:table-cell office:value-type="string" calcext:value-type="string">
                <text:p>Buy-Call-Open</text:p>
              </table:table-cell>
              <table:table-cell office:value-type="string" calcext:value-type="string">
                <text:p>SYMBOL: CMCSA.C.55.00.20140920</text:p>
              </table:table-cell>
              <table:table-cell office:value-type="string" calcext:value-type="string">
                <text:p>CMC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45" calcext:value-type="float">
                <text:p>1.45</text:p>
              </table:table-cell>
              <table:table-cell office:value-type="float" office:value="3.58" calcext:value-type="float">
                <text:p>3.58</text:p>
              </table:table-cell>
              <table:table-cell office:value-type="float" office:value="-293.58" calcext:value-type="float">
                <text:p>-293.58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14/2015</text:p>
              </table:table-cell>
              <table:table-cell office:value-type="string" calcext:value-type="string">
                <text:p>ABUM441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CMCSA</text:p>
              </table:table-cell>
              <table:table-cell office:value-type="string" calcext:value-type="string">
                <text:p>CMC</text:p>
              </table:table-cell>
              <table:table-cell/>
              <table:table-cell office:value-type="float" office:value="30" calcext:value-type="float">
                <text:p>30</text:p>
              </table:table-cell>
              <table:table-cell office:value-type="float" office:value="55.71" calcext:value-type="float">
                <text:p>55.71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668.75" calcext:value-type="float">
                <text:p>1668.7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13/2015</text:p>
              </table:table-cell>
              <table:table-cell office:value-type="string" calcext:value-type="string">
                <text:p>ABUM440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CMCSA</text:p>
              </table:table-cell>
              <table:table-cell office:value-type="string" calcext:value-type="string">
                <text:p>CMC</text:p>
              </table:table-cell>
              <table:table-cell/>
              <table:table-cell office:value-type="float" office:value="30" calcext:value-type="float">
                <text:p>30</text:p>
              </table:table-cell>
              <table:table-cell office:value-type="float" office:value="57.33" calcext:value-type="float">
                <text:p>57.33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722.4" calcext:value-type="float">
                <text:p>-1722.4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CMC Sum</text:p>
            </table:table-cell>
            <table:table-cell table:number-columns-repeated="4"/>
            <table:table-cell table:style-name="Result" table:formula="of:=SUBTOTAL(9;[.$K$275:.$K$282])" office:value-type="float" office:value="63.0300000000002" calcext:value-type="float">
              <text:p>63.03</text:p>
            </table:table-cell>
            <table:table-cell table:formula="of:=[.K283]-[.J283]" office:value-type="float" office:value="63.0300000000002" calcext:value-type="float">
              <text:p>63.03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01/05/2015</text:p>
              </table:table-cell>
              <table:table-cell office:value-type="string" calcext:value-type="string">
                <text:p>ABUL1260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CL</text:p>
              </table:table-cell>
              <table:table-cell office:value-type="string" calcext:value-type="string">
                <text:p>CL</text:p>
              </table:table-cell>
              <table:table-cell/>
              <table:table-cell office:value-type="float" office:value="30" calcext:value-type="float">
                <text:p>30</text:p>
              </table:table-cell>
              <table:table-cell office:value-type="float" office:value="68.6" calcext:value-type="float">
                <text:p>68.6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060.5" calcext:value-type="float">
                <text:p>-2060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6/2015</text:p>
              </table:table-cell>
              <table:table-cell office:value-type="string" calcext:value-type="string">
                <text:p>ABUL1287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CL</text:p>
              </table:table-cell>
              <table:table-cell office:value-type="string" calcext:value-type="string">
                <text:p>CL</text:p>
              </table:table-cell>
              <table:table-cell/>
              <table:table-cell office:value-type="float" office:value="30" calcext:value-type="float">
                <text:p>30</text:p>
              </table:table-cell>
              <table:table-cell office:value-type="float" office:value="68.21" calcext:value-type="float">
                <text:p>68.21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043.74" calcext:value-type="float">
                <text:p>2043.74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CL Sum</text:p>
            </table:table-cell>
            <table:table-cell table:number-columns-repeated="4"/>
            <table:table-cell table:style-name="Result" table:formula="of:=SUBTOTAL(9;[.$K$284:.$K$285])" office:value-type="float" office:value="-16.76" calcext:value-type="float">
              <text:p>-16.76</text:p>
            </table:table-cell>
            <table:table-cell table:formula="of:=[.K286]-[.J286]" office:value-type="float" office:value="-16.76" calcext:value-type="float">
              <text:p>-16.76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12/10/2014</text:p>
              </table:table-cell>
              <table:table-cell office:value-type="string" calcext:value-type="string">
                <text:p>ABUH4369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CERN</text:p>
              </table:table-cell>
              <table:table-cell office:value-type="string" calcext:value-type="string">
                <text:p>CER</text:p>
              </table:table-cell>
              <table:table-cell/>
              <table:table-cell office:value-type="float" office:value="30" calcext:value-type="float">
                <text:p>30</text:p>
              </table:table-cell>
              <table:table-cell office:value-type="float" office:value="62.85" calcext:value-type="float">
                <text:p>62.85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882.94" calcext:value-type="float">
                <text:p>1882.9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8/2014</text:p>
              </table:table-cell>
              <table:table-cell office:value-type="string" calcext:value-type="string">
                <text:p>ABUH4363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CERN</text:p>
              </table:table-cell>
              <table:table-cell office:value-type="string" calcext:value-type="string">
                <text:p>CER</text:p>
              </table:table-cell>
              <table:table-cell/>
              <table:table-cell office:value-type="float" office:value="30" calcext:value-type="float">
                <text:p>30</text:p>
              </table:table-cell>
              <table:table-cell office:value-type="float" office:value="64.03" calcext:value-type="float">
                <text:p>64.03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923.4" calcext:value-type="float">
                <text:p>-1923.4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CER Sum</text:p>
            </table:table-cell>
            <table:table-cell table:number-columns-repeated="4"/>
            <table:table-cell table:style-name="Result" table:formula="of:=SUBTOTAL(9;[.$K$287:.$K$288])" office:value-type="float" office:value="-40.46" calcext:value-type="float">
              <text:p>-40.46</text:p>
            </table:table-cell>
            <table:table-cell table:formula="of:=[.K289]-[.J289]" office:value-type="float" office:value="-40.46" calcext:value-type="float">
              <text:p>-40.46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12/08/2014</text:p>
              </table:table-cell>
              <table:table-cell office:value-type="string" calcext:value-type="string">
                <text:p>ABUG5410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CBS</text:p>
              </table:table-cell>
              <table:table-cell office:value-type="string" calcext:value-type="string">
                <text:p>CBS</text:p>
              </table:table-cell>
              <table:table-cell/>
              <table:table-cell office:value-type="float" office:value="40" calcext:value-type="float">
                <text:p>40</text:p>
              </table:table-cell>
              <table:table-cell office:value-type="float" office:value="53.96" calcext:value-type="float">
                <text:p>53.96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155.84" calcext:value-type="float">
                <text:p>2155.8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2/2014</text:p>
              </table:table-cell>
              <table:table-cell office:value-type="string" calcext:value-type="string">
                <text:p>ABUG5208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CBS</text:p>
              </table:table-cell>
              <table:table-cell office:value-type="string" calcext:value-type="string">
                <text:p>CBS</text:p>
              </table:table-cell>
              <table:table-cell/>
              <table:table-cell office:value-type="float" office:value="40" calcext:value-type="float">
                <text:p>40</text:p>
              </table:table-cell>
              <table:table-cell office:value-type="float" office:value="54.59" calcext:value-type="float">
                <text:p>54.5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86.1" calcext:value-type="float">
                <text:p>-2186.1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31/2014</text:p>
              </table:table-cell>
              <table:table-cell office:value-type="string" calcext:value-type="string">
                <text:p>ABTK7987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CBS</text:p>
              </table:table-cell>
              <table:table-cell office:value-type="string" calcext:value-type="string">
                <text:p>CBS</text:p>
              </table:table-cell>
              <table:table-cell/>
              <table:table-cell office:value-type="float" office:value="38" calcext:value-type="float">
                <text:p>38</text:p>
              </table:table-cell>
              <table:table-cell office:value-type="float" office:value="57.3" calcext:value-type="float">
                <text:p>57.3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174.84" calcext:value-type="float">
                <text:p>2174.8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28/2014</text:p>
              </table:table-cell>
              <table:table-cell office:value-type="string" calcext:value-type="string">
                <text:p>ABTK7963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CBS</text:p>
              </table:table-cell>
              <table:table-cell office:value-type="string" calcext:value-type="string">
                <text:p>CBS</text:p>
              </table:table-cell>
              <table:table-cell/>
              <table:table-cell office:value-type="float" office:value="38" calcext:value-type="float">
                <text:p>38</text:p>
              </table:table-cell>
              <table:table-cell office:value-type="float" office:value="57.59" calcext:value-type="float">
                <text:p>57.5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90.92" calcext:value-type="float">
                <text:p>-2190.92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CBS Sum</text:p>
            </table:table-cell>
            <table:table-cell table:number-columns-repeated="4"/>
            <table:table-cell table:style-name="Result" table:formula="of:=SUBTOTAL(9;[.$K$290:.$K$293])" office:value-type="float" office:value="-46.3399999999997" calcext:value-type="float">
              <text:p>-46.34</text:p>
            </table:table-cell>
            <table:table-cell table:formula="of:=[.K294]-[.J294]" office:value-type="float" office:value="-46.3399999999997" calcext:value-type="float">
              <text:p>-46.34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12/22/2014</text:p>
              </table:table-cell>
              <table:table-cell office:value-type="string" calcext:value-type="string">
                <text:p>ABUJ0882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BTU</text:p>
              </table:table-cell>
              <table:table-cell office:value-type="string" calcext:value-type="string">
                <text:p>BTU</text:p>
              </table:table-cell>
              <table:table-cell/>
              <table:table-cell office:value-type="float" office:value="200" calcext:value-type="float">
                <text:p>200</text:p>
              </table:table-cell>
              <table:table-cell office:value-type="float" office:value="7.73" calcext:value-type="float">
                <text:p>7.73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1543.44" calcext:value-type="float">
                <text:p>1543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7/2014</text:p>
              </table:table-cell>
              <table:table-cell office:value-type="string" calcext:value-type="string">
                <text:p>ABUI8235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BTU</text:p>
              </table:table-cell>
              <table:table-cell office:value-type="string" calcext:value-type="string">
                <text:p>BTU</text:p>
              </table:table-cell>
              <table:table-cell/>
              <table:table-cell office:value-type="float" office:value="200" calcext:value-type="float">
                <text:p>200</text:p>
              </table:table-cell>
              <table:table-cell office:value-type="float" office:value="7.94" calcext:value-type="float">
                <text:p>7.94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590.5" calcext:value-type="float">
                <text:p>-1590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3/2014</text:p>
              </table:table-cell>
              <table:table-cell office:value-type="string" calcext:value-type="string">
                <text:p>ABUG5406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BTU</text:p>
              </table:table-cell>
              <table:table-cell office:value-type="string" calcext:value-type="string">
                <text:p>BTU</text:p>
              </table:table-cell>
              <table:table-cell/>
              <table:table-cell office:value-type="float" office:value="150" calcext:value-type="float">
                <text:p>150</text:p>
              </table:table-cell>
              <table:table-cell office:value-type="float" office:value="9.15" calcext:value-type="float">
                <text:p>9.15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1369.94" calcext:value-type="float">
                <text:p>1369.9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2/2014</text:p>
              </table:table-cell>
              <table:table-cell office:value-type="string" calcext:value-type="string">
                <text:p>ABUG5190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BTU</text:p>
              </table:table-cell>
              <table:table-cell office:value-type="string" calcext:value-type="string">
                <text:p>BTU</text:p>
              </table:table-cell>
              <table:table-cell/>
              <table:table-cell office:value-type="float" office:value="150" calcext:value-type="float">
                <text:p>150</text:p>
              </table:table-cell>
              <table:table-cell office:value-type="float" office:value="9.65" calcext:value-type="float">
                <text:p>9.6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450" calcext:value-type="float">
                <text:p>-1450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26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BTU</text:p>
              </table:table-cell>
              <table:table-cell office:value-type="string" calcext:value-type="string">
                <text:p>BTU</text:p>
              </table:table-cell>
              <table:table-cell/>
              <table:table-cell office:value-type="float" office:value="300" calcext:value-type="float">
                <text:p>300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25.5" calcext:value-type="float">
                <text:p>25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9/2014</text:p>
              </table:table-cell>
              <table:table-cell office:value-type="string" calcext:value-type="string">
                <text:p>ABUC9376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BTU</text:p>
              </table:table-cell>
              <table:table-cell office:value-type="string" calcext:value-type="string">
                <text:p>BTU</text:p>
              </table:table-cell>
              <table:table-cell/>
              <table:table-cell office:value-type="float" office:value="300" calcext:value-type="float">
                <text:p>300</text:p>
              </table:table-cell>
              <table:table-cell office:value-type="float" office:value="10.78" calcext:value-type="float">
                <text:p>10.78</text:p>
              </table:table-cell>
              <table:table-cell office:value-type="float" office:value="2.54" calcext:value-type="float">
                <text:p>2.54</text:p>
              </table:table-cell>
              <table:table-cell office:value-type="float" office:value="3231.38" calcext:value-type="float">
                <text:p>3231.38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03/2014</text:p>
              </table:table-cell>
              <table:table-cell office:value-type="string" calcext:value-type="string">
                <text:p>ABUB6615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BTU</text:p>
              </table:table-cell>
              <table:table-cell office:value-type="string" calcext:value-type="string">
                <text:p>BTU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0.64" calcext:value-type="float">
                <text:p>10.64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066.5" calcext:value-type="float">
                <text:p>-1066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03/2014</text:p>
              </table:table-cell>
              <table:table-cell office:value-type="string" calcext:value-type="string">
                <text:p>ABUB6383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BTU</text:p>
              </table:table-cell>
              <table:table-cell office:value-type="string" calcext:value-type="string">
                <text:p>BTU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0.64" calcext:value-type="float">
                <text:p>10.64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066.5" calcext:value-type="float">
                <text:p>-1066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03/2014</text:p>
              </table:table-cell>
              <table:table-cell office:value-type="string" calcext:value-type="string">
                <text:p>ABUB636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BTU</text:p>
              </table:table-cell>
              <table:table-cell office:value-type="string" calcext:value-type="string">
                <text:p>BTU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0.75" calcext:value-type="float">
                <text:p>10.7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077.5" calcext:value-type="float">
                <text:p>-1077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02/2014</text:p>
              </table:table-cell>
              <table:table-cell office:value-type="string" calcext:value-type="string">
                <text:p>ABTV6776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BTU</text:p>
              </table:table-cell>
              <table:table-cell office:value-type="string" calcext:value-type="string">
                <text:p>BTU</text:p>
              </table:table-cell>
              <table:table-cell/>
              <table:table-cell office:value-type="float" office:value="200" calcext:value-type="float">
                <text:p>200</text:p>
              </table:table-cell>
              <table:table-cell office:value-type="float" office:value="11.6" calcext:value-type="float">
                <text:p>11.6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2317.42" calcext:value-type="float">
                <text:p>2317.42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30/2014</text:p>
              </table:table-cell>
              <table:table-cell office:value-type="string" calcext:value-type="string">
                <text:p>ABTV6753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BTU</text:p>
              </table:table-cell>
              <table:table-cell office:value-type="string" calcext:value-type="string">
                <text:p>BTU</text:p>
              </table:table-cell>
              <table:table-cell/>
              <table:table-cell office:value-type="float" office:value="200" calcext:value-type="float">
                <text:p>200</text:p>
              </table:table-cell>
              <table:table-cell office:value-type="float" office:value="12.25" calcext:value-type="float">
                <text:p>12.2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452.5" calcext:value-type="float">
                <text:p>-2452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BTU Sum</text:p>
            </table:table-cell>
            <table:table-cell table:number-columns-repeated="4"/>
            <table:table-cell table:style-name="Result" table:formula="of:=SUBTOTAL(9;[.$K$295:.$K$305])" office:value-type="float" office:value="-215.82" calcext:value-type="float">
              <text:p>-215.82</text:p>
            </table:table-cell>
            <table:table-cell table:formula="of:=[.K306]-[.J306]" office:value-type="float" office:value="-215.82" calcext:value-type="float">
              <text:p>-215.82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08/07/2014</text:p>
              </table:table-cell>
              <table:table-cell office:value-type="string" calcext:value-type="string">
                <text:p>ABTF536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BSX</text:p>
              </table:table-cell>
              <table:table-cell office:value-type="string" calcext:value-type="string">
                <text:p>BSX</text:p>
              </table:table-cell>
              <table:table-cell/>
              <table:table-cell office:value-type="float" office:value="171" calcext:value-type="float">
                <text:p>171</text:p>
              </table:table-cell>
              <table:table-cell office:value-type="float" office:value="12.26" calcext:value-type="float">
                <text:p>12.26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2093.89" calcext:value-type="float">
                <text:p>2093.8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8/2015</text:p>
              </table:table-cell>
              <table:table-cell office:value-type="string" calcext:value-type="string">
                <text:p>ABUL7765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BSX</text:p>
              </table:table-cell>
              <table:table-cell office:value-type="string" calcext:value-type="string">
                <text:p>BSX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4.6" calcext:value-type="float">
                <text:p>14.6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457.45" calcext:value-type="float">
                <text:p>1457.4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6/2015</text:p>
              </table:table-cell>
              <table:table-cell office:value-type="string" calcext:value-type="string">
                <text:p>ABUL3704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BSX</text:p>
              </table:table-cell>
              <table:table-cell office:value-type="string" calcext:value-type="string">
                <text:p>BSX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3.61" calcext:value-type="float">
                <text:p>13.61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363.5" calcext:value-type="float">
                <text:p>-1363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BSX Sum</text:p>
            </table:table-cell>
            <table:table-cell table:number-columns-repeated="4"/>
            <table:table-cell table:style-name="Result" table:formula="of:=SUBTOTAL(9;[.$K$307:.$K$309])" office:value-type="float" office:value="2187.84" calcext:value-type="float">
              <text:p>2187.84</text:p>
            </table:table-cell>
            <table:table-cell table:formula="of:=[.K310]-[.J310]" office:value-type="float" office:value="2187.84" calcext:value-type="float">
              <text:p>2187.84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12/12/2014</text:p>
              </table:table-cell>
              <table:table-cell office:value-type="string" calcext:value-type="string">
                <text:p>ABUF690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BBRY</text:p>
              </table:table-cell>
              <table:table-cell office:value-type="string" calcext:value-type="string">
                <text:p>BBR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0.01" calcext:value-type="float">
                <text:p>10.01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998.46" calcext:value-type="float">
                <text:p>998.46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25/2014</text:p>
              </table:table-cell>
              <table:table-cell office:value-type="string" calcext:value-type="string">
                <text:p>ABUF662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BBRY</text:p>
              </table:table-cell>
              <table:table-cell office:value-type="string" calcext:value-type="string">
                <text:p>BBR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0.42" calcext:value-type="float">
                <text:p>10.42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044.5" calcext:value-type="float">
                <text:p>-1044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9/2014</text:p>
              </table:table-cell>
              <table:table-cell office:value-type="string" calcext:value-type="string">
                <text:p>ABUE3262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BBRY</text:p>
              </table:table-cell>
              <table:table-cell office:value-type="string" calcext:value-type="string">
                <text:p>BBR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0.21" calcext:value-type="float">
                <text:p>10.21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018.46" calcext:value-type="float">
                <text:p>1018.46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8/2014</text:p>
              </table:table-cell>
              <table:table-cell office:value-type="string" calcext:value-type="string">
                <text:p>ABUE311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BBRY</text:p>
              </table:table-cell>
              <table:table-cell office:value-type="string" calcext:value-type="string">
                <text:p>BBR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0.95" calcext:value-type="float">
                <text:p>10.9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097.5" calcext:value-type="float">
                <text:p>-1097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BBR Sum</text:p>
            </table:table-cell>
            <table:table-cell table:number-columns-repeated="4"/>
            <table:table-cell table:style-name="Result" table:formula="of:=SUBTOTAL(9;[.$K$311:.$K$314])" office:value-type="float" office:value="-125.08" calcext:value-type="float">
              <text:p>-125.08</text:p>
            </table:table-cell>
            <table:table-cell table:formula="of:=[.K315]-[.J315]" office:value-type="float" office:value="-125.08" calcext:value-type="float">
              <text:p>-125.08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08/21/2014</text:p>
              </table:table-cell>
              <table:table-cell office:value-type="string" calcext:value-type="string">
                <text:p>ABTO7222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AUY</text:p>
              </table:table-cell>
              <table:table-cell office:value-type="string" calcext:value-type="string">
                <text:p>AUY</text:p>
              </table:table-cell>
              <table:table-cell/>
              <table:table-cell office:value-type="float" office:value="200" calcext:value-type="float">
                <text:p>200</text:p>
              </table:table-cell>
              <table:table-cell office:value-type="float" office:value="8.47" calcext:value-type="float">
                <text:p>8.47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1691.44" calcext:value-type="float">
                <text:p>1691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8/06/2014</text:p>
              </table:table-cell>
              <table:table-cell office:value-type="string" calcext:value-type="string">
                <text:p>ABTM5701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AUY</text:p>
              </table:table-cell>
              <table:table-cell office:value-type="string" calcext:value-type="string">
                <text:p>AUY</text:p>
              </table:table-cell>
              <table:table-cell/>
              <table:table-cell office:value-type="float" office:value="200" calcext:value-type="float">
                <text:p>200</text:p>
              </table:table-cell>
              <table:table-cell office:value-type="float" office:value="8.65" calcext:value-type="float">
                <text:p>8.6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732.5" calcext:value-type="float">
                <text:p>-1732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10/2014</text:p>
              </table:table-cell>
              <table:table-cell office:value-type="string" calcext:value-type="string">
                <text:p>ABTH7845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AUY</text:p>
              </table:table-cell>
              <table:table-cell office:value-type="string" calcext:value-type="string">
                <text:p>AUY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8.25" calcext:value-type="float">
                <text:p>8.25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822.47" calcext:value-type="float">
                <text:p>822.47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10/2014</text:p>
              </table:table-cell>
              <table:table-cell office:value-type="string" calcext:value-type="string">
                <text:p>ABTH6983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AUY</text:p>
              </table:table-cell>
              <table:table-cell office:value-type="string" calcext:value-type="string">
                <text:p>AUY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8.48" calcext:value-type="float">
                <text:p>8.48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850.5" calcext:value-type="float">
                <text:p>-850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AUY Sum</text:p>
            </table:table-cell>
            <table:table-cell table:number-columns-repeated="4"/>
            <table:table-cell table:style-name="Result" table:formula="of:=SUBTOTAL(9;[.$K$316:.$K$319])" office:value-type="float" office:value="-69.0899999999999" calcext:value-type="float">
              <text:p>-69.09</text:p>
            </table:table-cell>
            <table:table-cell table:formula="of:=[.K320]-[.J320]" office:value-type="float" office:value="-69.0899999999999" calcext:value-type="float">
              <text:p>-69.09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12/15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AEM</text:p>
              </table:table-cell>
              <table:table-cell office:value-type="string" calcext:value-type="string">
                <text:p>AEM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8" calcext:value-type="float">
                <text:p>8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5/2014</text:p>
              </table:table-cell>
              <table:table-cell office:value-type="string" calcext:value-type="string">
                <text:p>ABUG7326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AEM</text:p>
              </table:table-cell>
              <table:table-cell office:value-type="string" calcext:value-type="string">
                <text:p>AEM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3.42" calcext:value-type="float">
                <text:p>23.42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339.43" calcext:value-type="float">
                <text:p>2339.4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1/2014</text:p>
              </table:table-cell>
              <table:table-cell office:value-type="string" calcext:value-type="string">
                <text:p>ABUD0621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AEM</text:p>
              </table:table-cell>
              <table:table-cell office:value-type="string" calcext:value-type="string">
                <text:p>AEM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3.6" calcext:value-type="float">
                <text:p>23.6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362.5" calcext:value-type="float">
                <text:p>-2362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23/2014</text:p>
              </table:table-cell>
              <table:table-cell office:value-type="string" calcext:value-type="string">
                <text:p>ABTY4706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AEM</text:p>
              </table:table-cell>
              <table:table-cell office:value-type="string" calcext:value-type="string">
                <text:p>AEM</text:p>
              </table:table-cell>
              <table:table-cell/>
              <table:table-cell office:value-type="float" office:value="80" calcext:value-type="float">
                <text:p>80</text:p>
              </table:table-cell>
              <table:table-cell office:value-type="float" office:value="28.61" calcext:value-type="float">
                <text:p>28.61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286.23" calcext:value-type="float">
                <text:p>2286.2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08/2014</text:p>
              </table:table-cell>
              <table:table-cell office:value-type="string" calcext:value-type="string">
                <text:p>ABTW9668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AEM</text:p>
              </table:table-cell>
              <table:table-cell office:value-type="string" calcext:value-type="string">
                <text:p>AEM</text:p>
              </table:table-cell>
              <table:table-cell/>
              <table:table-cell office:value-type="float" office:value="80" calcext:value-type="float">
                <text:p>80</text:p>
              </table:table-cell>
              <table:table-cell office:value-type="float" office:value="28.73" calcext:value-type="float">
                <text:p>28.73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300.9" calcext:value-type="float">
                <text:p>-2300.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03/2014</text:p>
              </table:table-cell>
              <table:table-cell office:value-type="string" calcext:value-type="string">
                <text:p>ABTW0178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AEM</text:p>
              </table:table-cell>
              <table:table-cell office:value-type="string" calcext:value-type="string">
                <text:p>AEM</text:p>
              </table:table-cell>
              <table:table-cell/>
              <table:table-cell office:value-type="float" office:value="70" calcext:value-type="float">
                <text:p>70</text:p>
              </table:table-cell>
              <table:table-cell office:value-type="float" office:value="28.67" calcext:value-type="float">
                <text:p>28.67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004.34" calcext:value-type="float">
                <text:p>2004.3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22/2014</text:p>
              </table:table-cell>
              <table:table-cell office:value-type="string" calcext:value-type="string">
                <text:p>ABTU4251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AEM</text:p>
              </table:table-cell>
              <table:table-cell office:value-type="string" calcext:value-type="string">
                <text:p>AEM</text:p>
              </table:table-cell>
              <table:table-cell/>
              <table:table-cell office:value-type="float" office:value="70" calcext:value-type="float">
                <text:p>70</text:p>
              </table:table-cell>
              <table:table-cell office:value-type="float" office:value="30.35" calcext:value-type="float">
                <text:p>30.3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27" calcext:value-type="float">
                <text:p>-2127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AEM Sum</text:p>
            </table:table-cell>
            <table:table-cell table:number-columns-repeated="4"/>
            <table:table-cell table:style-name="Result" table:formula="of:=SUBTOTAL(9;[.$K$321:.$K$327])" office:value-type="float" office:value="-152.4" calcext:value-type="float">
              <text:p>-152.4</text:p>
            </table:table-cell>
            <table:table-cell table:formula="of:=[.K328]-[.J328]" office:value-type="float" office:value="-152.4" calcext:value-type="float">
              <text:p>-152.4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12/15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ABX</text:p>
              </table:table-cell>
              <table:table-cell office:value-type="string" calcext:value-type="string">
                <text:p>ABX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5" calcext:value-type="float">
                <text:p>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5/2014</text:p>
              </table:table-cell>
              <table:table-cell office:value-type="string" calcext:value-type="string">
                <text:p>ABUG3062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ABX</text:p>
              </table:table-cell>
              <table:table-cell office:value-type="string" calcext:value-type="string">
                <text:p>ABX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1.71" calcext:value-type="float">
                <text:p>11.71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168.46" calcext:value-type="float">
                <text:p>1168.46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07/2014</text:p>
              </table:table-cell>
              <table:table-cell office:value-type="string" calcext:value-type="string">
                <text:p>ABUC3917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ABX</text:p>
              </table:table-cell>
              <table:table-cell office:value-type="string" calcext:value-type="string">
                <text:p>ABX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1.25" calcext:value-type="float">
                <text:p>11.2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127.5" calcext:value-type="float">
                <text:p>-1127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02/2014</text:p>
              </table:table-cell>
              <table:table-cell office:value-type="string" calcext:value-type="string">
                <text:p>ABTU4242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ABX</text:p>
              </table:table-cell>
              <table:table-cell office:value-type="string" calcext:value-type="string">
                <text:p>ABX</text:p>
              </table:table-cell>
              <table:table-cell/>
              <table:table-cell office:value-type="float" office:value="140" calcext:value-type="float">
                <text:p>140</text:p>
              </table:table-cell>
              <table:table-cell office:value-type="float" office:value="14.5" calcext:value-type="float">
                <text:p>14.5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2027.43" calcext:value-type="float">
                <text:p>2027.4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22/2014</text:p>
              </table:table-cell>
              <table:table-cell office:value-type="string" calcext:value-type="string">
                <text:p>ABTU4169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ABX</text:p>
              </table:table-cell>
              <table:table-cell office:value-type="string" calcext:value-type="string">
                <text:p>ABX</text:p>
              </table:table-cell>
              <table:table-cell/>
              <table:table-cell office:value-type="float" office:value="140" calcext:value-type="float">
                <text:p>140</text:p>
              </table:table-cell>
              <table:table-cell office:value-type="float" office:value="15.45" calcext:value-type="float">
                <text:p>15.4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65.5" calcext:value-type="float">
                <text:p>-2165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ABX Sum</text:p>
            </table:table-cell>
            <table:table-cell table:number-columns-repeated="4"/>
            <table:table-cell table:style-name="Result" table:formula="of:=SUBTOTAL(9;[.$K$329:.$K$333])" office:value-type="float" office:value="-92.1099999999997" calcext:value-type="float">
              <text:p>-92.11</text:p>
            </table:table-cell>
            <table:table-cell table:formula="of:=[.K334]-[.J334]" office:value-type="float" office:value="-92.1099999999997" calcext:value-type="float">
              <text:p>-92.11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12/17/2014</text:p>
              </table:table-cell>
              <table:table-cell office:value-type="string" calcext:value-type="string">
                <text:p>ABUI8312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AA</text:p>
              </table:table-cell>
              <table:table-cell office:value-type="string" calcext:value-type="string">
                <text:p>AA</text:p>
              </table:table-cell>
              <table:table-cell/>
              <table:table-cell office:value-type="float" office:value="150" calcext:value-type="float">
                <text:p>150</text:p>
              </table:table-cell>
              <table:table-cell office:value-type="float" office:value="14.82" calcext:value-type="float">
                <text:p>14.82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225.5" calcext:value-type="float">
                <text:p>-2225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02/2014</text:p>
              </table:table-cell>
              <table:table-cell office:value-type="string" calcext:value-type="string">
                <text:p>ABTV6855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AA</text:p>
              </table:table-cell>
              <table:table-cell office:value-type="string" calcext:value-type="string">
                <text:p>AA</text:p>
              </table:table-cell>
              <table:table-cell/>
              <table:table-cell office:value-type="float" office:value="150" calcext:value-type="float">
                <text:p>150</text:p>
              </table:table-cell>
              <table:table-cell office:value-type="float" office:value="15.29" calcext:value-type="float">
                <text:p>15.29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2290.92" calcext:value-type="float">
                <text:p>2290.92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30/2014</text:p>
              </table:table-cell>
              <table:table-cell office:value-type="string" calcext:value-type="string">
                <text:p>ABTV6811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AA</text:p>
              </table:table-cell>
              <table:table-cell office:value-type="string" calcext:value-type="string">
                <text:p>AA</text:p>
              </table:table-cell>
              <table:table-cell/>
              <table:table-cell office:value-type="float" office:value="150" calcext:value-type="float">
                <text:p>150</text:p>
              </table:table-cell>
              <table:table-cell office:value-type="float" office:value="16.31" calcext:value-type="float">
                <text:p>16.31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449" calcext:value-type="float">
                <text:p>-244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31/2014</text:p>
              </table:table-cell>
              <table:table-cell office:value-type="string" calcext:value-type="string">
                <text:p>ABTL1029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AA</text:p>
              </table:table-cell>
              <table:table-cell office:value-type="string" calcext:value-type="string">
                <text:p>AA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6.42" calcext:value-type="float">
                <text:p>16.42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639.45" calcext:value-type="float">
                <text:p>1639.4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13/2015</text:p>
              </table:table-cell>
              <table:table-cell office:value-type="string" calcext:value-type="string">
                <text:p>ABUM243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AA</text:p>
              </table:table-cell>
              <table:table-cell office:value-type="string" calcext:value-type="string">
                <text:p>AA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5.93" calcext:value-type="float">
                <text:p>15.93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590.45" calcext:value-type="float">
                <text:p>1590.4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12/2015</text:p>
              </table:table-cell>
              <table:table-cell office:value-type="string" calcext:value-type="string">
                <text:p>ABUM227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AA</text:p>
              </table:table-cell>
              <table:table-cell office:value-type="string" calcext:value-type="string">
                <text:p>AA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6.11" calcext:value-type="float">
                <text:p>16.11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613.5" calcext:value-type="float">
                <text:p>-1613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5/2015</text:p>
              </table:table-cell>
              <table:table-cell office:value-type="string" calcext:value-type="string">
                <text:p>ABUJ1408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AA</text:p>
              </table:table-cell>
              <table:table-cell office:value-type="string" calcext:value-type="string">
                <text:p>AA</text:p>
              </table:table-cell>
              <table:table-cell/>
              <table:table-cell office:value-type="float" office:value="150" calcext:value-type="float">
                <text:p>150</text:p>
              </table:table-cell>
              <table:table-cell office:value-type="float" office:value="15.27" calcext:value-type="float">
                <text:p>15.27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2287.92" calcext:value-type="float">
                <text:p>2287.92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AA Sum</text:p>
            </table:table-cell>
            <table:table-cell table:number-columns-repeated="4"/>
            <table:table-cell table:style-name="Result" table:formula="of:=SUBTOTAL(9;[.$K$335:.$K$341])" office:value-type="float" office:value="1520.74" calcext:value-type="float">
              <text:p>1520.74</text:p>
            </table:table-cell>
            <table:table-cell table:formula="of:=[.K342]-[.J342]" office:value-type="float" office:value="1520.74" calcext:value-type="float">
              <text:p>1520.74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08/18/2014</text:p>
              </table:table-cell>
              <table:table-cell table:number-columns-repeated="2"/>
              <table:table-cell office:value-type="string" calcext:value-type="string">
                <text:p>N&amp;A CHG ADDR</text:p>
              </table:table-cell>
              <table:table-cell table:number-columns-repeated="2"/>
              <table:table-cell table:number-columns-repeated="4" office:value-type="float" office:value="0" calcext:value-type="float">
                <text:p>0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11/2014</text:p>
              </table:table-cell>
              <table:table-cell/>
              <table:table-cell table:number-columns-repeated="2" office:value-type="string" calcext:value-type="string">
                <text:p>DIRECT ROLLOVER</text:p>
              </table:table-cell>
              <table:table-cell table:number-columns-repeated="2"/>
              <table:table-cell table:number-columns-repeated="3" office:value-type="float" office:value="0" calcext:value-type="float">
                <text:p>0</text:p>
              </table:table-cell>
              <table:table-cell office:value-type="float" office:value="30000" calcext:value-type="float">
                <text:p>30000</text:p>
              </table:table-cell>
              <table:table-cell table:formula="of:=SUM([.L3:.L342])" office:value-type="float" office:value="-854.810000000001" calcext:value-type="float">
                <text:p>-854.81</text:p>
              </table:table-cell>
              <table:table-cell table:number-columns-repeated="1012"/>
            </table:table-row>
            <table:table-row table:style-name="ro1">
              <table:table-cell/>
              <table:table-cell office:value-type="string" calcext:value-type="string">
                <text:p>11/17/2014</text:p>
              </table:table-cell>
              <table:table-cell table:number-columns-repeated="2"/>
              <table:table-cell office:value-type="string" calcext:value-type="string">
                <text:p>N&amp;A CHG REST</text:p>
              </table:table-cell>
              <table:table-cell table:number-columns-repeated="2"/>
              <table:table-cell table:number-columns-repeated="4" office:value-type="float" office:value="0" calcext:value-type="float">
                <text:p>0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24/2014</text:p>
              </table:table-cell>
              <table:table-cell/>
              <table:table-cell office:value-type="string" calcext:value-type="string">
                <text:p>EXPIRED</text:p>
              </table:table-cell>
              <table:table-cell office:value-type="string" calcext:value-type="string">
                <text:p>PUT LENNAR CORP $42 EXP 11/22/14</text:p>
              </table:table-cell>
              <table:table-cell table:number-columns-repeated="2"/>
              <table:table-cell office:value-type="float" office:value="-5" calcext:value-type="float">
                <text:p>-5</text:p>
              </table:table-cell>
              <table:table-cell table:number-columns-repeated="3" office:value-type="float" office:value="0" calcext:value-type="float">
                <text:p>0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28/2014</text:p>
              </table:table-cell>
              <table:table-cell/>
              <table:table-cell table:number-columns-repeated="2" office:value-type="string" calcext:value-type="string">
                <text:p>RETIREMENT ACCT FEE</text:p>
              </table:table-cell>
              <table:table-cell table:number-columns-repeated="2"/>
              <table:table-cell table:number-columns-repeated="3" office:value-type="float" office:value="0" calcext:value-type="float">
                <text:p>0</text:p>
              </table:table-cell>
              <table:table-cell office:value-type="float" office:value="-35" calcext:value-type="float">
                <text:p>-35</text:p>
              </table:table-cell>
              <table:table-cell table:number-columns-repeated="1013"/>
            </table:table-row>
            <table:table-row table:style-name="ro1">
              <table:table-cell table:number-columns-repeated="4"/>
              <table:table-cell office:value-type="string" calcext:value-type="string">
                <text:p>COMCAST CORP CL A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20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E M C CORP MASS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16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COMCAST CORP CL A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16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STEEL CORP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16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ALCOA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16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TUNIU CORP SPONSORED ADS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REPSTG CL A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15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ALCOA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15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FREEPORT MCMORAN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15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FREEPORT MCMORAN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15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NAT GAS FUND PAR $0.001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LTD PARTNERSHI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15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FREEPORT MCMORAN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15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ANNALY CAPITAL MANAGEMENT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14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PRINT CORP SER 1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13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AGATE TECHNOLOGY PL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13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BOSTON SCIENTIFIC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13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PRINT CORP SER 1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13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JUMEI INTL HLDG LTD SPONS ADR CL A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12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LINNCO LL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12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JINKOSOLAR HOLDING COMPANY LTD SPONSORED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ADR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12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AGATE TECHNOLOGY PL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12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AGATE TECHNOLOGY PL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12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AGATE TECHNOLOGY PL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12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LINNCO LL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12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PINNACLE FOODS INC DE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09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JINKOSOLAR HOLDING COMPANY LTD SPONSORED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ADR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09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FREEPORT MCMORAN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09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NAT GAS FUND PAR $0.001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LTD PARTNERSHI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09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E M C CORP MASS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09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BOSTON SCIENTIFIC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09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ANNALY CAPITAL MANAGEMENT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09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PINNACLE FOODS INC DE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09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COLGATE-PALMOLIVE COMPANY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09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E M C CORP MASS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09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JUMEI INTL HLDG LTD SPONS ADR CL A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08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JUMEI INTL HLDG LTD SPONS ADR CL A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08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JINKOSOLAR HOLDING COMPANY LTD SPONSORED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ADR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08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COLGATE-PALMOLIVE COMPANY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08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E M C CORP MASS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08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JUMEI INTL HLDG LTD SPONS ADR CL A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08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ALCOA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08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OIL FUND LTD PARTNERSHI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1/02/2015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JUNIPER NETWORKS INC 122314 50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23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PEABODY ENERGY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26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NAT GAS FUND PAR $0.001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LTD PARTNERSHI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24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WASTE MANAGEMENT INC DEL 121914 30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9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GOLDCORP INC NEW 121914 77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9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OIL FUND LTD PARTNERSHI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23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OIL FUND LTD PARTNERSHI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23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RITE AID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23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RITE AID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22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ENSCO PLC CL A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22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OIL FUND LTD PARTNERSHI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22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MGM RESORTS INTL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22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MGM RESORTS INTL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22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ENSCO PLC CL A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22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ALCOA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22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PEABODY ENERGY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22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MGM RESORTS INTL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22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RITE AID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9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RITE AID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9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RITE AID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9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RITE AID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9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NAT GAS FUND PAR $0.001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LTD PARTNERSHI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9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PINNACLE FOODS INC DE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8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NAT GAS FUND PAR $0.001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LTD PARTNERSHI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8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INTERPUBLIC GROUP COMPANY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121514 100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5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BARRICK GOLD CORP 121514 100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5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AGNICO-EAGLE MINES LTD 121514 100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5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WASTE MANAGEMENT INC DEL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7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ANDRIDGE ENERGY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7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BLACKBERRY LTD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7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COMCAST CORP CL A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7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NAT GAS FUND PAR $0.001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LTD PARTNERSHI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6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COMCAST CORP CL A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6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BARCLAYS BANK PLC IPATH S&amp;P 500 VIX SHORT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TERM ETN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6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MICROSOFT CORP 121114 50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1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AGL RESOURCES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5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CERNER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5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JUMEI INTL HLDG LTD SPONS ADR CL A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5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ANDRIDGE ENERGY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2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TRINA SOLAR LTD SPONSORED ADR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2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NAT GAS FUND PAR $0.001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LTD PARTNERSHI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2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JUNIPER NETWORKS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2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JUMEI INTL HLDG LTD SPONS ADR CL A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1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CERNER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1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CBS CORP NEW CL B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1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INTERPUBLIC GROUP COMPANY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1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TRINA SOLAR LTD SPONSORED ADR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1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STEEL CORP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1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JUMEI INTL HLDG LTD SPONS ADR CL A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1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HALLIBURTON COMPANY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1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NAT GAS FUND PAR $0.001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LTD PARTNERSHI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1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NEW ORIENTAL EDUCATION &amp; TECHNOLOGY GROUP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PONSORED ADR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1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BARCLAYS BANK PLC IPATH S&amp;P 500 VIX SHORT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TERM ETN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0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NAT GAS FUND PAR $0.001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LTD PARTNERSHI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0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BARCLAYS BANK PLC IPATH S&amp;P 500 VIX SHORT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TERM ETN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0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AGNICO-EAGLE MINES LTD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0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BARRICK GOLD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10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JUMEI INTL HLDG LTD SPONS ADR CL A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09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HALLIBURTON COMPANY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09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GOGO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09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MARKET VECTORS GOLD MINERS ETF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08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PEABODY ENERGY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08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STEEL CORP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08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GOGO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08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BARCLAYS BANK PLC IPATH S&amp;P 500 VIX SHORT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TERM ETN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08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PEABODY ENERGY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05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CBS CORP NEW CL B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05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ANDRIDGE ENERGY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05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WEYERHAEUSER COMPANY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04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ANDRIDGE ENERGY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04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STEEL CORP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04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PINNACLE FOODS INC DE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04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MARKET VECTORS GOLD MINERS ETF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04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MARKET VECTORS GOLD MINERS ETF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03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GOLDCORP INC NEW 112814 77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28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OIL FUND LTD PARTNERSHI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02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WEYERHAEUSER COMPANY 112614 80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26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PEABODY ENERGY CORP 112614 300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26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BLACKBERRY LTD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01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JUNIPER NETWORKS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2/01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MICROSOFT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28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WASTE MANAGEMENT INC DEL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28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OIL FUND LTD PARTNERSHI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28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STEEL CORP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24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PEABODY ENERGY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24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BLACKBERRY LTD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24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OIL FUND LTD PARTNERSHI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21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BLACKBERRY LTD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21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STEEL CORP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20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ROSS STORES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19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INTERPUBLIC GROUP COMPANY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18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WEYERHAEUSER COMPANY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18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WEYERHAEUSER COMPANY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17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MARKET VECTORS GOLD MINERS ETF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17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AGL RESOURCES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17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ENSCO PLC CL A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17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WEIBO CORP SPONSORED ADR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17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AGL RESOURCES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14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ENSCO PLC CL A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14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AGNICO-EAGLE MINES LTD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14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OIL FUND LTD PARTNERSHI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14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MARKET VECTORS GOLD MINERS ETF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14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MARKET VECTORS GOLD MINERS ETF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14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COMCAST CORP CL A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13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BARRICK GOLD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12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NEW ORIENTAL EDUCATION &amp; TECHNOLOGY GROUP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PONSORED ADR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13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AGL RESOURCES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13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OIL FUND LTD PARTNERSHI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13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MARKET VECTORS GOLD MINERS ETF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10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3D SYSTEMS CORP DEL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10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ANNALY CAPITAL MANAGEMENT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07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STEEL CORP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07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PEABODY ENERGY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06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PEABODY ENERGY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06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PEABODY ENERGY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06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MARKET VECTORS GOLD MINERS ETF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06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ANNALY CAPITAL MANAGEMENT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103114 100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31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MARKET VECTORS GOLD MINERS ETF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04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WABASH NATIONAL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1/03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COMCAST CORP CL A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30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GOLDCORP INC NEW 102414 77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24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STEEL CORP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28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NAT GAS FUND PAR $0.001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LTD PARTNERSHI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28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AGNICO-EAGLE MINES LTD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28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ANDRIDGE ENERGY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27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STEEL CORP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27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PUT LENNAR CORP $42 EXP 11/22/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21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3D SYSTEMS CORP DEL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23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DSW INC CLASS A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23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MICROSOFT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22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WEIBO CORP SPONSORED ADR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22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STEEL CORP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21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WABASH NATIONAL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21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DSW INC CLASS A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21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ANDRIDGE ENERGY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21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HALLIBURTON COMPANY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20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HALLIBURTON COMPANY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17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NEW ORIENTAL EDUCATION &amp; TECHNOLOGY GROUP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PONSORED ADR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17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EXELON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16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NEW ORIENTAL EDUCATION &amp; TECHNOLOGY GROUP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PONSORED ADR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16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ROSS STORES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16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JUMEI INTL HLDG LTD SPONS ADR CL A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16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JUMEI INTL HLDG LTD SPONS ADR CL A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16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NAT GAS FUND PAR $0.001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LTD PARTNERSHI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14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GOLDCORP INC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14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AGNICO-EAGLE MINES LTD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14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ENSCO PLC CL A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14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MARKET VECTORS GOLD MINERS ETF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09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ENSCO PLC CL A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09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MARKET VECTORS GOLD MINERS ETF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08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AGNICO-EAGLE MINES LTD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08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BARRICK GOLD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07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OIL FUND LTD PARTNERSHI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07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PEABODY ENERGY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07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ALCOA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07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OIL FUND LTD PARTNERSHI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06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EXELON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06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FEDL HOME LOAN MTG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06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TUNIU CORP SPONSORED ADS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REPSTG CL A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06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GT ADVANCED TECHS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06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ALCOA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03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MARKET VECTORS GOLD MINERS ETF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03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PEABODY ENERGY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03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MARKET VECTORS GOLD MINERS ETF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10/02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GOLDCORP INC NEW 092614 77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9/26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ANNALY CAPITAL MANAGEMENT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9/30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MARKET VECTORS GOLD MINERS ETF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9/30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WEYERHAEUSER COMPANY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9/30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GT ADVANCED TECHS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9/26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AGNICO-EAGLE MINES LTD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9/25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BARRICK GOLD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9/25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GOLDCORP INC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9/25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WEIBO CORP SPONSORED ADR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9/25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BARCLAYS BANK PLC IPATH S&amp;P 500 VIX SHORT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TERM ETN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9/24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TRANSOCEAN LIMITED NAMEN AKT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091714 50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9/17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CALL COMCAST CORP CL A $55 EXP 09/20/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9/17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9/11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ANNALY CAPITAL MANAGEMENT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9/15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WALT DISNEY CO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9/15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STEEL CORP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091014 50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9/10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PFIZER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9/12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TRANSOCEAN LIMITED NAMEN AKT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9/10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ANDRIDGE ENERGY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9/09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DSW INC CLASS A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9/09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GOLDCORP INC NEW 082914 77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8/29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TUNIU CORP SPONSORED ADS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REPSTG CL A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9/03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BARCLAYS BANK PLC IPATH S&amp;P 500 VIX SHORT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TERM ETN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9/02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CALL TRINA SOLAR LTD $13 EXP 09/20/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8/28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STEEL CORP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8/27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YAMANA GOLD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8/26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PFIZER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8/19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WALT DISNEY CO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8/19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ANNALY CAPITAL MANAGEMENT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8/18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BOSTON SCIENTIFIC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8/12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NAT GAS FUND PAR $0.001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LTD PARTNERSHI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8/12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ANDRIDGE ENERGY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8/12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TRANSOCEAN LIMITED NAMEN AKT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8/12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YAMANA GOLD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8/11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NAT GAS FUND PAR $0.001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LTD PARTNERSHI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8/11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DSW INC CLASS A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8/11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CALL TRINA SOLAR LTD $13 EXP 09/20/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8/06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NAT GAS FUND PAR $0.001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LTD PARTNERSHI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8/05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LENNAR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8/05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CBS CORP NEW CL B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8/05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ALCOA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8/05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PEPSICO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8/05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PEPSICO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8/04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TRINA SOLAR LTD SPONSORED ADR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8/04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CALL COMCAST CORP CL A $55 EXP 09/20/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7/30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LENNAR COR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8/01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TRINA SOLAR LTD SPONSORED ADR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8/01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STEEL CORP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8/01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CBS CORP NEW CL B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7/31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UNITED STATES NAT GAS FUND PAR $0.001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LTD PARTNERSHIP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7/30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GOLDCORP INC NEW 072514 77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7/25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YAMANA GOLD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7/15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3D SYSTEMS CORP DEL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7/15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YAMANA GOLD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7/15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WASTE MANAGEMENT INC DEL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7/15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GOLDCORP INC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7/14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WEIBO CORP SPONSORED ADR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7/14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3D SYSTEMS CORP DEL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7/11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WEIBO CORP SPONSORED ADR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7/11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3D SYSTEMS CORP DEL NEW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7/11/2014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GOGO INC</text:p>
              </table:table-cell>
              <table:table-cell table:number-columns-repeated="1019"/>
            </table:table-row>
            <table:table-row table:style-name="ro1">
              <table:table-cell table:number-columns-repeated="4"/>
              <table:table-cell office:value-type="string" calcext:value-type="string">
                <text:p>SETTLEMENT DATE: 07/10/2014</text:p>
              </table:table-cell>
              <table:table-cell table:number-columns-repeated="1019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(empty) Sum</text:p>
            </table:table-cell>
            <table:table-cell table:number-columns-repeated="4"/>
            <table:table-cell table:style-name="Result" table:formula="of:=SUBTOTAL(9;[.$K$343:.$K$913])" office:value-type="float" office:value="29965" calcext:value-type="float">
              <text:p>29965</text:p>
            </table:table-cell>
            <table:table-cell table:number-columns-repeated="1013"/>
          </table:table-row>
        </table:table-row-group>
        <table:table-row table:style-name="ro1">
          <table:table-cell table:number-columns-repeated="5"/>
          <table:table-cell table:style-name="Result" office:value-type="string" calcext:value-type="string">
            <text:p>Grand Total</text:p>
          </table:table-cell>
          <table:table-cell table:number-columns-repeated="4"/>
          <table:table-cell table:style-name="Result" table:formula="of:=SUBTOTAL(9;[.$K$3:.$K$914])" office:value-type="float" office:value="29371.39" calcext:value-type="float">
            <text:p>29371.39</text:p>
          </table:table-cell>
          <table:table-cell table:number-columns-repeated="1013"/>
        </table:table-row>
        <table:table-row table:style-name="ro1" table:number-rows-repeated="10476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DB__1" table:target-range-address="transaction_history_fmt.B2:transaction_history_fmt.AMJ915" table:contains-header="false">
          <table:sort table:bind-styles-to-content="false">
            <table:sort-by table:field-number="4" table:order="descending" table:data-type="automatic"/>
            <table:sort-by table:field-number="0" table:data-type="automatic"/>
          </table:sort>
          <table:subtotal-rules table:bind-styles-to-content="false">
            <table:sort-groups table:order="descending"/>
            <table:subtotal-rule table:group-by-field-number="5">
              <table:subtotal-field table:field-number="10" table:function="sum"/>
            </table:subtotal-rule>
          </table:subtotal-rules>
        </table:database-range>
        <table:database-range table:name="__Anonymous_Sheet_DB__0" table:target-range-address="transaction_history_fmt.B335:transaction_history_fmt.K34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0T23:51:42.537488809</dc:date>
    <meta:editing-duration>PT47M42S</meta:editing-duration>
    <meta:editing-cycles>22</meta:editing-cycles>
    <meta:generator>LibreOffice/4.3.5.2.0$Linux_X86_64 LibreOffice_project/430$Build-2</meta:generator>
    <meta:document-statistic meta:table-count="1" meta:cell-count="3181" meta:object-count="0"/>
  </office:meta>
</office:document-meta>
</file>